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4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159.99mm" svg:height="89.99mm" svg:x="382.62mm" svg:y="125.31mm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64.89mm" svg:y="124.25mm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83.71mm" svg:y="218.29mm">
            <loext:p draw:notify-on-update-of-ranges="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562.14mm" svg:y="224.39mm">
            <loext:p draw:notify-on-update-of-ranges="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17271</text:p>
          </table:table-cell>
          <table:table-cell table:formula="of:=LOG10([.E3])" office:value-type="float" office:value="1.26670196688409" calcext:value-type="float">
            <text:p>1.2667019668840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1402</text:p>
          </table:table-cell>
          <table:table-cell table:formula="of:=LOG10([.I3])" office:value-type="float" office:value="0.0128372247051722" calcext:value-type="float">
            <text:p>0.012837224705172</text:p>
          </table:table-cell>
          <table:table-cell table:formula="of:=LOG10([.J3])" office:value-type="float" office:value="0.461948495203762" calcext:value-type="float">
            <text:p>0.461948495203762</text:p>
          </table:table-cell>
          <table:table-cell table:formula="of:=LOG10([.K3])" office:value-type="float" office:value="-0.0170507114255013" calcext:value-type="float">
            <text:p>-0.017050711425501</text:p>
          </table:table-cell>
          <table:table-cell table:formula="of:=LOG10([.L3])" office:value-type="float" office:value="0.150756439860309" calcext:value-type="float">
            <text:p>0.150756439860309</text:p>
          </table:table-cell>
          <table:table-cell table:formula="of:=LOG10([.M3])" office:value-type="float" office:value="0.0817072700973492" calcext:value-type="float">
            <text:p>0.081707270097349</text:p>
          </table:table-cell>
          <table:table-cell table:formula="of:=LOG10([.N3])" office:value-type="float" office:value="0.147367107793786" calcext:value-type="float">
            <text:p>0.147367107793786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695493</text:p>
          </table:table-cell>
          <table:table-cell table:formula="of:=LOG10([.D4])" office:value-type="float" office:value="0.0655797147284484" calcext:value-type="float">
            <text:p>0.065579714728449</text:p>
          </table:table-cell>
          <table:table-cell table:formula="of:=LOG10([.E4])" office:value-type="float" office:value="0.465828815357436" calcext:value-type="float">
            <text:p>0.465828815357436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676953</text:p>
          </table:table-cell>
          <table:table-cell table:formula="of:=LOG10([.I4])" office:value-type="float" office:value="0.183554533618862" calcext:value-type="float">
            <text:p>0.183554533618862</text:p>
          </table:table-cell>
          <table:table-cell table:formula="of:=LOG10([.J4])" office:value-type="float" office:value="0.360593413565249" calcext:value-type="float">
            <text:p>0.360593413565249</text:p>
          </table:table-cell>
          <table:table-cell table:formula="of:=LOG10([.K4])" office:value-type="float" office:value="-0.0471107350890699" calcext:value-type="float">
            <text:p>-0.04711073508907</text:p>
          </table:table-cell>
          <table:table-cell table:formula="of:=LOG10([.L4])" office:value-type="float" office:value="0.0827853703164501" calcext:value-type="float">
            <text:p>0.08278537031645</text:p>
          </table:table-cell>
          <table:table-cell table:formula="of:=LOG10([.M4])" office:value-type="float" office:value="0.122870922864436" calcext:value-type="float">
            <text:p>0.122870922864436</text:p>
          </table:table-cell>
          <table:table-cell table:formula="of:=LOG10([.N4])" office:value-type="float" office:value="-0.0270107731446512" calcext:value-type="float">
            <text:p>-0.027010773144651</text:p>
          </table:table-cell>
          <table:table-cell table:formula="of:=LOG10([.O4])" office:value-type="float" office:value="0.186391215695493" calcext:value-type="float">
            <text:p>0.186391215695493</text:p>
          </table:table-cell>
          <table:table-cell table:formula="of:=LOG10([.P4])" office:value-type="float" office:value="-0.00174066157630127" calcext:value-type="float">
            <text:p>-0.00174066157630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38077</text:p>
          </table:table-cell>
          <table:table-cell table:formula="of:=LOG10([.D5])" office:value-type="float" office:value="0.0678145111618401" calcext:value-type="float">
            <text:p>0.06781451116184</text:p>
          </table:table-cell>
          <table:table-cell table:formula="of:=LOG10([.E5])" office:value-type="float" office:value="0.0606978403536117" calcext:value-type="float">
            <text:p>0.060697840353612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691729</text:p>
          </table:table-cell>
          <table:table-cell table:formula="of:=LOG10([.J5])" office:value-type="float" office:value="0.469380135849925" calcext:value-type="float">
            <text:p>0.469380135849925</text:p>
          </table:table-cell>
          <table:table-cell table:formula="of:=LOG10([.K5])" office:value-type="float" office:value="-0.0471591433242984" calcext:value-type="float">
            <text:p>-0.047159143324299</text:p>
          </table:table-cell>
          <table:table-cell table:formula="of:=LOG10([.L5])" office:value-type="float" office:value="0.0884904701823962" calcext:value-type="float">
            <text:p>0.088490470182396</text:p>
          </table:table-cell>
          <table:table-cell table:formula="of:=LOG10([.M5])" office:value-type="float" office:value="0.0958664534785426" calcext:value-type="float">
            <text:p>0.095866453478543</text:p>
          </table:table-cell>
          <table:table-cell table:formula="of:=LOG10([.N5])" office:value-type="float" office:value="0.0398105541483504" calcext:value-type="float">
            <text:p>0.03981055414835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6820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20143</text:p>
          </table:table-cell>
          <table:table-cell table:formula="of:=LOG10([.E8])" office:value-type="float" office:value="1.27067883614471" calcext:value-type="float">
            <text:p>1.2706788361447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198308</text:p>
          </table:table-cell>
          <table:table-cell table:formula="of:=LOG10([.I8])" office:value-type="float" office:value="0.0145205387579237" calcext:value-type="float">
            <text:p>0.014520538757924</text:p>
          </table:table-cell>
          <table:table-cell table:formula="of:=LOG10([.J8])" office:value-type="float" office:value="0.429913697763755" calcext:value-type="float">
            <text:p>0.429913697763755</text:p>
          </table:table-cell>
          <table:table-cell table:formula="of:=LOG10([.K8])" office:value-type="float" office:value="0.00689370794790046" calcext:value-type="float">
            <text:p>0.0068937079479</text:p>
          </table:table-cell>
          <table:table-cell table:formula="of:=LOG10([.L8])" office:value-type="float" office:value="-0.0691528083175029" calcext:value-type="float">
            <text:p>-0.069152808317503</text:p>
          </table:table-cell>
          <table:table-cell table:formula="of:=LOG10([.M8])" office:value-type="float" office:value="0.0216027160282422" calcext:value-type="float">
            <text:p>0.021602716028242</text:p>
          </table:table-cell>
          <table:table-cell table:formula="of:=LOG10([.N8])" office:value-type="float" office:value="-0.209785229756021" calcext:value-type="float">
            <text:p>-0.209785229756021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5904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38483</text:p>
          </table:table-cell>
          <table:table-cell table:formula="of:=LOG10([.D9])" office:value-type="float" office:value="0.0166155475571774" calcext:value-type="float">
            <text:p>0.016615547557177</text:p>
          </table:table-cell>
          <table:table-cell table:formula="of:=LOG10([.E9])" office:value-type="float" office:value="0.440436766105774" calcext:value-type="float">
            <text:p>0.440436766105774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28562</text:p>
          </table:table-cell>
          <table:table-cell table:formula="of:=LOG10([.I9])" office:value-type="float" office:value="0.223755453657241" calcext:value-type="float">
            <text:p>0.223755453657241</text:p>
          </table:table-cell>
          <table:table-cell table:formula="of:=LOG10([.J9])" office:value-type="float" office:value="0.301897717195208" calcext:value-type="float">
            <text:p>0.301897717195208</text:p>
          </table:table-cell>
          <table:table-cell table:formula="of:=LOG10([.K9])" office:value-type="float" office:value="-0.016960383953898" calcext:value-type="float">
            <text:p>-0.016960383953898</text:p>
          </table:table-cell>
          <table:table-cell table:formula="of:=LOG10([.L9])" office:value-type="float" office:value="-0.0297926411931453" calcext:value-type="float">
            <text:p>-0.029792641193145</text:p>
          </table:table-cell>
          <table:table-cell table:formula="of:=LOG10([.M9])" office:value-type="float" office:value="0.0425755124401906" calcext:value-type="float">
            <text:p>0.042575512440191</text:p>
          </table:table-cell>
          <table:table-cell table:formula="of:=LOG10([.N9])" office:value-type="float" office:value="-0.0184531949547638" calcext:value-type="float">
            <text:p>-0.018453194954764</text:p>
          </table:table-cell>
          <table:table-cell table:formula="of:=LOG10([.O9])" office:value-type="float" office:value="0.203304916138483" calcext:value-type="float">
            <text:p>0.203304916138483</text:p>
          </table:table-cell>
          <table:table-cell table:formula="of:=LOG10([.P9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23187</text:p>
          </table:table-cell>
          <table:table-cell table:formula="of:=LOG10([.D10])" office:value-type="float" office:value="-0.0037072814586785" calcext:value-type="float">
            <text:p>-0.003707281458679</text:p>
          </table:table-cell>
          <table:table-cell table:formula="of:=LOG10([.E10])" office:value-type="float" office:value="-0.068643849532072" calcext:value-type="float">
            <text:p>-0.068643849532072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873011</text:p>
          </table:table-cell>
          <table:table-cell table:formula="of:=LOG10([.J10])" office:value-type="float" office:value="0.412628520544375" calcext:value-type="float">
            <text:p>0.412628520544375</text:p>
          </table:table-cell>
          <table:table-cell table:formula="of:=LOG10([.K10])" office:value-type="float" office:value="-0.016960383953898" calcext:value-type="float">
            <text:p>-0.016960383953898</text:p>
          </table:table-cell>
          <table:table-cell table:formula="of:=LOG10([.L10])" office:value-type="float" office:value="0.105169427999332" calcext:value-type="float">
            <text:p>0.105169427999332</text:p>
          </table:table-cell>
          <table:table-cell table:formula="of:=LOG10([.M10])" office:value-type="float" office:value="0.0281644194244699" calcext:value-type="float">
            <text:p>0.02816441942447</text:p>
          </table:table-cell>
          <table:table-cell table:formula="of:=LOG10([.N10])" office:value-type="float" office:value="0.0232524596337114" calcext:value-type="float">
            <text:p>0.023252459633712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0877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295517</text:p>
          </table:table-cell>
          <table:table-cell table:formula="of:=LOG10([.C13])" office:value-type="float" office:value="0.560145839849048" calcext:value-type="float">
            <text:p>0.560145839849048</text:p>
          </table:table-cell>
          <table:table-cell table:formula="of:=LOG10([.D13])" office:value-type="float" office:value="0.186391215695493" calcext:value-type="float">
            <text:p>0.186391215695493</text:p>
          </table:table-cell>
          <table:table-cell table:formula="of:=LOG10([.E13])" office:value-type="float" office:value="-0.0568023699310736" calcext:value-type="float">
            <text:p>-0.056802369931074</text:p>
          </table:table-cell>
          <table:table-cell table:formula="of:=LOG10([.F13])" office:value-type="float" office:value="0.252367514459899" calcext:value-type="float">
            <text:p>0.252367514459899</text:p>
          </table:table-cell>
          <table:table-cell table:formula="of:=LOG10([.G13])" office:value-type="float" office:value="0.0398105541483504" calcext:value-type="float">
            <text:p>0.03981055414835</text:p>
          </table:table-cell>
          <table:table-cell table:formula="of:=LOG10([.H13])" office:value-type="float" office:value="0.75785134368558" calcext:value-type="float">
            <text:p>0.75785134368558</text:p>
          </table:table-cell>
          <table:table-cell table:formula="of:=LOG10([.I13])" office:value-type="float" office:value="0.0692980121155293" calcext:value-type="float">
            <text:p>0.069298012115529</text:p>
          </table:table-cell>
          <table:table-cell table:formula="of:=LOG10([.J13])" office:value-type="float" office:value="0.370698092575577" calcext:value-type="float">
            <text:p>0.370698092575577</text:p>
          </table:table-cell>
          <table:table-cell table:formula="of:=LOG10([.K13])" office:value-type="float" office:value="-0.0357875270301807" calcext:value-type="float">
            <text:p>-0.035787527030181</text:p>
          </table:table-cell>
          <table:table-cell table:formula="of:=LOG10([.L13])" office:value-type="float" office:value="0.0655797147284484" calcext:value-type="float">
            <text:p>0.065579714728449</text:p>
          </table:table-cell>
          <table:table-cell table:formula="of:=LOG10([.M13])" office:value-type="float" office:value="0.107209969647868" calcext:value-type="float">
            <text:p>0.107209969647868</text:p>
          </table:table-cell>
          <table:table-cell table:formula="of:=LOG10([.N13])" office:value-type="float" office:value="0.0610753236297918" calcext:value-type="float">
            <text:p>0.061075323629792</text:p>
          </table:table-cell>
          <table:table-cell table:formula="of:=LOG10([.O13])" office:value-type="float" office:value="0.560145839849048" calcext:value-type="float">
            <text:p>0.560145839849048</text:p>
          </table:table-cell>
          <table:table-cell table:formula="of:=LOG10([.P13])" office:value-type="float" office:value="-0.0315170514460649" calcext:value-type="float">
            <text:p>-0.0315170514460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1561</text:p>
          </table:table-cell>
          <table:table-cell table:formula="of:=LOG10([.C14])" office:value-type="float" office:value="0.750045312011767" calcext:value-type="float">
            <text:p>0.750045312011767</text:p>
          </table:table-cell>
          <table:table-cell table:formula="of:=LOG10([.D14])" office:value-type="float" office:value="0.106190897263415" calcext:value-type="float">
            <text:p>0.106190897263415</text:p>
          </table:table-cell>
          <table:table-cell table:formula="of:=LOG10([.E14])" office:value-type="float" office:value="0.229425847920695" calcext:value-type="float">
            <text:p>0.229425847920695</text:p>
          </table:table-cell>
          <table:table-cell table:formula="of:=LOG10([.F14])" office:value-type="float" office:value="0.392345155361204" calcext:value-type="float">
            <text:p>0.392345155361204</text:p>
          </table:table-cell>
          <table:table-cell table:formula="of:=LOG10([.G14])" office:value-type="float" office:value="-0.0805557895347631" calcext:value-type="float">
            <text:p>-0.080555789534763</text:p>
          </table:table-cell>
          <table:table-cell table:formula="of:=LOG10([.H14])" office:value-type="float" office:value="-0.47716468633947" calcext:value-type="float">
            <text:p>-0.47716468633947</text:p>
          </table:table-cell>
          <table:table-cell table:formula="of:=LOG10([.I14])" office:value-type="float" office:value="-0.00204599593059699" calcext:value-type="float">
            <text:p>-0.002045995930597</text:p>
          </table:table-cell>
          <table:table-cell table:formula="of:=LOG10([.J14])" office:value-type="float" office:value="0.351989455435632" calcext:value-type="float">
            <text:p>0.351989455435632</text:p>
          </table:table-cell>
          <table:table-cell table:formula="of:=LOG10([.K14])" office:value-type="float" office:value="0.0161973535124391" calcext:value-type="float">
            <text:p>0.016197353512439</text:p>
          </table:table-cell>
          <table:table-cell table:formula="of:=LOG10([.L14])" office:value-type="float" office:value="0.0281644194244699" calcext:value-type="float">
            <text:p>0.02816441942447</text:p>
          </table:table-cell>
          <table:table-cell table:formula="of:=LOG10([.M14])" office:value-type="float" office:value="0.1156105116743" calcext:value-type="float">
            <text:p>0.1156105116743</text:p>
          </table:table-cell>
          <table:table-cell table:formula="of:=LOG10([.N14])" office:value-type="float" office:value="-0.0261335501646217" calcext:value-type="float">
            <text:p>-0.026133550164622</text:p>
          </table:table-cell>
          <table:table-cell table:formula="of:=LOG10([.O14])" office:value-type="float" office:value="0.750045312011767" calcext:value-type="float">
            <text:p>0.750045312011767</text:p>
          </table:table-cell>
          <table:table-cell table:formula="of:=LOG10([.P14])" office:value-type="float" office:value="-0.0314236648245023" calcext:value-type="float">
            <text:p>-0.0314236648245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75778</text:p>
          </table:table-cell>
          <table:table-cell table:formula="of:=LOG10([.C15])" office:value-type="float" office:value="0.843668722979144" calcext:value-type="float">
            <text:p>0.843668722979144</text:p>
          </table:table-cell>
          <table:table-cell table:formula="of:=LOG10([.D15])" office:value-type="float" office:value="0.0881360887005513" calcext:value-type="float">
            <text:p>0.088136088700551</text:p>
          </table:table-cell>
          <table:table-cell table:formula="of:=LOG10([.E15])" office:value-type="float" office:value="0.0378247505883419" calcext:value-type="float">
            <text:p>0.037824750588342</text:p>
          </table:table-cell>
          <table:table-cell table:formula="of:=LOG10([.F15])" office:value-type="float" office:value="0.523095838252568" calcext:value-type="float">
            <text:p>0.523095838252568</text:p>
          </table:table-cell>
          <table:table-cell table:formula="of:=LOG10([.G15])" office:value-type="float" office:value="0.164650215934297" calcext:value-type="float">
            <text:p>0.164650215934297</text:p>
          </table:table-cell>
          <table:table-cell table:formula="of:=LOG10([.H15])" office:value-type="float" office:value="0.0622058088197126" calcext:value-type="float">
            <text:p>0.062205808819713</text:p>
          </table:table-cell>
          <table:table-cell table:formula="of:=LOG10([.I15])" office:value-type="float" office:value="0.0484418035504045" calcext:value-type="float">
            <text:p>0.048441803550405</text:p>
          </table:table-cell>
          <table:table-cell table:formula="of:=LOG10([.J15])" office:value-type="float" office:value="0.113943352306837" calcext:value-type="float">
            <text:p>0.113943352306837</text:p>
          </table:table-cell>
          <table:table-cell table:formula="of:=LOG10([.K15])" office:value-type="float" office:value="-0.0558135387163125" calcext:value-type="float">
            <text:p>-0.055813538716313</text:p>
          </table:table-cell>
          <table:table-cell table:formula="of:=LOG10([.L15])" office:value-type="float" office:value="0.0835026198302674" calcext:value-type="float">
            <text:p>0.083502619830267</text:p>
          </table:table-cell>
          <table:table-cell table:formula="of:=LOG10([.M15])" office:value-type="float" office:value="0.192846115188842" calcext:value-type="float">
            <text:p>0.192846115188842</text:p>
          </table:table-cell>
          <table:table-cell table:formula="of:=LOG10([.N15])" office:value-type="float" office:value="0.0174507295105361" calcext:value-type="float">
            <text:p>0.017450729510536</text:p>
          </table:table-cell>
          <table:table-cell table:formula="of:=LOG10([.O15])" office:value-type="float" office:value="0.560145839849048" calcext:value-type="float">
            <text:p>0.560145839849048</text:p>
          </table:table-cell>
          <table:table-cell table:formula="of:=LOG10([.P15])" office:value-type="float" office:value="-0.0342340358173138" calcext:value-type="float">
            <text:p>-0.034234035817314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0379</text:p>
          </table:table-cell>
          <table:table-cell table:formula="of:=LOG10([.C18])" office:value-type="float" office:value="0.426836453803508" calcext:value-type="float">
            <text:p>0.426836453803508</text:p>
          </table:table-cell>
          <table:table-cell table:formula="of:=LOG10([.D18])" office:value-type="float" office:value="0.172310968521954" calcext:value-type="float">
            <text:p>0.172310968521954</text:p>
          </table:table-cell>
          <table:table-cell table:formula="of:=LOG10([.E18])" office:value-type="float" office:value="-0.0215455666347714" calcext:value-type="float">
            <text:p>-0.021545566634771</text:p>
          </table:table-cell>
          <table:table-cell table:formula="of:=LOG10([.F18])" office:value-type="float" office:value="0.232742062720737" calcext:value-type="float">
            <text:p>0.232742062720737</text:p>
          </table:table-cell>
          <table:table-cell table:formula="of:=LOG10([.G18])" office:value-type="float" office:value="0.00902574208691021" calcext:value-type="float">
            <text:p>0.00902574208691</text:p>
          </table:table-cell>
          <table:table-cell table:formula="of:=LOG10([.H18])" office:value-type="float" office:value="0.793580867368156" calcext:value-type="float">
            <text:p>0.793580867368156</text:p>
          </table:table-cell>
          <table:table-cell table:formula="of:=LOG10([.I18])" office:value-type="float" office:value="0.0386201619497028" calcext:value-type="float">
            <text:p>0.038620161949703</text:p>
          </table:table-cell>
          <table:table-cell table:formula="of:=LOG10([.J18])" office:value-type="float" office:value="0.413132050434872" calcext:value-type="float">
            <text:p>0.413132050434872</text:p>
          </table:table-cell>
          <table:table-cell table:formula="of:=LOG10([.K18])" office:value-type="float" office:value="-0.0293742233117054" calcext:value-type="float">
            <text:p>-0.029374223311706</text:p>
          </table:table-cell>
          <table:table-cell table:formula="of:=LOG10([.L18])" office:value-type="float" office:value="-0.0611801749737897" calcext:value-type="float">
            <text:p>-0.06118017497379</text:p>
          </table:table-cell>
          <table:table-cell table:formula="of:=LOG10([.M18])" office:value-type="float" office:value="0.0515383905153274" calcext:value-type="float">
            <text:p>0.051538390515327</text:p>
          </table:table-cell>
          <table:table-cell table:formula="of:=LOG10([.N18])" office:value-type="float" office:value="-0.0311436253853076" calcext:value-type="float">
            <text:p>-0.031143625385308</text:p>
          </table:table-cell>
          <table:table-cell table:formula="of:=LOG10([.O18])" office:value-type="float" office:value="0.426836453803508" calcext:value-type="float">
            <text:p>0.426836453803508</text:p>
          </table:table-cell>
          <table:table-cell table:formula="of:=LOG10([.P18])" office:value-type="float" office:value="-0.00806545028105216" calcext:value-type="float">
            <text:p>-0.008065450281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86657</text:p>
          </table:table-cell>
          <table:table-cell table:formula="of:=LOG10([.C19])" office:value-type="float" office:value="0.566673137606117" calcext:value-type="float">
            <text:p>0.566673137606117</text:p>
          </table:table-cell>
          <table:table-cell table:formula="of:=LOG10([.D19])" office:value-type="float" office:value="0.0948203803547999" calcext:value-type="float">
            <text:p>0.0948203803548</text:p>
          </table:table-cell>
          <table:table-cell table:formula="of:=LOG10([.E19])" office:value-type="float" office:value="0.300378064870702" calcext:value-type="float">
            <text:p>0.300378064870702</text:p>
          </table:table-cell>
          <table:table-cell table:formula="of:=LOG10([.F19])" office:value-type="float" office:value="0.366236123718293" calcext:value-type="float">
            <text:p>0.366236123718293</text:p>
          </table:table-cell>
          <table:table-cell table:formula="of:=LOG10([.G19])" office:value-type="float" office:value="-0.078209514341813" calcext:value-type="float">
            <text:p>-0.078209514341813</text:p>
          </table:table-cell>
          <table:table-cell table:formula="of:=LOG10([.H19])" office:value-type="float" office:value="-0.447088549783491" calcext:value-type="float">
            <text:p>-0.447088549783491</text:p>
          </table:table-cell>
          <table:table-cell table:formula="of:=LOG10([.I19])" office:value-type="float" office:value="-0.0118425274432471" calcext:value-type="float">
            <text:p>-0.011842527443247</text:p>
          </table:table-cell>
          <table:table-cell table:formula="of:=LOG10([.J19])" office:value-type="float" office:value="0.359456020120987" calcext:value-type="float">
            <text:p>0.359456020120987</text:p>
          </table:table-cell>
          <table:table-cell table:formula="of:=LOG10([.K19])" office:value-type="float" office:value="0.00389116623691048" calcext:value-type="float">
            <text:p>0.00389116623691</text:p>
          </table:table-cell>
          <table:table-cell table:formula="of:=LOG10([.L19])" office:value-type="float" office:value="-0.0224592940534652" calcext:value-type="float">
            <text:p>-0.022459294053465</text:p>
          </table:table-cell>
          <table:table-cell table:formula="of:=LOG10([.M19])" office:value-type="float" office:value="0.208441356438567" calcext:value-type="float">
            <text:p>0.208441356438567</text:p>
          </table:table-cell>
          <table:table-cell table:formula="of:=LOG10([.N19])" office:value-type="float" office:value="-0.0158779171388898" calcext:value-type="float">
            <text:p>-0.01587791713889</text:p>
          </table:table-cell>
          <table:table-cell table:formula="of:=LOG10([.O19])" office:value-type="float" office:value="0.566673137606117" calcext:value-type="float">
            <text:p>0.566673137606117</text:p>
          </table:table-cell>
          <table:table-cell table:formula="of:=LOG10([.P19])" office:value-type="float" office:value="-0.0146633582643872" calcext:value-type="float">
            <text:p>-0.014663358264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49783</text:p>
          </table:table-cell>
          <table:table-cell table:formula="of:=LOG10([.C20])" office:value-type="float" office:value="0.918344928962275" calcext:value-type="float">
            <text:p>0.918344928962275</text:p>
          </table:table-cell>
          <table:table-cell table:formula="of:=LOG10([.D20])" office:value-type="float" office:value="0.0806264869218057" calcext:value-type="float">
            <text:p>0.080626486921806</text:p>
          </table:table-cell>
          <table:table-cell table:formula="of:=LOG10([.E20])" office:value-type="float" office:value="0.0297894708318556" calcext:value-type="float">
            <text:p>0.029789470831856</text:p>
          </table:table-cell>
          <table:table-cell table:formula="of:=LOG10([.F20])" office:value-type="float" office:value="0.492900011108703" calcext:value-type="float">
            <text:p>0.492900011108703</text:p>
          </table:table-cell>
          <table:table-cell table:formula="of:=LOG10([.G20])" office:value-type="float" office:value="0.134177107576766" calcext:value-type="float">
            <text:p>0.134177107576766</text:p>
          </table:table-cell>
          <table:table-cell table:formula="of:=LOG10([.H20])" office:value-type="float" office:value="0.086003705618382" calcext:value-type="float">
            <text:p>0.086003705618382</text:p>
          </table:table-cell>
          <table:table-cell table:formula="of:=LOG10([.I20])" office:value-type="float" office:value="-0.00802120900541637" calcext:value-type="float">
            <text:p>-0.008021209005416</text:p>
          </table:table-cell>
          <table:table-cell table:formula="of:=LOG10([.J20])" office:value-type="float" office:value="0.149527013754348" calcext:value-type="float">
            <text:p>0.149527013754348</text:p>
          </table:table-cell>
          <table:table-cell table:formula="of:=LOG10([.K20])" office:value-type="float" office:value="-0.0487110627223279" calcext:value-type="float">
            <text:p>-0.048711062722328</text:p>
          </table:table-cell>
          <table:table-cell table:formula="of:=LOG10([.L20])" office:value-type="float" office:value="0.024895960107485" calcext:value-type="float">
            <text:p>0.024895960107485</text:p>
          </table:table-cell>
          <table:table-cell table:formula="of:=LOG10([.M20])" office:value-type="float" office:value="0.229937685907934" calcext:value-type="float">
            <text:p>0.229937685907934</text:p>
          </table:table-cell>
          <table:table-cell table:formula="of:=LOG10([.N20])" office:value-type="float" office:value="0.00774777800073995" calcext:value-type="float">
            <text:p>0.00774777800074</text:p>
          </table:table-cell>
          <table:table-cell table:formula="of:=LOG10([.O20])" office:value-type="float" office:value="0.426836453803508" calcext:value-type="float">
            <text:p>0.426836453803508</text:p>
          </table:table-cell>
          <table:table-cell table:formula="of:=LOG10([.P20])" office:value-type="float" office:value="-0.00700490156865849" calcext:value-type="float">
            <text:p>-0.007004901568658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159.99mm" svg:height="89.99mm" svg:x="377.93mm" svg:y="94.49mm">
            <loext:p draw:notify-on-update-of-ranges="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51.4mm" svg:y="92.37mm">
            <loext:p draw:notify-on-update-of-ranges="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77.66mm" svg:y="193.04mm">
            <loext:p draw:notify-on-update-of-ranges="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548.64mm" svg:y="191.99mm">
            <loext:p draw:notify-on-update-of-ranges="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363537</text:p>
          </table:table-cell>
          <table:table-cell table:formula="of:=LOG10([.D3])" office:value-type="float" office:value="0.374931553978188" calcext:value-type="float">
            <text:p>0.374931553978188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05575</text:p>
          </table:table-cell>
          <table:table-cell table:formula="of:=LOG10([.I3])" office:value-type="float" office:value="-0.484523558617624" calcext:value-type="float">
            <text:p>-0.484523558617624</text:p>
          </table:table-cell>
          <table:table-cell table:formula="of:=LOG10([.J3])" office:value-type="float" office:value="0.0899051114393979" calcext:value-type="float">
            <text:p>0.089905111439398</text:p>
          </table:table-cell>
          <table:table-cell table:formula="of:=LOG10([.K3])" office:value-type="float" office:value="-0.168834366090557" calcext:value-type="float">
            <text:p>-0.168834366090557</text:p>
          </table:table-cell>
          <table:table-cell table:formula="of:=LOG10([.L3])" office:value-type="float" office:value="0.0591846176313711" calcext:value-type="float">
            <text:p>0.059184617631371</text:p>
          </table:table-cell>
          <table:table-cell table:formula="of:=LOG10([.M3])" office:value-type="float" office:value="0.120902817614527" calcext:value-type="float">
            <text:p>0.120902817614527</text:p>
          </table:table-cell>
          <table:table-cell table:formula="of:=LOG10([.N3])" office:value-type="float" office:value="0.227886704613674" calcext:value-type="float">
            <text:p>0.227886704613674</text:p>
          </table:table-cell>
          <table:table-cell table:formula="of:=LOG10([.O3])" office:value-type="float" office:value="0.0310042813635368" calcext:value-type="float">
            <text:p>0.031004281363537</text:p>
          </table:table-cell>
          <table:table-cell table:formula="of:=LOG10([.P3])" office:value-type="float" office:value="-0.315423912611545" calcext:value-type="float">
            <text:p>-0.3154239126115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4012</text:p>
          </table:table-cell>
          <table:table-cell table:formula="of:=LOG10([.D4])" office:value-type="float" office:value="-0.350762527650393" calcext:value-type="float">
            <text:p>-0.350762527650393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87633</text:p>
          </table:table-cell>
          <table:table-cell table:formula="of:=LOG10([.I4])" office:value-type="float" office:value="1.25285303097989" calcext:value-type="float">
            <text:p>1.25285303097989</text:p>
          </table:table-cell>
          <table:table-cell table:formula="of:=LOG10([.J4])" office:value-type="float" office:value="0.267875419318898" calcext:value-type="float">
            <text:p>0.267875419318898</text:p>
          </table:table-cell>
          <table:table-cell table:formula="of:=LOG10([.K4])" office:value-type="float" office:value="-0.0899628764469492" calcext:value-type="float">
            <text:p>-0.089962876446949</text:p>
          </table:table-cell>
          <table:table-cell table:formula="of:=LOG10([.L4])" office:value-type="float" office:value="-0.191924131908693" calcext:value-type="float">
            <text:p>-0.191924131908693</text:p>
          </table:table-cell>
          <table:table-cell table:formula="of:=LOG10([.M4])" office:value-type="float" office:value="0.191171455728558" calcext:value-type="float">
            <text:p>0.191171455728558</text:p>
          </table:table-cell>
          <table:table-cell table:formula="of:=LOG10([.N4])" office:value-type="float" office:value="0.102433705681336" calcext:value-type="float">
            <text:p>0.102433705681336</text:p>
          </table:table-cell>
          <table:table-cell table:formula="of:=LOG10([.O4])" office:value-type="float" office:value="0.0704073217401197" calcext:value-type="float">
            <text:p>0.07040732174012</text:p>
          </table:table-cell>
          <table:table-cell table:formula="of:=LOG10([.P4])" office:value-type="float" office:value="0.0394141191761371" calcext:value-type="float">
            <text:p>0.03941411917613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25753</text:p>
          </table:table-cell>
          <table:table-cell table:formula="of:=LOG10([.D5])" office:value-type="float" office:value="0.851991747962157" calcext:value-type="float">
            <text:p>0.851991747962157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27684</text:p>
          </table:table-cell>
          <table:table-cell table:formula="of:=LOG10([.I5])" office:value-type="float" office:value="0.462996612028056" calcext:value-type="float">
            <text:p>0.462996612028056</text:p>
          </table:table-cell>
          <table:table-cell table:formula="of:=LOG10([.J5])" office:value-type="float" office:value="0.064083435963596" calcext:value-type="float">
            <text:p>0.064083435963596</text:p>
          </table:table-cell>
          <table:table-cell table:formula="of:=LOG10([.K5])" office:value-type="float" office:value="0.177824971864682" calcext:value-type="float">
            <text:p>0.177824971864682</text:p>
          </table:table-cell>
          <table:table-cell table:formula="of:=LOG10([.L5])" office:value-type="float" office:value="-0.0735546521816106" calcext:value-type="float">
            <text:p>-0.073554652181611</text:p>
          </table:table-cell>
          <table:table-cell table:formula="of:=LOG10([.M5])" office:value-type="float" office:value="0.144885418287142" calcext:value-type="float">
            <text:p>0.144885418287142</text:p>
          </table:table-cell>
          <table:table-cell table:formula="of:=LOG10([.N5])" office:value-type="float" office:value="0.799478398837981" calcext:value-type="float">
            <text:p>0.799478398837981</text:p>
          </table:table-cell>
          <table:table-cell table:formula="of:=LOG10([.O5])" office:value-type="float" office:value="-0.0890555942500211" calcext:value-type="float">
            <text:p>-0.089055594250021</text:p>
          </table:table-cell>
          <table:table-cell table:formula="of:=LOG10([.P5])" office:value-type="float" office:value="-0.128719027142027" calcext:value-type="float">
            <text:p>-0.12871902714202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40191</text:p>
          </table:table-cell>
          <table:table-cell table:formula="of:=LOG10([.D8])" office:value-type="float" office:value="0.497620649781288" calcext:value-type="float">
            <text:p>0.49762064978128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88247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68989</text:p>
          </table:table-cell>
          <table:table-cell table:formula="of:=LOG10([.I8])" office:value-type="float" office:value="-0.492144128304169" calcext:value-type="float">
            <text:p>-0.492144128304169</text:p>
          </table:table-cell>
          <table:table-cell table:formula="of:=LOG10([.J8])" office:value-type="float" office:value="0.0944711286416447" calcext:value-type="float">
            <text:p>0.094471128641645</text:p>
          </table:table-cell>
          <table:table-cell table:formula="of:=LOG10([.K8])" office:value-type="float" office:value="-0.148374796846691" calcext:value-type="float">
            <text:p>-0.148374796846691</text:p>
          </table:table-cell>
          <table:table-cell table:formula="of:=LOG10([.L8])" office:value-type="float" office:value="-0.389126999619948" calcext:value-type="float">
            <text:p>-0.389126999619948</text:p>
          </table:table-cell>
          <table:table-cell table:formula="of:=LOG10([.M8])" office:value-type="float" office:value="0.0334237554869497" calcext:value-type="float">
            <text:p>0.03342375548695</text:p>
          </table:table-cell>
          <table:table-cell table:formula="of:=LOG10([.N8])" office:value-type="float" office:value="0.207634367388961" calcext:value-type="float">
            <text:p>0.207634367388961</text:p>
          </table:table-cell>
          <table:table-cell table:formula="of:=LOG10([.O8])" office:value-type="float" office:value="0.0425755124401906" calcext:value-type="float">
            <text:p>0.042575512440191</text:p>
          </table:table-cell>
          <table:table-cell table:formula="of:=LOG10([.P8])" office:value-type="float" office:value="-0.125924254776965" calcext:value-type="float">
            <text:p>-0.1259242547769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086295</text:p>
          </table:table-cell>
          <table:table-cell table:formula="of:=LOG10([.D9])" office:value-type="float" office:value="-0.372634143407267" calcext:value-type="float">
            <text:p>-0.372634143407267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4169</text:p>
          </table:table-cell>
          <table:table-cell table:formula="of:=LOG10([.I9])" office:value-type="float" office:value="1.33405144034689" calcext:value-type="float">
            <text:p>1.33405144034689</text:p>
          </table:table-cell>
          <table:table-cell table:formula="of:=LOG10([.J9])" office:value-type="float" office:value="0.211921084308509" calcext:value-type="float">
            <text:p>0.211921084308509</text:p>
          </table:table-cell>
          <table:table-cell table:formula="of:=LOG10([.K9])" office:value-type="float" office:value="-0.0854981771726859" calcext:value-type="float">
            <text:p>-0.085498177172686</text:p>
          </table:table-cell>
          <table:table-cell table:formula="of:=LOG10([.L9])" office:value-type="float" office:value="0.0330214446829107" calcext:value-type="float">
            <text:p>0.033021444682911</text:p>
          </table:table-cell>
          <table:table-cell table:formula="of:=LOG10([.M9])" office:value-type="float" office:value="0.0170333392987804" calcext:value-type="float">
            <text:p>0.01703333929878</text:p>
          </table:table-cell>
          <table:table-cell table:formula="of:=LOG10([.N9])" office:value-type="float" office:value="0.0799044676667207" calcext:value-type="float">
            <text:p>0.079904467666721</text:p>
          </table:table-cell>
          <table:table-cell table:formula="of:=LOG10([.O9])" office:value-type="float" office:value="0.0362295440862945" calcext:value-type="float">
            <text:p>0.036229544086295</text:p>
          </table:table-cell>
          <table:table-cell table:formula="of:=LOG10([.P9])" office:value-type="float" office:value="0.162564406523019" calcext:value-type="float">
            <text:p>0.16256440652301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25577</text:p>
          </table:table-cell>
          <table:table-cell table:formula="of:=LOG10([.D10])" office:value-type="float" office:value="0.965389870215122" calcext:value-type="float">
            <text:p>0.96538987021512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47719</text:p>
          </table:table-cell>
          <table:table-cell table:formula="of:=LOG10([.I10])" office:value-type="float" office:value="0.213252052196397" calcext:value-type="float">
            <text:p>0.213252052196397</text:p>
          </table:table-cell>
          <table:table-cell table:formula="of:=LOG10([.J10])" office:value-type="float" office:value="-0.0354575339208631" calcext:value-type="float">
            <text:p>-0.035457533920863</text:p>
          </table:table-cell>
          <table:table-cell table:formula="of:=LOG10([.K10])" office:value-type="float" office:value="-0.555018887912055" calcext:value-type="float">
            <text:p>-0.555018887912055</text:p>
          </table:table-cell>
          <table:table-cell table:formula="of:=LOG10([.L10])" office:value-type="float" office:value="-0.3902988976206" calcext:value-type="float">
            <text:p>-0.3902988976206</text:p>
          </table:table-cell>
          <table:table-cell table:formula="of:=LOG10([.M10])" office:value-type="float" office:value="0.0534626049254553" calcext:value-type="float">
            <text:p>0.053462604925455</text:p>
          </table:table-cell>
          <table:table-cell table:formula="of:=LOG10([.N10])" office:value-type="float" office:value="0.408748606184244" calcext:value-type="float">
            <text:p>0.408748606184244</text:p>
          </table:table-cell>
          <table:table-cell table:formula="of:=LOG10([.O10])" office:value-type="float" office:value="-0.128193635541271" calcext:value-type="float">
            <text:p>-0.128193635541271</text:p>
          </table:table-cell>
          <table:table-cell table:formula="of:=LOG10([.P10])" office:value-type="float" office:value="0.109915863023793" calcext:value-type="float">
            <text:p>0.10991586302379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0059</text:p>
          </table:table-cell>
          <table:table-cell table:formula="of:=LOG10([.C13])" office:value-type="float" office:value="0.0464951643347083" calcext:value-type="float">
            <text:p>0.046495164334708</text:p>
          </table:table-cell>
          <table:table-cell table:formula="of:=LOG10([.D13])" office:value-type="float" office:value="0.683407299132095" calcext:value-type="float">
            <text:p>0.683407299132095</text:p>
          </table:table-cell>
          <table:table-cell table:formula="of:=LOG10([.E13])" office:value-type="float" office:value="-0.256255121407539" calcext:value-type="float">
            <text:p>-0.256255121407539</text:p>
          </table:table-cell>
          <table:table-cell table:formula="of:=LOG10([.F13])" office:value-type="float" office:value="2.54145442874759" calcext:value-type="float">
            <text:p>2.54145442874759</text:p>
          </table:table-cell>
          <table:table-cell table:formula="of:=LOG10([.G13])" office:value-type="float" office:value="2.64295887940979" calcext:value-type="float">
            <text:p>2.64295887940979</text:p>
          </table:table-cell>
          <table:table-cell table:formula="of:=LOG10([.H13])" office:value-type="float" office:value="-1.15125681810432" calcext:value-type="float">
            <text:p>-1.15125681810432</text:p>
          </table:table-cell>
          <table:table-cell table:formula="of:=LOG10([.I13])" office:value-type="float" office:value="-0.349012905616555" calcext:value-type="float">
            <text:p>-0.349012905616555</text:p>
          </table:table-cell>
          <table:table-cell table:formula="of:=LOG10([.J13])" office:value-type="float" office:value="0.084576277934331" calcext:value-type="float">
            <text:p>0.084576277934331</text:p>
          </table:table-cell>
          <table:table-cell table:formula="of:=LOG10([.K13])" office:value-type="float" office:value="-0.0422490891227208" calcext:value-type="float">
            <text:p>-0.042249089122721</text:p>
          </table:table-cell>
          <table:table-cell table:formula="of:=LOG10([.L13])" office:value-type="float" office:value="0.345177616542704" calcext:value-type="float">
            <text:p>0.345177616542704</text:p>
          </table:table-cell>
          <table:table-cell table:formula="of:=LOG10([.M13])" office:value-type="float" office:value="-0.0376780272704155" calcext:value-type="float">
            <text:p>-0.037678027270416</text:p>
          </table:table-cell>
          <table:table-cell table:formula="of:=LOG10([.N13])" office:value-type="float" office:value="0.194236748723829" calcext:value-type="float">
            <text:p>0.194236748723829</text:p>
          </table:table-cell>
          <table:table-cell table:formula="of:=LOG10([.O13])" office:value-type="float" office:value="0.0464951643347083" calcext:value-type="float">
            <text:p>0.046495164334708</text:p>
          </table:table-cell>
          <table:table-cell table:formula="of:=LOG10([.P13])" office:value-type="float" office:value="-0.391046300724137" calcext:value-type="float">
            <text:p>-0.39104630072413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3317</text:p>
          </table:table-cell>
          <table:table-cell table:formula="of:=LOG10([.C14])" office:value-type="float" office:value="0.113609151073028" calcext:value-type="float">
            <text:p>0.113609151073028</text:p>
          </table:table-cell>
          <table:table-cell table:formula="of:=LOG10([.D14])" office:value-type="float" office:value="0.0472748673841795" calcext:value-type="float">
            <text:p>0.04727486738418</text:p>
          </table:table-cell>
          <table:table-cell table:formula="of:=LOG10([.E14])" office:value-type="float" office:value="0.0523090996473235" calcext:value-type="float">
            <text:p>0.052309099647324</text:p>
          </table:table-cell>
          <table:table-cell table:formula="of:=LOG10([.F14])" office:value-type="float" office:value="-0.919373513078194" calcext:value-type="float">
            <text:p>-0.919373513078194</text:p>
          </table:table-cell>
          <table:table-cell table:formula="of:=LOG10([.G14])" office:value-type="float" office:value="8.731185707634" calcext:value-type="float">
            <text:p>8.731185707634</text:p>
          </table:table-cell>
          <table:table-cell table:formula="of:=LOG10([.H14])" office:value-type="float" office:value="1.50542132758328" calcext:value-type="float">
            <text:p>1.50542132758328</text:p>
          </table:table-cell>
          <table:table-cell table:formula="of:=LOG10([.I14])" office:value-type="float" office:value="0.126456113431804" calcext:value-type="float">
            <text:p>0.126456113431804</text:p>
          </table:table-cell>
          <table:table-cell table:formula="of:=LOG10([.J14])" office:value-type="float" office:value="0.263636068588108" calcext:value-type="float">
            <text:p>0.263636068588108</text:p>
          </table:table-cell>
          <table:table-cell table:formula="of:=LOG10([.K14])" office:value-type="float" office:value="0.0622058088197126" calcext:value-type="float">
            <text:p>0.062205808819713</text:p>
          </table:table-cell>
          <table:table-cell table:formula="of:=LOG10([.L14])" office:value-type="float" office:value="0.103119253545714" calcext:value-type="float">
            <text:p>0.103119253545714</text:p>
          </table:table-cell>
          <table:table-cell table:formula="of:=LOG10([.M14])" office:value-type="float" office:value="0.211120541258049" calcext:value-type="float">
            <text:p>0.211120541258049</text:p>
          </table:table-cell>
          <table:table-cell table:formula="of:=LOG10([.N14])" office:value-type="float" office:value="0.0955180423231508" calcext:value-type="float">
            <text:p>0.095518042323151</text:p>
          </table:table-cell>
          <table:table-cell table:formula="of:=LOG10([.O14])" office:value-type="float" office:value="0.113609151073028" calcext:value-type="float">
            <text:p>0.113609151073028</text:p>
          </table:table-cell>
          <table:table-cell table:formula="of:=LOG10([.P14])" office:value-type="float" office:value="-0.139841738681722" calcext:value-type="float">
            <text:p>-0.13984173868172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18156</text:p>
          </table:table-cell>
          <table:table-cell table:formula="of:=LOG10([.C15])" office:value-type="float" office:value="0.904011883597388" calcext:value-type="float">
            <text:p>0.904011883597388</text:p>
          </table:table-cell>
          <table:table-cell table:formula="of:=LOG10([.D15])" office:value-type="float" office:value="0.362105319293773" calcext:value-type="float">
            <text:p>0.362105319293773</text:p>
          </table:table-cell>
          <table:table-cell table:formula="of:=LOG10([.E15])" office:value-type="float" office:value="-0.374687549038326" calcext:value-type="float">
            <text:p>-0.374687549038326</text:p>
          </table:table-cell>
          <table:table-cell table:formula="of:=LOG10([.F15])" office:value-type="float" office:value="1.22141423784234" calcext:value-type="float">
            <text:p>1.22141423784234</text:p>
          </table:table-cell>
          <table:table-cell table:formula="of:=LOG10([.G15])" office:value-type="float" office:value="1.34966598409663" calcext:value-type="float">
            <text:p>1.34966598409663</text:p>
          </table:table-cell>
          <table:table-cell table:formula="of:=LOG10([.H15])" office:value-type="float" office:value="-0.668775218979268" calcext:value-type="float">
            <text:p>-0.668775218979268</text:p>
          </table:table-cell>
          <table:table-cell table:formula="of:=LOG10([.I15])" office:value-type="float" office:value="-0.156518056960042" calcext:value-type="float">
            <text:p>-0.156518056960042</text:p>
          </table:table-cell>
          <table:table-cell table:formula="of:=LOG10([.J15])" office:value-type="float" office:value="0.0934216851622351" calcext:value-type="float">
            <text:p>0.093421685162235</text:p>
          </table:table-cell>
          <table:table-cell table:formula="of:=LOG10([.K15])" office:value-type="float" office:value="-0.0156077214757344" calcext:value-type="float">
            <text:p>-0.015607721475735</text:p>
          </table:table-cell>
          <table:table-cell table:formula="of:=LOG10([.L15])" office:value-type="float" office:value="0.148602654806093" calcext:value-type="float">
            <text:p>0.148602654806093</text:p>
          </table:table-cell>
          <table:table-cell table:formula="of:=LOG10([.M15])" office:value-type="float" office:value="0.129367595722986" calcext:value-type="float">
            <text:p>0.129367595722986</text:p>
          </table:table-cell>
          <table:table-cell table:formula="of:=LOG10([.N15])" office:value-type="float" office:value="0.773274348337454" calcext:value-type="float">
            <text:p>0.773274348337454</text:p>
          </table:table-cell>
          <table:table-cell table:formula="of:=LOG10([.O15])" office:value-type="float" office:value="-0.145572494212139" calcext:value-type="float">
            <text:p>-0.145572494212139</text:p>
          </table:table-cell>
          <table:table-cell table:formula="of:=LOG10([.P15])" office:value-type="float" office:value="-0.0694075115574017" calcext:value-type="float">
            <text:p>-0.06940751155740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03818</text:p>
          </table:table-cell>
          <table:table-cell table:formula="of:=LOG10([.C18])" office:value-type="float" office:value="-0.63714069704132" calcext:value-type="float">
            <text:p>-0.63714069704132</text:p>
          </table:table-cell>
          <table:table-cell table:formula="of:=LOG10([.D18])" office:value-type="float" office:value="0.77451696572855" calcext:value-type="float">
            <text:p>0.77451696572855</text:p>
          </table:table-cell>
          <table:table-cell table:formula="of:=LOG10([.E18])" office:value-type="float" office:value="-0.255628772668139" calcext:value-type="float">
            <text:p>-0.255628772668139</text:p>
          </table:table-cell>
          <table:table-cell table:formula="of:=LOG10([.F18])" office:value-type="float" office:value="2.51375015008182" calcext:value-type="float">
            <text:p>2.51375015008182</text:p>
          </table:table-cell>
          <table:table-cell table:formula="of:=LOG10([.G18])" office:value-type="float" office:value="2.70680309703734" calcext:value-type="float">
            <text:p>2.70680309703734</text:p>
          </table:table-cell>
          <table:table-cell table:formula="of:=LOG10([.H18])" office:value-type="float" office:value="-1.1362014613195" calcext:value-type="float">
            <text:p>-1.1362014613195</text:p>
          </table:table-cell>
          <table:table-cell table:formula="of:=LOG10([.I18])" office:value-type="float" office:value="-0.350373113159471" calcext:value-type="float">
            <text:p>-0.350373113159471</text:p>
          </table:table-cell>
          <table:table-cell table:formula="of:=LOG10([.J18])" office:value-type="float" office:value="0.0748164406451747" calcext:value-type="float">
            <text:p>0.074816440645175</text:p>
          </table:table-cell>
          <table:table-cell table:formula="of:=LOG10([.K18])" office:value-type="float" office:value="-0.0355517920833391" calcext:value-type="float">
            <text:p>-0.035551792083339</text:p>
          </table:table-cell>
          <table:table-cell table:formula="of:=LOG10([.L18])" office:value-type="float" office:value="-0.331148351917481" calcext:value-type="float">
            <text:p>-0.331148351917481</text:p>
          </table:table-cell>
          <table:table-cell table:formula="of:=LOG10([.M18])" office:value-type="float" office:value="-0.142848497312507" calcext:value-type="float">
            <text:p>-0.142848497312507</text:p>
          </table:table-cell>
          <table:table-cell table:formula="of:=LOG10([.N18])" office:value-type="float" office:value="0.165244326125311" calcext:value-type="float">
            <text:p>0.165244326125311</text:p>
          </table:table-cell>
          <table:table-cell table:formula="of:=LOG10([.O18])" office:value-type="float" office:value="-0.63714069704132" calcext:value-type="float">
            <text:p>-0.63714069704132</text:p>
          </table:table-cell>
          <table:table-cell table:formula="of:=LOG10([.P18])" office:value-type="float" office:value="-0.0917295005042761" calcext:value-type="float">
            <text:p>-0.0917295005042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3912</text:p>
          </table:table-cell>
          <table:table-cell table:formula="of:=LOG10([.C19])" office:value-type="float" office:value="0.118925752825777" calcext:value-type="float">
            <text:p>0.118925752825777</text:p>
          </table:table-cell>
          <table:table-cell table:formula="of:=LOG10([.D19])" office:value-type="float" office:value="0.0285712526925376" calcext:value-type="float">
            <text:p>0.028571252692538</text:p>
          </table:table-cell>
          <table:table-cell table:formula="of:=LOG10([.E19])" office:value-type="float" office:value="0.0891983668051489" calcext:value-type="float">
            <text:p>0.089198366805149</text:p>
          </table:table-cell>
          <table:table-cell table:formula="of:=LOG10([.F19])" office:value-type="float" office:value="-0.938170692705301" calcext:value-type="float">
            <text:p>-0.938170692705301</text:p>
          </table:table-cell>
          <table:table-cell table:formula="of:=LOG10([.G19])" office:value-type="float" office:value="8.73174988352726" calcext:value-type="float">
            <text:p>8.73174988352726</text:p>
          </table:table-cell>
          <table:table-cell table:formula="of:=LOG10([.H19])" office:value-type="float" office:value="1.50974001557038" calcext:value-type="float">
            <text:p>1.50974001557038</text:p>
          </table:table-cell>
          <table:table-cell table:formula="of:=LOG10([.I19])" office:value-type="float" office:value="0.129689892199301" calcext:value-type="float">
            <text:p>0.129689892199301</text:p>
          </table:table-cell>
          <table:table-cell table:formula="of:=LOG10([.J19])" office:value-type="float" office:value="0.226599905207357" calcext:value-type="float">
            <text:p>0.226599905207357</text:p>
          </table:table-cell>
          <table:table-cell table:formula="of:=LOG10([.K19])" office:value-type="float" office:value="0.061829307294699" calcext:value-type="float">
            <text:p>0.061829307294699</text:p>
          </table:table-cell>
          <table:table-cell table:formula="of:=LOG10([.L19])" office:value-type="float" office:value="0.0766404436703419" calcext:value-type="float">
            <text:p>0.076640443670342</text:p>
          </table:table-cell>
          <table:table-cell table:formula="of:=LOG10([.M19])" office:value-type="float" office:value="0.158663980813989" calcext:value-type="float">
            <text:p>0.158663980813989</text:p>
          </table:table-cell>
          <table:table-cell table:formula="of:=LOG10([.N19])" office:value-type="float" office:value="0.0827853703164501" calcext:value-type="float">
            <text:p>0.08278537031645</text:p>
          </table:table-cell>
          <table:table-cell table:formula="of:=LOG10([.O19])" office:value-type="float" office:value="0.118925752825777" calcext:value-type="float">
            <text:p>0.118925752825777</text:p>
          </table:table-cell>
          <table:table-cell table:formula="of:=LOG10([.P19])" office:value-type="float" office:value="0.0788191830988487" calcext:value-type="float">
            <text:p>0.07881918309884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76736</text:p>
          </table:table-cell>
          <table:table-cell table:formula="of:=LOG10([.C20])" office:value-type="float" office:value="0.832125542534009" calcext:value-type="float">
            <text:p>0.832125542534009</text:p>
          </table:table-cell>
          <table:table-cell table:formula="of:=LOG10([.D20])" office:value-type="float" office:value="0.403292145158254" calcext:value-type="float">
            <text:p>0.403292145158254</text:p>
          </table:table-cell>
          <table:table-cell table:formula="of:=LOG10([.E20])" office:value-type="float" office:value="-0.385419133002514" calcext:value-type="float">
            <text:p>-0.385419133002514</text:p>
          </table:table-cell>
          <table:table-cell table:formula="of:=LOG10([.F20])" office:value-type="float" office:value="1.23578087032756" calcext:value-type="float">
            <text:p>1.23578087032756</text:p>
          </table:table-cell>
          <table:table-cell table:formula="of:=LOG10([.G20])" office:value-type="float" office:value="0.999739345106568" calcext:value-type="float">
            <text:p>0.999739345106568</text:p>
          </table:table-cell>
          <table:table-cell table:formula="of:=LOG10([.H20])" office:value-type="float" office:value="-0.668370282370068" calcext:value-type="float">
            <text:p>-0.668370282370068</text:p>
          </table:table-cell>
          <table:table-cell table:formula="of:=LOG10([.I20])" office:value-type="float" office:value="-0.188023055663046" calcext:value-type="float">
            <text:p>-0.188023055663046</text:p>
          </table:table-cell>
          <table:table-cell table:formula="of:=LOG10([.J20])" office:value-type="float" office:value="0.0464951643347083" calcext:value-type="float">
            <text:p>0.046495164334708</text:p>
          </table:table-cell>
          <table:table-cell table:formula="of:=LOG10([.K20])" office:value-type="float" office:value="-0.151195298948196" calcext:value-type="float">
            <text:p>-0.151195298948196</text:p>
          </table:table-cell>
          <table:table-cell table:formula="of:=LOG10([.L20])" office:value-type="float" office:value="-0.234331445240986" calcext:value-type="float">
            <text:p>-0.234331445240986</text:p>
          </table:table-cell>
          <table:table-cell table:formula="of:=LOG10([.M20])" office:value-type="float" office:value="0.121887985103681" calcext:value-type="float">
            <text:p>0.121887985103681</text:p>
          </table:table-cell>
          <table:table-cell table:formula="of:=LOG10([.N20])" office:value-type="float" office:value="0.417139409727326" calcext:value-type="float">
            <text:p>0.417139409727326</text:p>
          </table:table-cell>
          <table:table-cell table:formula="of:=LOG10([.O20])" office:value-type="float" office:value="-0.0901231820096072" calcext:value-type="float">
            <text:p>-0.090123182009607</text:p>
          </table:table-cell>
          <table:table-cell table:formula="of:=LOG10([.P20])" office:value-type="float" office:value="0.039017321997412" calcext:value-type="float">
            <text:p>0.03901732199741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159.99mm" svg:height="89.99mm" svg:x="383.36mm" svg:y="98.08mm">
            <loext:p draw:notify-on-update-of-ranges="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51.61mm" svg:y="95.83mm">
            <loext:p draw:notify-on-update-of-ranges="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84.82mm" svg:y="197.43mm">
            <loext:p draw:notify-on-update-of-ranges="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9.99mm" svg:height="89.99mm" svg:x="554.52mm" svg:y="200.44mm">
            <loext:p draw:notify-on-update-of-ranges="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353418</text:p>
          </table:table-cell>
          <table:table-cell table:formula="of:=LOG10([.D3])" office:value-type="float" office:value="-0.170117553556507" calcext:value-type="float">
            <text:p>-0.170117553556507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37407</text:p>
          </table:table-cell>
          <table:table-cell table:formula="of:=LOG10([.I3])" office:value-type="float" office:value="-0.751781438809925" calcext:value-type="float">
            <text:p>-0.751781438809925</text:p>
          </table:table-cell>
          <table:table-cell table:formula="of:=LOG10([.J3])" office:value-type="float" office:value="0.262688344301696" calcext:value-type="float">
            <text:p>0.262688344301696</text:p>
          </table:table-cell>
          <table:table-cell table:formula="of:=LOG10([.K3])" office:value-type="float" office:value="-0.987584625237567" calcext:value-type="float">
            <text:p>-0.987584625237567</text:p>
          </table:table-cell>
          <table:table-cell table:formula="of:=LOG10([.L3])" office:value-type="float" office:value="-0.155957957958983" calcext:value-type="float">
            <text:p>-0.155957957958983</text:p>
          </table:table-cell>
          <table:table-cell table:formula="of:=LOG10([.M3])" office:value-type="float" office:value="0.0704073217401197" calcext:value-type="float">
            <text:p>0.07040732174012</text:p>
          </table:table-cell>
          <table:table-cell table:formula="of:=LOG10([.N3])" office:value-type="float" office:value="0.77415185895471" calcext:value-type="float">
            <text:p>0.77415185895471</text:p>
          </table:table-cell>
          <table:table-cell table:formula="of:=LOG10([.O3])" office:value-type="float" office:value="-0.246110668540167" calcext:value-type="float">
            <text:p>-0.246110668540167</text:p>
          </table:table-cell>
          <table:table-cell table:formula="of:=LOG10([.P3])" office:value-type="float" office:value="0.0637085593914174" calcext:value-type="float">
            <text:p>0.063708559391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473757</text:p>
          </table:table-cell>
          <table:table-cell table:formula="of:=LOG10([.D4])" office:value-type="float" office:value="-0.901702463505302" calcext:value-type="float">
            <text:p>-0.901702463505302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07949</text:p>
          </table:table-cell>
          <table:table-cell table:formula="of:=LOG10([.I4])" office:value-type="float" office:value="1.44963265047007" calcext:value-type="float">
            <text:p>1.44963265047007</text:p>
          </table:table-cell>
          <table:table-cell table:formula="of:=LOG10([.J4])" office:value-type="float" office:value="0.0795430074029061" calcext:value-type="float">
            <text:p>0.079543007402906</text:p>
          </table:table-cell>
          <table:table-cell table:formula="of:=LOG10([.K4])" office:value-type="float" office:value="-0.684449465578095" calcext:value-type="float">
            <text:p>-0.684449465578095</text:p>
          </table:table-cell>
          <table:table-cell table:formula="of:=LOG10([.L4])" office:value-type="float" office:value="-0.0231916626619337" calcext:value-type="float">
            <text:p>-0.023191662661934</text:p>
          </table:table-cell>
          <table:table-cell table:formula="of:=LOG10([.M4])" office:value-type="float" office:value="0.138933940256924" calcext:value-type="float">
            <text:p>0.138933940256924</text:p>
          </table:table-cell>
          <table:table-cell table:formula="of:=LOG10([.N4])" office:value-type="float" office:value="0.298634783124435" calcext:value-type="float">
            <text:p>0.298634783124435</text:p>
          </table:table-cell>
          <table:table-cell table:formula="of:=LOG10([.O4])" office:value-type="float" office:value="-0.136439235473757" calcext:value-type="float">
            <text:p>-0.136439235473757</text:p>
          </table:table-cell>
          <table:table-cell table:formula="of:=LOG10([.P4])" office:value-type="float" office:value="0.27669152884504" calcext:value-type="float">
            <text:p>0.2766915288450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07342</text:p>
          </table:table-cell>
          <table:table-cell table:formula="of:=LOG10([.D5])" office:value-type="float" office:value="0.296665190261531" calcext:value-type="float">
            <text:p>0.296665190261531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34625</text:p>
          </table:table-cell>
          <table:table-cell table:formula="of:=LOG10([.I5])" office:value-type="float" office:value="0.80174661921946" calcext:value-type="float">
            <text:p>0.80174661921946</text:p>
          </table:table-cell>
          <table:table-cell table:formula="of:=LOG10([.J5])" office:value-type="float" office:value="0.57275546515422" calcext:value-type="float">
            <text:p>0.57275546515422</text:p>
          </table:table-cell>
          <table:table-cell table:formula="of:=LOG10([.K5])" office:value-type="float" office:value="-0.739451627363021" calcext:value-type="float">
            <text:p>-0.739451627363021</text:p>
          </table:table-cell>
          <table:table-cell table:formula="of:=LOG10([.L5])" office:value-type="float" office:value="-0.0529585947447796" calcext:value-type="float">
            <text:p>-0.05295859474478</text:p>
          </table:table-cell>
          <table:table-cell table:formula="of:=LOG10([.M5])" office:value-type="float" office:value="0.323252100171687" calcext:value-type="float">
            <text:p>0.323252100171687</text:p>
          </table:table-cell>
          <table:table-cell table:formula="of:=LOG10([.N5])" office:value-type="float" office:value="0.900093901543398" calcext:value-type="float">
            <text:p>0.900093901543398</text:p>
          </table:table-cell>
          <table:table-cell table:formula="of:=LOG10([.O5])" office:value-type="float" office:value="-0.198321940964107" calcext:value-type="float">
            <text:p>-0.198321940964107</text:p>
          </table:table-cell>
          <table:table-cell table:formula="of:=LOG10([.P5])" office:value-type="float" office:value="0.876564213983846" calcext:value-type="float">
            <text:p>0.876564213983846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391791</text:p>
          </table:table-cell>
          <table:table-cell table:formula="of:=LOG10([.D8])" office:value-type="float" office:value="0.0362295440862945" calcext:value-type="float">
            <text:p>0.036229544086295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663981</text:p>
          </table:table-cell>
          <table:table-cell table:formula="of:=LOG10([.G8])" office:value-type="float" office:value="0.585009279902461" calcext:value-type="float">
            <text:p>0.585009279902461</text:p>
          </table:table-cell>
          <table:table-cell table:formula="of:=LOG10([.H8])" office:value-type="float" office:value="3.62572390952576" calcext:value-type="float">
            <text:p>3.62572390952576</text:p>
          </table:table-cell>
          <table:table-cell table:formula="of:=LOG10([.I8])" office:value-type="float" office:value="-0.719421629631924" calcext:value-type="float">
            <text:p>-0.719421629631924</text:p>
          </table:table-cell>
          <table:table-cell table:formula="of:=LOG10([.J8])" office:value-type="float" office:value="0.228913405994688" calcext:value-type="float">
            <text:p>0.228913405994688</text:p>
          </table:table-cell>
          <table:table-cell table:formula="of:=LOG10([.K8])" office:value-type="float" office:value="-1.01650902818483" calcext:value-type="float">
            <text:p>-1.01650902818483</text:p>
          </table:table-cell>
          <table:table-cell table:formula="of:=LOG10([.L8])" office:value-type="float" office:value="-0.551757587365561" calcext:value-type="float">
            <text:p>-0.551757587365561</text:p>
          </table:table-cell>
          <table:table-cell table:formula="of:=LOG10([.M8])" office:value-type="float" office:value="0.0711452904510828" calcext:value-type="float">
            <text:p>0.071145290451083</text:p>
          </table:table-cell>
          <table:table-cell table:formula="of:=LOG10([.N8])" office:value-type="float" office:value="0.568084331315394" calcext:value-type="float">
            <text:p>0.568084331315394</text:p>
          </table:table-cell>
          <table:table-cell table:formula="of:=LOG10([.O8])" office:value-type="float" office:value="-0.0832829224011875" calcext:value-type="float">
            <text:p>-0.083282922401188</text:p>
          </table:table-cell>
          <table:table-cell table:formula="of:=LOG10([.P8])" office:value-type="float" office:value="-0.173342208124131" calcext:value-type="float">
            <text:p>-0.17334220812413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1985003</text:p>
          </table:table-cell>
          <table:table-cell table:formula="of:=LOG10([.D9])" office:value-type="float" office:value="-0.844056982028163" calcext:value-type="float">
            <text:p>-0.844056982028163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.585009279902461" calcext:value-type="float">
            <text:p>0.585009279902461</text:p>
          </table:table-cell>
          <table:table-cell table:formula="of:=LOG10([.H9])" office:value-type="float" office:value="-0.651305809734459" calcext:value-type="float">
            <text:p>-0.651305809734459</text:p>
          </table:table-cell>
          <table:table-cell table:formula="of:=LOG10([.I9])" office:value-type="float" office:value="1.59824319165362" calcext:value-type="float">
            <text:p>1.59824319165362</text:p>
          </table:table-cell>
          <table:table-cell table:formula="of:=LOG10([.J9])" office:value-type="float" office:value="0.0132586652835165" calcext:value-type="float">
            <text:p>0.013258665283517</text:p>
          </table:table-cell>
          <table:table-cell table:formula="of:=LOG10([.K9])" office:value-type="float" office:value="-0.772884917410875" calcext:value-type="float">
            <text:p>-0.772884917410875</text:p>
          </table:table-cell>
          <table:table-cell table:formula="of:=LOG10([.L9])" office:value-type="float" office:value="-0.043255454717309" calcext:value-type="float">
            <text:p>-0.043255454717309</text:p>
          </table:table-cell>
          <table:table-cell table:formula="of:=LOG10([.M9])" office:value-type="float" office:value="-0.54867419151048" calcext:value-type="float">
            <text:p>-0.54867419151048</text:p>
          </table:table-cell>
          <table:table-cell table:formula="of:=LOG10([.N9])" office:value-type="float" office:value="-0.317584138322641" calcext:value-type="float">
            <text:p>-0.317584138322641</text:p>
          </table:table-cell>
          <table:table-cell table:formula="of:=LOG10([.O9])" office:value-type="float" office:value="-0.147154181985003" calcext:value-type="float">
            <text:p>-0.147154181985003</text:p>
          </table:table-cell>
          <table:table-cell table:formula="of:=LOG10([.P9])" office:value-type="float" office:value="0.00216606175650763" calcext:value-type="float">
            <text:p>0.00216606175650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676849</text:p>
          </table:table-cell>
          <table:table-cell table:formula="of:=LOG10([.D10])" office:value-type="float" office:value="0.488973524726508" calcext:value-type="float">
            <text:p>0.488973524726508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02461</text:p>
          </table:table-cell>
          <table:table-cell table:formula="of:=LOG10([.H10])" office:value-type="float" office:value="-0.153724757587787" calcext:value-type="float">
            <text:p>-0.153724757587787</text:p>
          </table:table-cell>
          <table:table-cell table:formula="of:=LOG10([.I10])" office:value-type="float" office:value="0.675595056386746" calcext:value-type="float">
            <text:p>0.675595056386746</text:p>
          </table:table-cell>
          <table:table-cell table:formula="of:=LOG10([.J10])" office:value-type="float" office:value="0.239549720840473" calcext:value-type="float">
            <text:p>0.239549720840473</text:p>
          </table:table-cell>
          <table:table-cell table:formula="of:=LOG10([.K10])" office:value-type="float" office:value="-1.5099009949367" calcext:value-type="float">
            <text:p>-1.5099009949367</text:p>
          </table:table-cell>
          <table:table-cell table:formula="of:=LOG10([.L10])" office:value-type="float" office:value="-0.553307533628473" calcext:value-type="float">
            <text:p>-0.553307533628473</text:p>
          </table:table-cell>
          <table:table-cell table:formula="of:=LOG10([.M10])" office:value-type="float" office:value="0.164055291893452" calcext:value-type="float">
            <text:p>0.164055291893452</text:p>
          </table:table-cell>
          <table:table-cell table:formula="of:=LOG10([.N10])" office:value-type="float" office:value="0.488691698316941" calcext:value-type="float">
            <text:p>0.488691698316941</text:p>
          </table:table-cell>
          <table:table-cell table:formula="of:=LOG10([.O10])" office:value-type="float" office:value="-0.149782758201611" calcext:value-type="float">
            <text:p>-0.149782758201611</text:p>
          </table:table-cell>
          <table:table-cell table:formula="of:=LOG10([.P10])" office:value-type="float" office:value="-0.136379779729684" calcext:value-type="float">
            <text:p>-0.136379779729684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387823</text:p>
          </table:table-cell>
          <table:table-cell table:formula="of:=LOG10([.C13])" office:value-type="float" office:value="-0.394479476562531" calcext:value-type="float">
            <text:p>-0.394479476562531</text:p>
          </table:table-cell>
          <table:table-cell table:formula="of:=LOG10([.D13])" office:value-type="float" office:value="-0.0808695861393855" calcext:value-type="float">
            <text:p>-0.080869586139386</text:p>
          </table:table-cell>
          <table:table-cell table:formula="of:=LOG10([.E13])" office:value-type="float" office:value="1.12904505988796" calcext:value-type="float">
            <text:p>1.12904505988796</text:p>
          </table:table-cell>
          <table:table-cell table:formula="of:=LOG10([.F13])" office:value-type="float" office:value="11.5444401373177" calcext:value-type="float">
            <text:p>11.5444401373177</text:p>
          </table:table-cell>
          <table:table-cell table:formula="of:=LOG10([.G13])" office:value-type="float" office:value="1.92427928606188" calcext:value-type="float">
            <text:p>1.92427928606188</text:p>
          </table:table-cell>
          <table:table-cell table:formula="of:=LOG10([.H13])" office:value-type="float" office:value="0.0257153839013406" calcext:value-type="float">
            <text:p>0.025715383901341</text:p>
          </table:table-cell>
          <table:table-cell table:formula="of:=LOG10([.I13])" office:value-type="float" office:value="-0.675306086138225" calcext:value-type="float">
            <text:p>-0.675306086138225</text:p>
          </table:table-cell>
          <table:table-cell table:formula="of:=LOG10([.J13])" office:value-type="float" office:value="-0.371508895032877" calcext:value-type="float">
            <text:p>-0.371508895032877</text:p>
          </table:table-cell>
          <table:table-cell table:formula="of:=LOG10([.K13])" office:value-type="float" office:value="-0.815024809301739" calcext:value-type="float">
            <text:p>-0.815024809301739</text:p>
          </table:table-cell>
          <table:table-cell table:formula="of:=LOG10([.L13])" office:value-type="float" office:value="-0.108574057152006" calcext:value-type="float">
            <text:p>-0.108574057152006</text:p>
          </table:table-cell>
          <table:table-cell table:formula="of:=LOG10([.M13])" office:value-type="float" office:value="0.0145205387579237" calcext:value-type="float">
            <text:p>0.014520538757924</text:p>
          </table:table-cell>
          <table:table-cell table:formula="of:=LOG10([.N13])" office:value-type="float" office:value="0.747800090864369" calcext:value-type="float">
            <text:p>0.747800090864369</text:p>
          </table:table-cell>
          <table:table-cell table:formula="of:=LOG10([.O13])" office:value-type="float" office:value="0.0174507295105361" calcext:value-type="float">
            <text:p>0.017450729510536</text:p>
          </table:table-cell>
          <table:table-cell table:formula="of:=LOG10([.P13])" office:value-type="float" office:value="-0.100617294466735" calcext:value-type="float">
            <text:p>-0.10061729446673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1652</text:p>
          </table:table-cell>
          <table:table-cell table:formula="of:=LOG10([.C14])" office:value-type="float" office:value="0.367914738793753" calcext:value-type="float">
            <text:p>0.367914738793753</text:p>
          </table:table-cell>
          <table:table-cell table:formula="of:=LOG10([.D14])" office:value-type="float" office:value="-0.82623117686335" calcext:value-type="float">
            <text:p>-0.82623117686335</text:p>
          </table:table-cell>
          <table:table-cell table:formula="of:=LOG10([.E14])" office:value-type="float" office:value="0.839729375206388" calcext:value-type="float">
            <text:p>0.839729375206388</text:p>
          </table:table-cell>
          <table:table-cell table:formula="of:=LOG10([.F14])" office:value-type="float" office:value="3.62757066418054" calcext:value-type="float">
            <text:p>3.62757066418054</text:p>
          </table:table-cell>
          <table:table-cell table:formula="of:=LOG10([.G14])" office:value-type="float" office:value="7.49108141342319" calcext:value-type="float">
            <text:p>7.49108141342319</text:p>
          </table:table-cell>
          <table:table-cell table:formula="of:=LOG10([.H14])" office:value-type="float" office:value="1.1156105116743" calcext:value-type="float">
            <text:p>1.1156105116743</text:p>
          </table:table-cell>
          <table:table-cell table:formula="of:=LOG10([.I14])" office:value-type="float" office:value="0.695218918905151" calcext:value-type="float">
            <text:p>0.695218918905151</text:p>
          </table:table-cell>
          <table:table-cell table:formula="of:=LOG10([.J14])" office:value-type="float" office:value="0.0827853703164501" calcext:value-type="float">
            <text:p>0.08278537031645</text:p>
          </table:table-cell>
          <table:table-cell table:formula="of:=LOG10([.K14])" office:value-type="float" office:value="-0.593971055036385" calcext:value-type="float">
            <text:p>-0.593971055036385</text:p>
          </table:table-cell>
          <table:table-cell table:formula="of:=LOG10([.L14])" office:value-type="float" office:value="-0.0276120008925272" calcext:value-type="float">
            <text:p>-0.027612000892527</text:p>
          </table:table-cell>
          <table:table-cell table:formula="of:=LOG10([.M14])" office:value-type="float" office:value="0.126780577012009" calcext:value-type="float">
            <text:p>0.126780577012009</text:p>
          </table:table-cell>
          <table:table-cell table:formula="of:=LOG10([.N14])" office:value-type="float" office:value="0.207903530386052" calcext:value-type="float">
            <text:p>0.207903530386052</text:p>
          </table:table-cell>
          <table:table-cell table:formula="of:=LOG10([.O14])" office:value-type="float" office:value="0.367914738793753" calcext:value-type="float">
            <text:p>0.367914738793753</text:p>
          </table:table-cell>
          <table:table-cell table:formula="of:=LOG10([.P14])" office:value-type="float" office:value="0.241048150671644" calcext:value-type="float">
            <text:p>0.2410481506716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37569</text:p>
          </table:table-cell>
          <table:table-cell table:formula="of:=LOG10([.C15])" office:value-type="float" office:value="0.896029912396227" calcext:value-type="float">
            <text:p>0.896029912396227</text:p>
          </table:table-cell>
          <table:table-cell table:formula="of:=LOG10([.D15])" office:value-type="float" office:value="-0.125228362815702" calcext:value-type="float">
            <text:p>-0.125228362815702</text:p>
          </table:table-cell>
          <table:table-cell table:formula="of:=LOG10([.E15])" office:value-type="float" office:value="-0.0335766540563068" calcext:value-type="float">
            <text:p>-0.033576654056307</text:p>
          </table:table-cell>
          <table:table-cell table:formula="of:=LOG10([.F15])" office:value-type="float" office:value="4.19672872262329" calcext:value-type="float">
            <text:p>4.19672872262329</text:p>
          </table:table-cell>
          <table:table-cell table:formula="of:=LOG10([.G15])" office:value-type="float" office:value="0.187238619831479" calcext:value-type="float">
            <text:p>0.187238619831479</text:p>
          </table:table-cell>
          <table:table-cell table:formula="of:=LOG10([.H15])" office:value-type="float" office:value="0.573219827114422" calcext:value-type="float">
            <text:p>0.573219827114422</text:p>
          </table:table-cell>
          <table:table-cell table:formula="of:=LOG10([.I15])" office:value-type="float" office:value="0.633165353683903" calcext:value-type="float">
            <text:p>0.633165353683903</text:p>
          </table:table-cell>
          <table:table-cell table:formula="of:=LOG10([.J15])" office:value-type="float" office:value="0.551449997972875" calcext:value-type="float">
            <text:p>0.551449997972875</text:p>
          </table:table-cell>
          <table:table-cell table:formula="of:=LOG10([.K15])" office:value-type="float" office:value="-0.749336080536756" calcext:value-type="float">
            <text:p>-0.749336080536756</text:p>
          </table:table-cell>
          <table:table-cell table:formula="of:=LOG10([.L15])" office:value-type="float" office:value="-0.143150321274828" calcext:value-type="float">
            <text:p>-0.143150321274828</text:p>
          </table:table-cell>
          <table:table-cell table:formula="of:=LOG10([.M15])" office:value-type="float" office:value="0.264345507050092" calcext:value-type="float">
            <text:p>0.264345507050092</text:p>
          </table:table-cell>
          <table:table-cell table:formula="of:=LOG10([.N15])" office:value-type="float" office:value="0.82033284489941" calcext:value-type="float">
            <text:p>0.82033284489941</text:p>
          </table:table-cell>
          <table:table-cell table:formula="of:=LOG10([.O15])" office:value-type="float" office:value="0.29907126002741" calcext:value-type="float">
            <text:p>0.29907126002741</text:p>
          </table:table-cell>
          <table:table-cell table:formula="of:=LOG10([.P15])" office:value-type="float" office:value="0.527887565952705" calcext:value-type="float">
            <text:p>0.52788756595270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37378</text:p>
          </table:table-cell>
          <table:table-cell table:formula="of:=LOG10([.C18])" office:value-type="float" office:value="-0.330311291943792" calcext:value-type="float">
            <text:p>-0.330311291943792</text:p>
          </table:table-cell>
          <table:table-cell table:formula="of:=LOG10([.D18])" office:value-type="float" office:value="0.101403350555331" calcext:value-type="float">
            <text:p>0.101403350555331</text:p>
          </table:table-cell>
          <table:table-cell table:formula="of:=LOG10([.E18])" office:value-type="float" office:value="1.25017594808393" calcext:value-type="float">
            <text:p>1.25017594808393</text:p>
          </table:table-cell>
          <table:table-cell table:formula="of:=LOG10([.F18])" office:value-type="float" office:value="11.5850092799025" calcext:value-type="float">
            <text:p>11.5850092799025</text:p>
          </table:table-cell>
          <table:table-cell table:formula="of:=LOG10([.G18])" office:value-type="float" office:value="2.35353155907776" calcext:value-type="float">
            <text:p>2.35353155907776</text:p>
          </table:table-cell>
          <table:table-cell table:formula="of:=LOG10([.H18])" office:value-type="float" office:value="0.0655797147284484" calcext:value-type="float">
            <text:p>0.065579714728449</text:p>
          </table:table-cell>
          <table:table-cell table:formula="of:=LOG10([.I18])" office:value-type="float" office:value="-0.66334017654558" calcext:value-type="float">
            <text:p>-0.66334017654558</text:p>
          </table:table-cell>
          <table:table-cell table:formula="of:=LOG10([.J18])" office:value-type="float" office:value="-0.340749531227339" calcext:value-type="float">
            <text:p>-0.340749531227339</text:p>
          </table:table-cell>
          <table:table-cell table:formula="of:=LOG10([.K18])" office:value-type="float" office:value="-0.851397345193906" calcext:value-type="float">
            <text:p>-0.851397345193906</text:p>
          </table:table-cell>
          <table:table-cell table:formula="of:=LOG10([.L18])" office:value-type="float" office:value="-0.402195157595707" calcext:value-type="float">
            <text:p>-0.402195157595707</text:p>
          </table:table-cell>
          <table:table-cell table:formula="of:=LOG10([.M18])" office:value-type="float" office:value="0.00860017176191757" calcext:value-type="float">
            <text:p>0.008600171761918</text:p>
          </table:table-cell>
          <table:table-cell table:formula="of:=LOG10([.N18])" office:value-type="float" office:value="0.552424845704085" calcext:value-type="float">
            <text:p>0.552424845704085</text:p>
          </table:table-cell>
          <table:table-cell table:formula="of:=LOG10([.O18])" office:value-type="float" office:value="0.0681858617461616" calcext:value-type="float">
            <text:p>0.068185861746162</text:p>
          </table:table-cell>
          <table:table-cell table:formula="of:=LOG10([.P18])" office:value-type="float" office:value="0.0115704435972782" calcext:value-type="float">
            <text:p>0.01157044359727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0266</text:p>
          </table:table-cell>
          <table:table-cell table:formula="of:=LOG10([.C19])" office:value-type="float" office:value="0.154119525515847" calcext:value-type="float">
            <text:p>0.154119525515847</text:p>
          </table:table-cell>
          <table:table-cell table:formula="of:=LOG10([.D19])" office:value-type="float" office:value="-1.89619627904404" calcext:value-type="float">
            <text:p>-1.89619627904404</text:p>
          </table:table-cell>
          <table:table-cell table:formula="of:=LOG10([.E19])" office:value-type="float" office:value="0.885191540606848" calcext:value-type="float">
            <text:p>0.885191540606848</text:p>
          </table:table-cell>
          <table:table-cell table:formula="of:=LOG10([.F19])" office:value-type="float" office:value="3.64787176530623" calcext:value-type="float">
            <text:p>3.64787176530623</text:p>
          </table:table-cell>
          <table:table-cell table:formula="of:=LOG10([.G19])" office:value-type="float" office:value="7.94811942438054" calcext:value-type="float">
            <text:p>7.94811942438054</text:p>
          </table:table-cell>
          <table:table-cell table:formula="of:=LOG10([.H19])" office:value-type="float" office:value="1.11727129565576" calcext:value-type="float">
            <text:p>1.11727129565576</text:p>
          </table:table-cell>
          <table:table-cell table:formula="of:=LOG10([.I19])" office:value-type="float" office:value="0.49734438101758" calcext:value-type="float">
            <text:p>0.49734438101758</text:p>
          </table:table-cell>
          <table:table-cell table:formula="of:=LOG10([.J19])" office:value-type="float" office:value="0.0240749873074262" calcext:value-type="float">
            <text:p>0.024074987307426</text:p>
          </table:table-cell>
          <table:table-cell table:formula="of:=LOG10([.K19])" office:value-type="float" office:value="-0.657577319177794" calcext:value-type="float">
            <text:p>-0.657577319177794</text:p>
          </table:table-cell>
          <table:table-cell table:formula="of:=LOG10([.L19])" office:value-type="float" office:value="-0.0178645051962305" calcext:value-type="float">
            <text:p>-0.017864505196231</text:p>
          </table:table-cell>
          <table:table-cell table:formula="of:=LOG10([.M19])" office:value-type="float" office:value="-0.289544135664575" calcext:value-type="float">
            <text:p>-0.289544135664575</text:p>
          </table:table-cell>
          <table:table-cell table:formula="of:=LOG10([.N19])" office:value-type="float" office:value="-0.08767164203959" calcext:value-type="float">
            <text:p>-0.08767164203959</text:p>
          </table:table-cell>
          <table:table-cell table:formula="of:=LOG10([.O19])" office:value-type="float" office:value="0.154119525515847" calcext:value-type="float">
            <text:p>0.154119525515847</text:p>
          </table:table-cell>
          <table:table-cell table:formula="of:=LOG10([.P19])" office:value-type="float" office:value="0.0166155475571774" calcext:value-type="float">
            <text:p>0.01661554755717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17665</text:p>
          </table:table-cell>
          <table:table-cell table:formula="of:=LOG10([.C20])" office:value-type="float" office:value="-0.565431095965801" calcext:value-type="float">
            <text:p>-0.565431095965801</text:p>
          </table:table-cell>
          <table:table-cell table:formula="of:=LOG10([.D20])" office:value-type="float" office:value="0.0464951643347083" calcext:value-type="float">
            <text:p>0.046495164334708</text:p>
          </table:table-cell>
          <table:table-cell table:formula="of:=LOG10([.E20])" office:value-type="float" office:value="-0.0591847913491987" calcext:value-type="float">
            <text:p>-0.059184791349199</text:p>
          </table:table-cell>
          <table:table-cell table:formula="of:=LOG10([.F20])" office:value-type="float" office:value="4.2043913319193" calcext:value-type="float">
            <text:p>4.2043913319193</text:p>
          </table:table-cell>
          <table:table-cell table:formula="of:=LOG10([.G20])" office:value-type="float" office:value="0.595716619943424" calcext:value-type="float">
            <text:p>0.595716619943424</text:p>
          </table:table-cell>
          <table:table-cell table:formula="of:=LOG10([.H20])" office:value-type="float" office:value="-0.308653235865178" calcext:value-type="float">
            <text:p>-0.308653235865178</text:p>
          </table:table-cell>
          <table:table-cell table:formula="of:=LOG10([.I20])" office:value-type="float" office:value="0.602059991327962" calcext:value-type="float">
            <text:p>0.602059991327962</text:p>
          </table:table-cell>
          <table:table-cell table:formula="of:=LOG10([.J20])" office:value-type="float" office:value="0.268343913951065" calcext:value-type="float">
            <text:p>0.268343913951065</text:p>
          </table:table-cell>
          <table:table-cell table:formula="of:=LOG10([.K20])" office:value-type="float" office:value="-0.97061622231479" calcext:value-type="float">
            <text:p>-0.97061622231479</text:p>
          </table:table-cell>
          <table:table-cell table:formula="of:=LOG10([.L20])" office:value-type="float" office:value="-0.418391633967943" calcext:value-type="float">
            <text:p>-0.418391633967943</text:p>
          </table:table-cell>
          <table:table-cell table:formula="of:=LOG10([.M20])" office:value-type="float" office:value="0.122870922864436" calcext:value-type="float">
            <text:p>0.122870922864436</text:p>
          </table:table-cell>
          <table:table-cell table:formula="of:=LOG10([.N20])" office:value-type="float" office:value="-0.727462222624763" calcext:value-type="float">
            <text:p>-0.727462222624763</text:p>
          </table:table-cell>
          <table:table-cell table:formula="of:=LOG10([.O20])" office:value-type="float" office:value="0.166133970305109" calcext:value-type="float">
            <text:p>0.166133970305109</text:p>
          </table:table-cell>
          <table:table-cell table:formula="of:=LOG10([.P20])" office:value-type="float" office:value="-0.0829148093594327" calcext:value-type="float">
            <text:p>-0.082914809359433</text:p>
          </table:table-cell>
        </table:table-row>
      </table:table>
      <table:table table:name="Incremental" table:style-name="ta1">
        <table:shapes>
          <draw:frame draw:z-index="0" draw:style-name="gr1" draw:text-style-name="P1" svg:width="159.99mm" svg:height="89.99mm" svg:x="140.83mm" svg:y="133.59mm">
            <loext:p draw:notify-on-update-of-ranges="Incremental.A5:Incremental.A9 Incremental.B4:Incremental.B4 Incremental.B5:Incremental.B9 Incremental.C4:Incremental.C4 Incremental.C5:Incremental.C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336.28mm" svg:y="18.06mm">
            <loext:p draw:notify-on-update-of-ranges="Incremental.A5:Incremental.A9 Incremental.E4:Incremental.E4 Incremental.E5:Incremental.E9 Incremental.F4:Incremental.F4 Incremental.F5:Incremental.F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316.4mm" svg:y="106.87mm">
            <loext:p draw:notify-on-update-of-ranges="Incremental.B12:Incremental.C12 Incremental.A14:Incremental.A14 Incremental.B14:Incremental.C14 Incremental.A15:Incremental.A15 Incremental.B15:Incremental.C15 Incremental.A16:Incremental.A16 Incremental.B16:Incremental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03839610859072329 mean 0.10817753197674218 sd 0.17453810949149898 var 0.03046355166486648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</table:table-row>
        <table:table-row table:style-name="ro1">
          <table:table-cell office:value-type="string" calcext:value-type="string">
            <text:p>30 Datapoints without seed</text:p>
          </table:table-cell>
          <table:table-cell office:value-type="float" office:value="0.00374087954383617" calcext:value-type="float">
            <text:p>0.003740879543836</text:p>
          </table:table-cell>
          <table:table-cell office:value-type="float" office:value="0.0435425540987025" calcext:value-type="float">
            <text:p>0.043542554098703</text:p>
          </table:table-cell>
          <table:table-cell/>
          <table:table-cell table:formula="of:=-LOG10([.B5])" office:value-type="float" office:value="2.42702627584069" calcext:value-type="float">
            <text:p>2.42702627584069</text:p>
          </table:table-cell>
          <table:table-cell table:formula="of:=-LOG10([.C5])" office:value-type="float" office:value="1.36108609990586" calcext:value-type="float">
            <text:p>1.36108609990586</text:p>
          </table:table-cell>
        </table:table-row>
        <table:table-row table:style-name="ro1">
          <table:table-cell office:value-type="string" calcext:value-type="string">
            <text:p>10 Datapoints</text:p>
          </table:table-cell>
          <table:table-cell table:style-name="ce1" office:value-type="float" office:value="0.000062511562117229" calcext:value-type="float">
            <text:p>6.25E-05</text:p>
          </table:table-cell>
          <table:table-cell office:value-type="float" office:value="0.00108491815702116" calcext:value-type="float">
            <text:p>0.001084918157021</text:p>
          </table:table-cell>
          <table:table-cell/>
          <table:table-cell table:formula="of:=-LOG10([.B6])" office:value-type="float" office:value="4.20403964826699" calcext:value-type="float">
            <text:p>4.20403964826699</text:p>
          </table:table-cell>
          <table:table-cell table:formula="of:=-LOG10([.C6])" office:value-type="float" office:value="2.96460302245575" calcext:value-type="float">
            <text:p>2.96460302245575</text:p>
          </table:table-cell>
        </table:table-row>
        <table:table-row table:style-name="ro1">
          <table:table-cell office:value-type="string" calcext:value-type="string">
            <text:p>20 Datapoints seeded</text:p>
          </table:table-cell>
          <table:table-cell office:value-type="float" office:value="0.000894074105464826" calcext:value-type="float">
            <text:p>0.000894074105465</text:p>
          </table:table-cell>
          <table:table-cell office:value-type="float" office:value="0.0495856061200959" calcext:value-type="float">
            <text:p>0.049585606120096</text:p>
          </table:table-cell>
          <table:table-cell/>
          <table:table-cell table:formula="of:=-LOG10([.B7])" office:value-type="float" office:value="3.04862648314967" calcext:value-type="float">
            <text:p>3.04862648314967</text:p>
          </table:table-cell>
          <table:table-cell table:formula="of:=-LOG10([.C7])" office:value-type="float" office:value="1.30464437370809" calcext:value-type="float">
            <text:p>1.30464437370809</text:p>
          </table:table-cell>
        </table:table-row>
        <table:table-row table:style-name="ro1">
          <table:table-cell office:value-type="string" calcext:value-type="string">
            <text:p>20 Datapoint without seed</text:p>
          </table:table-cell>
          <table:table-cell office:value-type="float" office:value="0.00186618150831874" calcext:value-type="float">
            <text:p>0.001866181508319</text:p>
          </table:table-cell>
          <table:table-cell office:value-type="float" office:value="0.0320987855765166" calcext:value-type="float">
            <text:p>0.032098785576517</text:p>
          </table:table-cell>
          <table:table-cell/>
          <table:table-cell table:formula="of:=-LOG10([.B8])" office:value-type="float" office:value="2.72904611823816" calcext:value-type="float">
            <text:p>2.72904611823816</text:p>
          </table:table-cell>
          <table:table-cell table:formula="of:=-LOG10([.C8])" office:value-type="float" office:value="1.49351139835508" calcext:value-type="float">
            <text:p>1.49351139835508</text:p>
          </table:table-cell>
        </table:table-row>
        <table:table-row table:style-name="ro1">
          <table:table-cell office:value-type="string" calcext:value-type="string">
            <text:p>30 Datapoints seeded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384671197294283" calcext:value-type="float">
            <text:p>0.038467119729428</text:p>
          </table:table-cell>
          <table:table-cell/>
          <table:table-cell table:formula="of:=-LOG10([.B9])" office:value-type="float" office:value="2.8929975464717" calcext:value-type="float">
            <text:p>2.8929975464717</text:p>
          </table:table-cell>
          <table:table-cell table:formula="of:=-LOG10([.C9])" office:value-type="float" office:value="1.414910330783" calcext:value-type="float">
            <text:p>1.414910330783</text:p>
          </table:table-cell>
        </table:table-row>
        <table:table-row table:style-name="ro1">
          <table:table-cell office:value-type="string" calcext:value-type="string">
            <text:p>30 Datapoints 2</text:p>
          </table:table-cell>
          <table:table-cell office:value-type="float" office:value="0.00334652703663929" calcext:value-type="float">
            <text:p>0.003346527036639</text:p>
          </table:table-cell>
          <table:table-cell office:value-type="float" office:value="0.044562020754011" calcext:value-type="float">
            <text:p>0.0445620207540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Poi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Points</text:p>
          </table:table-cell>
          <table:table-cell table:formula="of:=[.B8]/[.B7]" office:value-type="float" office:value="2.0872783328721" calcext:value-type="float">
            <text:p>2.0872783328721</text:p>
          </table:table-cell>
          <table:table-cell table:formula="of:=[.C8]/[.C7]" office:value-type="float" office:value="0.647340792785181" calcext:value-type="float">
            <text:p>0.647340792785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</text:p>
          </table:table-cell>
          <table:table-cell table:formula="of:=[.B5]/[.B9]" office:value-type="float" office:value="2.92395894624902" calcext:value-type="float">
            <text:p>2.92395894624902</text:p>
          </table:table-cell>
          <table:table-cell table:formula="of:=[.C5]/[.C9]" office:value-type="float" office:value="1.13194214708494" calcext:value-type="float">
            <text:p>1.13194214708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Extended</text:p>
          </table:table-cell>
          <table:table-cell table:formula="of:=[.B5]/[.B10]" office:value-type="float" office:value="1.11783933100774" calcext:value-type="float">
            <text:p>1.11783933100774</text:p>
          </table:table-cell>
          <table:table-cell table:formula="of:=[.C5]/[.C10]" office:value-type="float" office:value="0.977122521868205" calcext:value-type="float">
            <text:p>0.977122521868205</text:p>
          </table:table-cell>
          <table:table-cell table:number-columns-repeated="3"/>
        </table:table-row>
      </table:table>
      <table:table table:name="Sheet6" table:style-name="ta1">
        <table:shapes>
          <draw:frame draw:z-index="0" draw:style-name="gr1" draw:text-style-name="P1" svg:width="159.99mm" svg:height="89.99mm" svg:x="5.68mm" svg:y="153.21mm">
            <loext:p draw:notify-on-update-of-ranges="Sheet6.A2:Sheet6.A2 Sheet6.B2:Sheet6.P2 Sheet6.A3:Sheet6.A3 Sheet6.B3:Sheet6.P3 Sheet6.A4:Sheet6.A4 Sheet6.B4:Sheet6.P4 Sheet6.A5:Sheet6.A5 Sheet6.B5:Sheet6.P5 Sheet6.A6:Sheet6.A6 Sheet6.B6:Sheet6.P6 Sheet6.A7:Sheet6.A7 Sheet6.B7:Sheet6.P7 Sheet6.A8:Sheet6.A8 Sheet6.B8:Sheet6.P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59.99mm" svg:height="89.99mm" svg:x="4.76mm" svg:y="248.55mm">
            <loext:p draw:notify-on-update-of-ranges="Sheet6.A10:Sheet6.A10 Sheet6.B10:Sheet6.P10 Sheet6.A11:Sheet6.A11 Sheet6.B11:Sheet6.P11 Sheet6.A12:Sheet6.A12 Sheet6.B12:Sheet6.P12 Sheet6.A13:Sheet6.A13 Sheet6.B13:Sheet6.P13 Sheet6.A14:Sheet6.A14 Sheet6.B14:Sheet6.P14 Sheet6.A15:Sheet6.A15 Sheet6.B15:Sheet6.P15 Sheet6.A16:Sheet6.A16 Sheet6.B16:Sheet6.P1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59.99mm" svg:height="89.99mm" svg:x="202.27mm" svg:y="151.35mm">
            <loext:p draw:notify-on-update-of-ranges="Sheet6.A18:Sheet6.A18 Sheet6.B18:Sheet6.P18 Sheet6.A19:Sheet6.A19 Sheet6.B19:Sheet6.P19 Sheet6.A20:Sheet6.A20 Sheet6.B20:Sheet6.P20 Sheet6.A21:Sheet6.A21 Sheet6.B21:Sheet6.P21 Sheet6.A22:Sheet6.A22 Sheet6.B22:Sheet6.P22 Sheet6.A23:Sheet6.A23 Sheet6.B23:Sheet6.P23 Sheet6.A24:Sheet6.A24 Sheet6.B24:Sheet6.P24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159.99mm" svg:height="89.99mm" svg:x="202.55mm" svg:y="248.03mm">
            <loext:p draw:notify-on-update-of-ranges="Sheet6.A26:Sheet6.A26 Sheet6.B26:Sheet6.P26 Sheet6.A27:Sheet6.A27 Sheet6.B27:Sheet6.P27 Sheet6.A28:Sheet6.A28 Sheet6.B28:Sheet6.P28 Sheet6.A29:Sheet6.A29 Sheet6.B29:Sheet6.P29 Sheet6.A30:Sheet6.A30 Sheet6.B30:Sheet6.P30 Sheet6.A31:Sheet6.A31 Sheet6.B31:Sheet6.P31 Sheet6.A32:Sheet6.A32 Sheet6.B32:Sheet6.P3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59.99mm" svg:height="89.99mm" svg:x="383.07mm" svg:y="199.34mm">
            <loext:p draw:notify-on-update-of-ranges="Sheet6.R26:Sheet6.R26 Sheet6.S26:Sheet6.AG26 Sheet6.R29:Sheet6.R29 Sheet6.S29:Sheet6.AG29 Sheet6.R30:Sheet6.R30 Sheet6.S30:Sheet6.AG30 Sheet6.R31:Sheet6.R31 Sheet6.S31:Sheet6.AG31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159.99mm" svg:height="89.99mm" svg:x="587.94mm" svg:y="204.21mm">
            <loext:p draw:notify-on-update-of-ranges="Sheet6.R2:Sheet6.R2 Sheet6.S2:Sheet6.AG2 Sheet6.R5:Sheet6.R5 Sheet6.S5:Sheet6.AG5 Sheet6.R6:Sheet6.R6 Sheet6.S6:Sheet6.AG6 Sheet6.R7:Sheet6.R7 Sheet6.S7:Sheet6.AG7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59.99mm" svg:height="89.99mm" svg:x="295.07mm" svg:y="367.52mm">
            <loext:p draw:notify-on-update-of-ranges="Sheet6.R2:Sheet6.R2 Sheet6.S2:Sheet6.AG2 Sheet6.R5:Sheet6.R5 Sheet6.S5:Sheet6.AG5 Sheet6.R7:Sheet6.R7 Sheet6.S7:Sheet6.AG7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159.99mm" svg:height="89.99mm" svg:x="464.82mm" svg:y="367.53mm">
            <loext:p draw:notify-on-update-of-ranges="Sheet6.R10:Sheet6.R10 Sheet6.S10:Sheet6.AG10 Sheet6.R13:Sheet6.R13 Sheet6.S13:Sheet6.AG13 Sheet6.R15:Sheet6.R15 Sheet6.S15:Sheet6.AG15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8" draw:style-name="gr1" draw:text-style-name="P1" svg:width="159.99mm" svg:height="89.99mm" svg:x="465.91mm" svg:y="471.56mm">
            <loext:p draw:notify-on-update-of-ranges="Sheet6.R26:Sheet6.R26 Sheet6.S26:Sheet6.AG26 Sheet6.R29:Sheet6.R29 Sheet6.S29:Sheet6.AG29 Sheet6.R31:Sheet6.R31 Sheet6.S31:Sheet6.AG31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9" draw:style-name="gr1" draw:text-style-name="P1" svg:width="159.99mm" svg:height="89.99mm" svg:x="294.71mm" svg:y="471.76mm">
            <loext:p draw:notify-on-update-of-ranges="Sheet6.R18:Sheet6.R18 Sheet6.S18:Sheet6.AG18 Sheet6.R21:Sheet6.R21 Sheet6.S21:Sheet6.AG21 Sheet6.R23:Sheet6.R23 Sheet6.S23:Sheet6.AG23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.63" calcext:value-type="float">
            <text:p>12.63</text:p>
          </table:table-cell>
          <table:table-cell office:value-type="float" office:value="16" calcext:value-type="float">
            <text:p>16</text:p>
          </table:table-cell>
          <table:table-cell office:value-type="float" office:value="4.234" calcext:value-type="float">
            <text:p>4.234</text:p>
          </table:table-cell>
          <table:table-cell office:value-type="float" office:value="5.599" calcext:value-type="float">
            <text:p>5.599</text:p>
          </table:table-cell>
          <table:table-cell office:value-type="float" office:value="2.022" calcext:value-type="float">
            <text:p>2.022</text:p>
          </table:table-cell>
          <table:table-cell office:value-type="float" office:value="1.617" calcext:value-type="float">
            <text:p>1.617</text:p>
          </table:table-cell>
          <table:table-cell office:value-type="float" office:value="2.562" calcext:value-type="float">
            <text:p>2.562</text:p>
          </table:table-cell>
          <table:table-cell office:value-type="float" office:value="4.517" calcext:value-type="float">
            <text:p>4.517</text:p>
          </table:table-cell>
          <table:table-cell office:value-type="float" office:value="2.598" calcext:value-type="float">
            <text:p>2.598</text:p>
          </table:table-cell>
          <table:table-cell/>
          <table:table-cell office:value-type="string" calcext:value-type="string">
            <text:p>Grid</text:p>
          </table:table-cell>
          <table:table-cell table:formula="of:=[.B5]/[.B6]" office:value-type="float" office:value="1" calcext:value-type="float">
            <text:p>1</text:p>
          </table:table-cell>
          <table:table-cell table:formula="of:=[.C5]/[.C6]" office:value-type="float" office:value="1" calcext:value-type="float">
            <text:p>1</text:p>
          </table:table-cell>
          <table:table-cell table:formula="of:=[.D5]/[.D6]" office:value-type="float" office:value="1.42681858019281" calcext:value-type="float">
            <text:p>1.42681858019281</text:p>
          </table:table-cell>
          <table:table-cell table:formula="of:=[.E5]/[.E6]" office:value-type="float" office:value="1" calcext:value-type="float">
            <text:p>1</text:p>
          </table:table-cell>
          <table:table-cell table:formula="of:=[.F5]/[.F6]" office:value-type="float" office:value="1" calcext:value-type="float">
            <text:p>1</text:p>
          </table:table-cell>
          <table:table-cell table:formula="of:=[.G5]/[.G6]" office:value-type="float" office:value="1" calcext:value-type="float">
            <text:p>1</text:p>
          </table:table-cell>
          <table:table-cell table:formula="of:=[.H5]/[.H6]" office:value-type="float" office:value="2.21462388216728" calcext:value-type="float">
            <text:p>2.21462388216728</text:p>
          </table:table-cell>
          <table:table-cell table:formula="of:=[.I5]/[.I6]" office:value-type="float" office:value="3.05985848154523" calcext:value-type="float">
            <text:p>3.05985848154523</text:p>
          </table:table-cell>
          <table:table-cell table:formula="of:=[.J5]/[.J6]" office:value-type="float" office:value="1.35966602440591" calcext:value-type="float">
            <text:p>1.35966602440591</text:p>
          </table:table-cell>
          <table:table-cell table:formula="of:=[.K5]/[.K6]" office:value-type="float" office:value="1.48632864348288" calcext:value-type="float">
            <text:p>1.48632864348288</text:p>
          </table:table-cell>
          <table:table-cell table:formula="of:=[.L5]/[.L6]" office:value-type="float" office:value="2.69026077700905" calcext:value-type="float">
            <text:p>2.69026077700905</text:p>
          </table:table-cell>
          <table:table-cell table:formula="of:=[.M5]/[.M6]" office:value-type="float" office:value="2.22972972972973" calcext:value-type="float">
            <text:p>2.22972972972973</text:p>
          </table:table-cell>
          <table:table-cell table:formula="of:=[.N5]/[.N6]" office:value-type="float" office:value="1.21941932413137" calcext:value-type="float">
            <text:p>1.21941932413137</text:p>
          </table:table-cell>
          <table:table-cell table:formula="of:=[.O5]/[.O6]" office:value-type="float" office:value="1.90510333192746" calcext:value-type="float">
            <text:p>1.90510333192746</text:p>
          </table:table-cell>
          <table:table-cell table:formula="of:=[.P5]/[.P6]" office:value-type="float" office:value="1.64015151515152" calcext:value-type="float">
            <text:p>1.6401515151515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16" calcext:value-type="float">
            <text:p>2.71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.045" calcext:value-type="float">
            <text:p>8.045</text:p>
          </table:table-cell>
          <table:table-cell office:value-type="float" office:value="6.189" calcext:value-type="float">
            <text:p>6.189</text:p>
          </table:table-cell>
          <table:table-cell office:value-type="float" office:value="3.464" calcext:value-type="float">
            <text:p>3.464</text:p>
          </table:table-cell>
          <table:table-cell office:value-type="float" office:value="4.601" calcext:value-type="float">
            <text:p>4.601</text:p>
          </table:table-cell>
          <table:table-cell office:value-type="float" office:value="1.514" calcext:value-type="float">
            <text:p>1.514</text:p>
          </table:table-cell>
          <table:table-cell office:value-type="float" office:value="1.247" calcext:value-type="float">
            <text:p>1.247</text:p>
          </table:table-cell>
          <table:table-cell office:value-type="float" office:value="1.949" calcext:value-type="float">
            <text:p>1.949</text:p>
          </table:table-cell>
          <table:table-cell office:value-type="float" office:value="3.663" calcext:value-type="float">
            <text:p>3.663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Random </text:p>
          </table:table-cell>
          <table:table-cell table:formula="of:=[.B7]/[.B6]" office:value-type="float" office:value="1" calcext:value-type="float">
            <text:p>1</text:p>
          </table:table-cell>
          <table:table-cell table:formula="of:=[.C7]/[.C6]" office:value-type="float" office:value="1" calcext:value-type="float">
            <text:p>1</text:p>
          </table:table-cell>
          <table:table-cell table:formula="of:=[.D7]/[.D6]" office:value-type="float" office:value="1.19018404907975" calcext:value-type="float">
            <text:p>1.19018404907975</text:p>
          </table:table-cell>
          <table:table-cell table:formula="of:=[.E7]/[.E6]" office:value-type="float" office:value="1" calcext:value-type="float">
            <text:p>1</text:p>
          </table:table-cell>
          <table:table-cell table:formula="of:=[.F7]/[.F6]" office:value-type="float" office:value="1" calcext:value-type="float">
            <text:p>1</text:p>
          </table:table-cell>
          <table:table-cell table:formula="of:=[.G7]/[.G6]" office:value-type="float" office:value="1" calcext:value-type="float">
            <text:p>1</text:p>
          </table:table-cell>
          <table:table-cell table:formula="of:=[.H7]/[.H6]" office:value-type="float" office:value="1.41066105558478" calcext:value-type="float">
            <text:p>1.41066105558478</text:p>
          </table:table-cell>
          <table:table-cell table:formula="of:=[.I7]/[.I6]" office:value-type="float" office:value="1.18359150889271" calcext:value-type="float">
            <text:p>1.18359150889271</text:p>
          </table:table-cell>
          <table:table-cell table:formula="of:=[.J7]/[.J6]" office:value-type="float" office:value="1.11239563262685" calcext:value-type="float">
            <text:p>1.11239563262685</text:p>
          </table:table-cell>
          <table:table-cell table:formula="of:=[.K7]/[.K6]" office:value-type="float" office:value="1.22139633660738" calcext:value-type="float">
            <text:p>1.22139633660738</text:p>
          </table:table-cell>
          <table:table-cell table:formula="of:=[.L7]/[.L6]" office:value-type="float" office:value="2.01436934539649" calcext:value-type="float">
            <text:p>2.01436934539649</text:p>
          </table:table-cell>
          <table:table-cell table:formula="of:=[.M7]/[.M6]" office:value-type="float" office:value="1.71952564809708" calcext:value-type="float">
            <text:p>1.71952564809708</text:p>
          </table:table-cell>
          <table:table-cell table:formula="of:=[.N7]/[.N6]" office:value-type="float" office:value="0.927653498334127" calcext:value-type="float">
            <text:p>0.927653498334127</text:p>
          </table:table-cell>
          <table:table-cell table:formula="of:=[.O7]/[.O6]" office:value-type="float" office:value="1.544917756221" calcext:value-type="float">
            <text:p>1.544917756221</text:p>
          </table:table-cell>
          <table:table-cell table:formula="of:=[.P7]/[.P6]" office:value-type="float" office:value="1.04671717171717" calcext:value-type="float">
            <text:p>1.0467171717171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1" calcext:value-type="float">
            <text:p>3.011</text:p>
          </table:table-cell>
          <table:table-cell office:value-type="float" office:value="16" calcext:value-type="float">
            <text:p>16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3.651" calcext:value-type="float">
            <text:p>3.651</text:p>
          </table:table-cell>
          <table:table-cell office:value-type="float" office:value="5.422" calcext:value-type="float">
            <text:p>5.422</text:p>
          </table:table-cell>
          <table:table-cell office:value-type="float" office:value="1.284" calcext:value-type="float">
            <text:p>1.284</text:p>
          </table:table-cell>
          <table:table-cell office:value-type="float" office:value="1.516" calcext:value-type="float">
            <text:p>1.516</text:p>
          </table:table-cell>
          <table:table-cell office:value-type="float" office:value="2.102" calcext:value-type="float">
            <text:p>2.102</text:p>
          </table:table-cell>
          <table:table-cell office:value-type="float" office:value="4.213" calcext:value-type="float">
            <text:p>4.213</text:p>
          </table:table-cell>
          <table:table-cell office:value-type="float" office:value="2.594" calcext:value-type="float">
            <text:p>2.594</text:p>
          </table:table-cell>
          <table:table-cell/>
          <table:table-cell office:value-type="string" calcext:value-type="string">
            <text:p>Grid</text:p>
          </table:table-cell>
          <table:table-cell table:formula="of:=[.B13]/[.B14]" office:value-type="float" office:value="1" calcext:value-type="float">
            <text:p>1</text:p>
          </table:table-cell>
          <table:table-cell table:formula="of:=[.C13]/[.C14]" office:value-type="float" office:value="1.00313479623824" calcext:value-type="float">
            <text:p>1.00313479623824</text:p>
          </table:table-cell>
          <table:table-cell table:formula="of:=[.D13]/[.D14]" office:value-type="float" office:value="1.42566287878788" calcext:value-type="float">
            <text:p>1.42566287878788</text:p>
          </table:table-cell>
          <table:table-cell table:formula="of:=[.E13]/[.E14]" office:value-type="float" office:value="1" calcext:value-type="float">
            <text:p>1</text:p>
          </table:table-cell>
          <table:table-cell table:formula="of:=[.F13]/[.F14]" office:value-type="float" office:value="0.978125" calcext:value-type="float">
            <text:p>0.978125</text:p>
          </table:table-cell>
          <table:table-cell table:formula="of:=[.G13]/[.G14]" office:value-type="float" office:value="1" calcext:value-type="float">
            <text:p>1</text:p>
          </table:table-cell>
          <table:table-cell table:formula="of:=[.H13]/[.H14]" office:value-type="float" office:value="2.19601040763226" calcext:value-type="float">
            <text:p>2.19601040763226</text:p>
          </table:table-cell>
          <table:table-cell table:formula="of:=[.I13]/[.I14]" office:value-type="float" office:value="3.00978179082017" calcext:value-type="float">
            <text:p>3.00978179082017</text:p>
          </table:table-cell>
          <table:table-cell table:formula="of:=[.J13]/[.J14]" office:value-type="float" office:value="1.27701993704092" calcext:value-type="float">
            <text:p>1.27701993704092</text:p>
          </table:table-cell>
          <table:table-cell table:formula="of:=[.K13]/[.K14]" office:value-type="float" office:value="1.44779706275033" calcext:value-type="float">
            <text:p>1.44779706275033</text:p>
          </table:table-cell>
          <table:table-cell table:formula="of:=[.L13]/[.L14]" office:value-type="float" office:value="2.31810796172594" calcext:value-type="float">
            <text:p>2.31810796172594</text:p>
          </table:table-cell>
          <table:table-cell table:formula="of:=[.M13]/[.M14]" office:value-type="float" office:value="1.92239411615521" calcext:value-type="float">
            <text:p>1.92239411615521</text:p>
          </table:table-cell>
          <table:table-cell table:formula="of:=[.N13]/[.N14]" office:value-type="float" office:value="1.17037861915367" calcext:value-type="float">
            <text:p>1.17037861915367</text:p>
          </table:table-cell>
          <table:table-cell table:formula="of:=[.O13]/[.O14]" office:value-type="float" office:value="4.11827956989247" calcext:value-type="float">
            <text:p>4.11827956989247</text:p>
          </table:table-cell>
          <table:table-cell table:formula="of:=[.P13]/[.P14]" office:value-type="float" office:value="6.77638453500522" calcext:value-type="float">
            <text:p>6.7763845350052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578" calcext:value-type="float">
            <text:p>2.578</text:p>
          </table:table-cell>
          <table:table-cell table:number-columns-repeated="2"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8.07" calcext:value-type="float">
            <text:p>8.07</text:p>
          </table:table-cell>
          <table:table-cell office:value-type="float" office:value="6.147" calcext:value-type="float">
            <text:p>6.147</text:p>
          </table:table-cell>
          <table:table-cell office:value-type="float" office:value="3.393" calcext:value-type="float">
            <text:p>3.393</text:p>
          </table:table-cell>
          <table:table-cell office:value-type="float" office:value="4.572" calcext:value-type="float">
            <text:p>4.572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5478" calcext:value-type="float">
            <text:p>0.5478</text:p>
          </table:table-cell>
          <table:table-cell office:value-type="float" office:value="1.722" calcext:value-type="float">
            <text:p>1.722</text:p>
          </table:table-cell>
          <table:table-cell office:value-type="float" office:value="3.448" calcext:value-type="float">
            <text:p>3.448</text:p>
          </table:table-cell>
          <table:table-cell office:value-type="float" office:value="0.3859" calcext:value-type="float">
            <text:p>0.3859</text:p>
          </table:table-cell>
          <table:table-cell/>
          <table:table-cell office:value-type="string" calcext:value-type="string">
            <text:p>Random</text:p>
          </table:table-cell>
          <table:table-cell table:formula="of:=[.B15]/[.B14]" office:value-type="float" office:value="1" calcext:value-type="float">
            <text:p>1</text:p>
          </table:table-cell>
          <table:table-cell table:formula="of:=[.C15]/[.C14]" office:value-type="float" office:value="1.00313479623824" calcext:value-type="float">
            <text:p>1.00313479623824</text:p>
          </table:table-cell>
          <table:table-cell table:formula="of:=[.D15]/[.D14]" office:value-type="float" office:value="1.22064393939394" calcext:value-type="float">
            <text:p>1.22064393939394</text:p>
          </table:table-cell>
          <table:table-cell table:formula="of:=[.E15]/[.E14]" office:value-type="float" office:value="0.996875" calcext:value-type="float">
            <text:p>0.996875</text:p>
          </table:table-cell>
          <table:table-cell table:formula="of:=[.F15]/[.F14]" office:value-type="float" office:value="0.996875" calcext:value-type="float">
            <text:p>0.996875</text:p>
          </table:table-cell>
          <table:table-cell table:formula="of:=[.G15]/[.G14]" office:value-type="float" office:value="1" calcext:value-type="float">
            <text:p>1</text:p>
          </table:table-cell>
          <table:table-cell table:formula="of:=[.H15]/[.H14]" office:value-type="float" office:value="1.39982653946227" calcext:value-type="float">
            <text:p>1.39982653946227</text:p>
          </table:table-cell>
          <table:table-cell table:formula="of:=[.I15]/[.I14]" office:value-type="float" office:value="1.15632054176072" calcext:value-type="float">
            <text:p>1.15632054176072</text:p>
          </table:table-cell>
          <table:table-cell table:formula="of:=[.J15]/[.J14]" office:value-type="float" office:value="1.18677859391396" calcext:value-type="float">
            <text:p>1.18677859391396</text:p>
          </table:table-cell>
          <table:table-cell table:formula="of:=[.K15]/[.K14]" office:value-type="float" office:value="1.22082777036048" calcext:value-type="float">
            <text:p>1.22082777036048</text:p>
          </table:table-cell>
          <table:table-cell table:formula="of:=[.L15]/[.L14]" office:value-type="float" office:value="1.68947463441054" calcext:value-type="float">
            <text:p>1.68947463441054</text:p>
          </table:table-cell>
          <table:table-cell table:formula="of:=[.M15]/[.M14]" office:value-type="float" office:value="0.694648744610702" calcext:value-type="float">
            <text:p>0.694648744610702</text:p>
          </table:table-cell>
          <table:table-cell table:formula="of:=[.N15]/[.N14]" office:value-type="float" office:value="0.958797327394209" calcext:value-type="float">
            <text:p>0.958797327394209</text:p>
          </table:table-cell>
          <table:table-cell table:formula="of:=[.O15]/[.O14]" office:value-type="float" office:value="3.37047898338221" calcext:value-type="float">
            <text:p>3.37047898338221</text:p>
          </table:table-cell>
          <table:table-cell table:formula="of:=[.P15]/[.P14]" office:value-type="float" office:value="1.00809822361547" calcext:value-type="float">
            <text:p>1.0080982236154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363" calcext:value-type="float">
            <text:p>4.363</text:p>
          </table:table-cell>
          <table:table-cell office:value-type="float" office:value="2.625" calcext:value-type="float">
            <text:p>2.625</text:p>
          </table:table-cell>
          <table:table-cell office:value-type="float" office:value="3.207" calcext:value-type="float">
            <text:p>3.207</text:p>
          </table:table-cell>
          <table:table-cell office:value-type="float" office:value="12.1" calcext:value-type="float">
            <text:p>12.1</text:p>
          </table:table-cell>
          <table:table-cell office:value-type="float" office:value="14.38" calcext:value-type="float">
            <text:p>14.38</text:p>
          </table:table-cell>
          <table:table-cell office:value-type="float" office:value="10.13" calcext:value-type="float">
            <text:p>10.13</text:p>
          </table:table-cell>
          <table:table-cell office:value-type="float" office:value="11.61" calcext:value-type="float">
            <text:p>11.61</text:p>
          </table:table-cell>
          <table:table-cell office:value-type="float" office:value="3.075" calcext:value-type="float">
            <text:p>3.075</text:p>
          </table:table-cell>
          <table:table-cell office:value-type="float" office:value="4.162" calcext:value-type="float">
            <text:p>4.162</text:p>
          </table:table-cell>
          <table:table-cell office:value-type="float" office:value="5.305" calcext:value-type="float">
            <text:p>5.305</text:p>
          </table:table-cell>
          <table:table-cell office:value-type="float" office:value="1.834" calcext:value-type="float">
            <text:p>1.834</text:p>
          </table:table-cell>
          <table:table-cell office:value-type="float" office:value="1.362" calcext:value-type="float">
            <text:p>1.362</text:p>
          </table:table-cell>
          <table:table-cell office:value-type="float" office:value="2.529" calcext:value-type="float">
            <text:p>2.529</text:p>
          </table:table-cell>
          <table:table-cell office:value-type="float" office:value="4.42" calcext:value-type="float">
            <text:p>4.42</text:p>
          </table:table-cell>
          <table:table-cell office:value-type="float" office:value="2.563" calcext:value-type="float">
            <text:p>2.563</text:p>
          </table:table-cell>
          <table:table-cell/>
          <table:table-cell office:value-type="string" calcext:value-type="string">
            <text:p>Grid</text:p>
          </table:table-cell>
          <table:table-cell table:formula="of:=[.B21]/[.B22]" office:value-type="float" office:value="0.442091397304691" calcext:value-type="float">
            <text:p>0.442091397304691</text:p>
          </table:table-cell>
          <table:table-cell table:formula="of:=[.C21]/[.C22]" office:value-type="float" office:value="0.992063492063492" calcext:value-type="float">
            <text:p>0.992063492063492</text:p>
          </table:table-cell>
          <table:table-cell table:formula="of:=[.D21]/[.D22]" office:value-type="float" office:value="1.56134371957157" calcext:value-type="float">
            <text:p>1.56134371957157</text:p>
          </table:table-cell>
          <table:table-cell table:formula="of:=[.E21]/[.E22]" office:value-type="float" office:value="4.66101694915254" calcext:value-type="float">
            <text:p>4.66101694915254</text:p>
          </table:table-cell>
          <table:table-cell table:formula="of:=[.F21]/[.F22]" office:value-type="float" office:value="6.05728727885425" calcext:value-type="float">
            <text:p>6.05728727885425</text:p>
          </table:table-cell>
          <table:table-cell table:formula="of:=[.G21]/[.G22]" office:value-type="float" office:value="2.94562372782786" calcext:value-type="float">
            <text:p>2.94562372782786</text:p>
          </table:table-cell>
          <table:table-cell table:formula="of:=[.H21]/[.H22]" office:value-type="float" office:value="2.4354940213971" calcext:value-type="float">
            <text:p>2.4354940213971</text:p>
          </table:table-cell>
          <table:table-cell table:formula="of:=[.I21]/[.I22]" office:value-type="float" office:value="0.675972741261816" calcext:value-type="float">
            <text:p>0.675972741261816</text:p>
          </table:table-cell>
          <table:table-cell table:formula="of:=[.J21]/[.J22]" office:value-type="float" office:value="1.3512987012987" calcext:value-type="float">
            <text:p>1.3512987012987</text:p>
          </table:table-cell>
          <table:table-cell table:formula="of:=[.K21]/[.K22]" office:value-type="float" office:value="1.51053530751708" calcext:value-type="float">
            <text:p>1.51053530751708</text:p>
          </table:table-cell>
          <table:table-cell table:formula="of:=[.L21]/[.L22]" office:value-type="float" office:value="2.63619376167888" calcext:value-type="float">
            <text:p>2.63619376167888</text:p>
          </table:table-cell>
          <table:table-cell table:formula="of:=[.M21]/[.M22]" office:value-type="float" office:value="1.97534445250181" calcext:value-type="float">
            <text:p>1.97534445250181</text:p>
          </table:table-cell>
          <table:table-cell table:formula="of:=[.N21]/[.N22]" office:value-type="float" office:value="1.23486328125" calcext:value-type="float">
            <text:p>1.23486328125</text:p>
          </table:table-cell>
          <table:table-cell table:formula="of:=[.O21]/[.O22]" office:value-type="float" office:value="1.92341166231506" calcext:value-type="float">
            <text:p>1.92341166231506</text:p>
          </table:table-cell>
          <table:table-cell table:formula="of:=[.P21]/[.P22]" office:value-type="float" office:value="1.65354838709677" calcext:value-type="float">
            <text:p>1.65354838709677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356" calcext:value-type="float">
            <text:p>4.356</text:p>
          </table:table-cell>
          <table:table-cell office:value-type="float" office:value="2.572" calcext:value-type="float">
            <text:p>2.572</text:p>
          </table:table-cell>
          <table:table-cell office:value-type="float" office:value="2.695" calcext:value-type="float">
            <text:p>2.695</text:p>
          </table:table-cell>
          <table:table-cell office:value-type="float" office:value="3.448" calcext:value-type="float">
            <text:p>3.448</text:p>
          </table:table-cell>
          <table:table-cell office:value-type="float" office:value="7.958" calcext:value-type="float">
            <text:p>7.958</text:p>
          </table:table-cell>
          <table:table-cell office:value-type="float" office:value="5.498" calcext:value-type="float">
            <text:p>5.498</text:p>
          </table:table-cell>
          <table:table-cell office:value-type="float" office:value="7.465" calcext:value-type="float">
            <text:p>7.465</text:p>
          </table:table-cell>
          <table:table-cell office:value-type="float" office:value="6.135" calcext:value-type="float">
            <text:p>6.135</text:p>
          </table:table-cell>
          <table:table-cell office:value-type="float" office:value="3.255" calcext:value-type="float">
            <text:p>3.255</text:p>
          </table:table-cell>
          <table:table-cell office:value-type="float" office:value="4.246" calcext:value-type="float">
            <text:p>4.246</text:p>
          </table:table-cell>
          <table:table-cell office:value-type="float" office:value="1.448" calcext:value-type="float">
            <text:p>1.448</text:p>
          </table:table-cell>
          <table:table-cell office:value-type="float" office:value="1.168" calcext:value-type="float">
            <text:p>1.168</text:p>
          </table:table-cell>
          <table:table-cell office:value-type="float" office:value="1.817" calcext:value-type="float">
            <text:p>1.817</text:p>
          </table:table-cell>
          <table:table-cell office:value-type="float" office:value="3.488" calcext:value-type="float">
            <text:p>3.488</text:p>
          </table:table-cell>
          <table:table-cell office:value-type="float" office:value="1.646" calcext:value-type="float">
            <text:p>1.646</text:p>
          </table:table-cell>
          <table:table-cell/>
          <table:table-cell office:value-type="string" calcext:value-type="string">
            <text:p>Random</text:p>
          </table:table-cell>
          <table:table-cell table:formula="of:=[.B23]/[.B22]" office:value-type="float" office:value="0.441382105583139" calcext:value-type="float">
            <text:p>0.441382105583139</text:p>
          </table:table-cell>
          <table:table-cell table:formula="of:=[.C23]/[.C22]" office:value-type="float" office:value="0.972033257747544" calcext:value-type="float">
            <text:p>0.972033257747544</text:p>
          </table:table-cell>
          <table:table-cell table:formula="of:=[.D23]/[.D22]" office:value-type="float" office:value="1.31207400194742" calcext:value-type="float">
            <text:p>1.31207400194742</text:p>
          </table:table-cell>
          <table:table-cell table:formula="of:=[.E23]/[.E22]" office:value-type="float" office:value="1.32819722650231" calcext:value-type="float">
            <text:p>1.32819722650231</text:p>
          </table:table-cell>
          <table:table-cell table:formula="of:=[.F23]/[.F22]" office:value-type="float" office:value="3.35214827295703" calcext:value-type="float">
            <text:p>3.35214827295703</text:p>
          </table:table-cell>
          <table:table-cell table:formula="of:=[.G23]/[.G22]" office:value-type="float" office:value="1.59872055830183" calcext:value-type="float">
            <text:p>1.59872055830183</text:p>
          </table:table-cell>
          <table:table-cell table:formula="of:=[.H23]/[.H22]" office:value-type="float" office:value="1.5659744073841" calcext:value-type="float">
            <text:p>1.5659744073841</text:p>
          </table:table-cell>
          <table:table-cell table:formula="of:=[.I23]/[.I22]" office:value-type="float" office:value="1.34864805451748" calcext:value-type="float">
            <text:p>1.34864805451748</text:p>
          </table:table-cell>
          <table:table-cell table:formula="of:=[.J23]/[.J22]" office:value-type="float" office:value="1.05681818181818" calcext:value-type="float">
            <text:p>1.05681818181818</text:p>
          </table:table-cell>
          <table:table-cell table:formula="of:=[.K23]/[.K22]" office:value-type="float" office:value="1.20899772209567" calcext:value-type="float">
            <text:p>1.20899772209567</text:p>
          </table:table-cell>
          <table:table-cell table:formula="of:=[.L23]/[.L22]" office:value-type="float" office:value="2.08135690671266" calcext:value-type="float">
            <text:p>2.08135690671266</text:p>
          </table:table-cell>
          <table:table-cell table:formula="of:=[.M23]/[.M22]" office:value-type="float" office:value="1.6939811457578" calcext:value-type="float">
            <text:p>1.6939811457578</text:p>
          </table:table-cell>
          <table:table-cell table:formula="of:=[.N23]/[.N22]" office:value-type="float" office:value="0.88720703125" calcext:value-type="float">
            <text:p>0.88720703125</text:p>
          </table:table-cell>
          <table:table-cell table:formula="of:=[.O23]/[.O22]" office:value-type="float" office:value="1.51784160139252" calcext:value-type="float">
            <text:p>1.51784160139252</text:p>
          </table:table-cell>
          <table:table-cell table:formula="of:=[.P23]/[.P22]" office:value-type="float" office:value="1.06193548387097" calcext:value-type="float">
            <text:p>1.0619354838709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404" calcext:value-type="float">
            <text:p>4.404</text:p>
          </table:table-cell>
          <table:table-cell office:value-type="float" office:value="2.631" calcext:value-type="float">
            <text:p>2.631</text:p>
          </table:table-cell>
          <table:table-cell office:value-type="float" office:value="2.904" calcext:value-type="float">
            <text:p>2.904</text:p>
          </table:table-cell>
          <table:table-cell office:value-type="float" office:value="12.23" calcext:value-type="float">
            <text:p>12.23</text:p>
          </table:table-cell>
          <table:table-cell office:value-type="float" office:value="14.4" calcext:value-type="float">
            <text:p>1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3.126" calcext:value-type="float">
            <text:p>3.126</text:p>
          </table:table-cell>
          <table:table-cell office:value-type="float" office:value="3.607" calcext:value-type="float">
            <text:p>3.607</text:p>
          </table:table-cell>
          <table:table-cell office:value-type="float" office:value="5.159" calcext:value-type="float">
            <text:p>5.159</text:p>
          </table:table-cell>
          <table:table-cell office:value-type="float" office:value="1.509" calcext:value-type="float">
            <text:p>1.509</text:p>
          </table:table-cell>
          <table:table-cell office:value-type="float" office:value="1.258" calcext:value-type="float">
            <text:p>1.258</text:p>
          </table:table-cell>
          <table:table-cell office:value-type="float" office:value="2.084" calcext:value-type="float">
            <text:p>2.084</text:p>
          </table:table-cell>
          <table:table-cell office:value-type="float" office:value="4.306" calcext:value-type="float">
            <text:p>4.306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string" calcext:value-type="string">
            <text:p>Grid</text:p>
          </table:table-cell>
          <table:table-cell table:formula="of:=[.B29]/[.B30]" office:value-type="float" office:value="0.441680874536155" calcext:value-type="float">
            <text:p>0.441680874536155</text:p>
          </table:table-cell>
          <table:table-cell table:formula="of:=[.C29]/[.C30]" office:value-type="float" office:value="1.03623473808586" calcext:value-type="float">
            <text:p>1.03623473808586</text:p>
          </table:table-cell>
          <table:table-cell table:formula="of:=[.D29]/[.D30]" office:value-type="float" office:value="1.52681388012618" calcext:value-type="float">
            <text:p>1.52681388012618</text:p>
          </table:table-cell>
          <table:table-cell table:formula="of:=[.E29]/[.E30]" office:value-type="float" office:value="4.61858006042296" calcext:value-type="float">
            <text:p>4.61858006042296</text:p>
          </table:table-cell>
          <table:table-cell table:formula="of:=[.F29]/[.F30]" office:value-type="float" office:value="5.97758405977584" calcext:value-type="float">
            <text:p>5.97758405977584</text:p>
          </table:table-cell>
          <table:table-cell table:formula="of:=[.G29]/[.G30]" office:value-type="float" office:value="2.93778801843318" calcext:value-type="float">
            <text:p>2.93778801843318</text:p>
          </table:table-cell>
          <table:table-cell table:formula="of:=[.H29]/[.H30]" office:value-type="float" office:value="2.4191866527633" calcext:value-type="float">
            <text:p>2.4191866527633</text:p>
          </table:table-cell>
          <table:table-cell table:formula="of:=[.I29]/[.I30]" office:value-type="float" office:value="0.690981432360743" calcext:value-type="float">
            <text:p>0.690981432360743</text:p>
          </table:table-cell>
          <table:table-cell table:formula="of:=[.J29]/[.J30]" office:value-type="float" office:value="1.26517011574886" calcext:value-type="float">
            <text:p>1.26517011574886</text:p>
          </table:table-cell>
          <table:table-cell table:formula="of:=[.K29]/[.K30]" office:value-type="float" office:value="1.48247126436782" calcext:value-type="float">
            <text:p>1.48247126436782</text:p>
          </table:table-cell>
          <table:table-cell table:formula="of:=[.L29]/[.L30]" office:value-type="float" office:value="3.30703484549638" calcext:value-type="float">
            <text:p>3.30703484549638</text:p>
          </table:table-cell>
          <table:table-cell table:formula="of:=[.M29]/[.M30]" office:value-type="float" office:value="2.23366477272727" calcext:value-type="float">
            <text:p>2.23366477272727</text:p>
          </table:table-cell>
          <table:table-cell table:formula="of:=[.N29]/[.N30]" office:value-type="float" office:value="1.18341851220897" calcext:value-type="float">
            <text:p>1.18341851220897</text:p>
          </table:table-cell>
          <table:table-cell table:formula="of:=[.O29]/[.O30]" office:value-type="float" office:value="4.23402163225172" calcext:value-type="float">
            <text:p>4.23402163225172</text:p>
          </table:table-cell>
          <table:table-cell table:formula="of:=[.P29]/[.P30]" office:value-type="float" office:value="6.56330749354005" calcext:value-type="float">
            <text:p>6.56330749354005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423" calcext:value-type="float">
            <text:p>4.423</text:p>
          </table:table-cell>
          <table:table-cell office:value-type="float" office:value="2.534" calcext:value-type="float">
            <text:p>2.534</text:p>
          </table:table-cell>
          <table:table-cell office:value-type="float" office:value="2.561" calcext:value-type="float">
            <text:p>2.561</text:p>
          </table:table-cell>
          <table:table-cell office:value-type="float" office:value="3.555" calcext:value-type="float">
            <text:p>3.555</text:p>
          </table:table-cell>
          <table:table-cell office:value-type="float" office:value="7.971" calcext:value-type="float">
            <text:p>7.971</text:p>
          </table:table-cell>
          <table:table-cell office:value-type="float" office:value="5.557" calcext:value-type="float">
            <text:p>5.557</text:p>
          </table:table-cell>
          <table:table-cell office:value-type="float" office:value="7.496" calcext:value-type="float">
            <text:p>7.496</text:p>
          </table:table-cell>
          <table:table-cell office:value-type="float" office:value="6.1" calcext:value-type="float">
            <text:p>6.1</text:p>
          </table:table-cell>
          <table:table-cell office:value-type="float" office:value="3.019" calcext:value-type="float">
            <text:p>3.019</text:p>
          </table:table-cell>
          <table:table-cell office:value-type="float" office:value="4.214" calcext:value-type="float">
            <text:p>4.214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925" calcext:value-type="float">
            <text:p>0.5925</text:p>
          </table:table-cell>
          <table:table-cell office:value-type="float" office:value="1.686" calcext:value-type="float">
            <text:p>1.686</text:p>
          </table:table-cell>
          <table:table-cell office:value-type="float" office:value="3.312" calcext:value-type="float">
            <text:p>3.312</text:p>
          </table:table-cell>
          <table:table-cell office:value-type="float" office:value="0.3884" calcext:value-type="float">
            <text:p>0.3884</text:p>
          </table:table-cell>
          <table:table-cell/>
          <table:table-cell office:value-type="string" calcext:value-type="string">
            <text:p>Random</text:p>
          </table:table-cell>
          <table:table-cell table:formula="of:=[.B31]/[.B30]" office:value-type="float" office:value="0.443586400561629" calcext:value-type="float">
            <text:p>0.443586400561629</text:p>
          </table:table-cell>
          <table:table-cell table:formula="of:=[.C31]/[.C30]" office:value-type="float" office:value="0.998030720756203" calcext:value-type="float">
            <text:p>0.998030720756203</text:p>
          </table:table-cell>
          <table:table-cell table:formula="of:=[.D31]/[.D30]" office:value-type="float" office:value="1.34647739221872" calcext:value-type="float">
            <text:p>1.34647739221872</text:p>
          </table:table-cell>
          <table:table-cell table:formula="of:=[.E31]/[.E30]" office:value-type="float" office:value="1.34252265861027" calcext:value-type="float">
            <text:p>1.34252265861027</text:p>
          </table:table-cell>
          <table:table-cell table:formula="of:=[.F31]/[.F30]" office:value-type="float" office:value="3.30884184308842" calcext:value-type="float">
            <text:p>3.30884184308842</text:p>
          </table:table-cell>
          <table:table-cell table:formula="of:=[.G31]/[.G30]" office:value-type="float" office:value="1.60051843317972" calcext:value-type="float">
            <text:p>1.60051843317972</text:p>
          </table:table-cell>
          <table:table-cell table:formula="of:=[.H31]/[.H30]" office:value-type="float" office:value="1.56329509906152" calcext:value-type="float">
            <text:p>1.56329509906152</text:p>
          </table:table-cell>
          <table:table-cell table:formula="of:=[.I31]/[.I30]" office:value-type="float" office:value="1.34836427939876" calcext:value-type="float">
            <text:p>1.34836427939876</text:p>
          </table:table-cell>
          <table:table-cell table:formula="of:=[.J31]/[.J30]" office:value-type="float" office:value="1.05892669238864" calcext:value-type="float">
            <text:p>1.05892669238864</text:p>
          </table:table-cell>
          <table:table-cell table:formula="of:=[.K31]/[.K30]" office:value-type="float" office:value="1.21091954022989" calcext:value-type="float">
            <text:p>1.21091954022989</text:p>
          </table:table-cell>
          <table:table-cell table:formula="of:=[.L31]/[.L30]" office:value-type="float" office:value="2.01862809555117" calcext:value-type="float">
            <text:p>2.01862809555117</text:p>
          </table:table-cell>
          <table:table-cell table:formula="of:=[.M31]/[.M30]" office:value-type="float" office:value="1.05202414772727" calcext:value-type="float">
            <text:p>1.05202414772727</text:p>
          </table:table-cell>
          <table:table-cell table:formula="of:=[.N31]/[.N30]" office:value-type="float" office:value="0.957410562180579" calcext:value-type="float">
            <text:p>0.957410562180579</text:p>
          </table:table-cell>
          <table:table-cell table:formula="of:=[.O31]/[.O30]" office:value-type="float" office:value="3.25663716814159" calcext:value-type="float">
            <text:p>3.25663716814159</text:p>
          </table:table-cell>
          <table:table-cell table:formula="of:=[.P31]/[.P30]" office:value-type="float" office:value="1.00361757105943" calcext:value-type="float">
            <text:p>1.00361757105943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7:24:53.572665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5-20T19:34:17.147495143</dc:date>
    <meta:editing-duration>PT5H25M</meta:editing-duration>
    <meta:editing-cycles>13</meta:editing-cycles>
    <meta:generator>LibreOffice/5.2.6.2$Linux_X86_64 LibreOffice_project/20$Build-2</meta:generator>
    <meta:document-statistic meta:table-count="6" meta:cell-count="2541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2:TestProblem.H3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R12:'2 Phases Hybrid'.AG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R17:'2 Phases Hybrid'.AG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R2:'10 Phases Hybrid'.AG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R7:'10 Phases Hybrid'.AG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R12:'10 Phases Hybrid'.AG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2">
                <text:p>-0.0276120008925272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R17:'10 Phases Hybrid'.AG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9">
                <text:p>-0.0876716420395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4:Incremental.C9" chart:data-source-has-labels="both" svg:x="1.331cm" svg:y="1.275cm" svg:width="10.948cm" svg:height="7.545cm">
          <chartooo:coordinate-region svg:x="3.488cm" svg:y="1.275cm" svg:width="8.791cm" svg:height="3.878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665cm" chart:style-name="ch7">
              <text:p>Fitness (less is better)</text:p>
            </chart:title>
            <chart:grid chart:style-name="ch8" chart:class="major"/>
          </chart:axis>
          <chart:series chart:style-name="ch9" chart:values-cell-range-address="Incremental.B5:Incremental.B9" chart:label-cell-address="Incremental.B4:Incremental.B4" chart:class="chart:bar">
            <chart:data-point chart:repeated="5"/>
          </chart:series>
          <chart:series chart:style-name="ch10" chart:values-cell-range-address="Incremental.C5:Incremental.C9" chart:label-cell-address="Incremental.C4:Incremental.C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4:Incremental.B4</svg:desc>
                </draw:g>
              </table:table-cell>
              <table:table-cell office:value-type="string">
                <text:p>Validated Fitness</text:p>
                <draw:g>
                  <svg:desc>Incremental.C4:Increment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0.00374087954383617">
                <text:p>0.00374087954383617</text:p>
                <draw:g>
                  <svg:desc>Incremental.B5:Incremental.B9</svg:desc>
                </draw:g>
              </table:table-cell>
              <table:table-cell office:value-type="float" office:value="0.0435425540987025">
                <text:p>0.0435425540987025</text:p>
                <draw:g>
                  <svg:desc>Incremental.C5:Incremental.C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0.000062511562117229">
                <text:p>0.000062511562117229</text:p>
              </table:table-cell>
              <table:table-cell office:value-type="float" office:value="0.00108491815702116">
                <text:p>0.00108491815702116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0.000894074105464826">
                <text:p>0.000894074105464826</text:p>
              </table:table-cell>
              <table:table-cell office:value-type="float" office:value="0.0495856061200959">
                <text:p>0.049585606120095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0.00186618150831874">
                <text:p>0.00186618150831874</text:p>
              </table:table-cell>
              <table:table-cell office:value-type="float" office:value="0.0320987855765166">
                <text:p>0.0320987855765166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0.0012793885319885">
                <text:p>0.0012793885319885</text:p>
              </table:table-cell>
              <table:table-cell office:value-type="float" office:value="0.0384671197294283">
                <text:p>0.0384671197294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A9 Incremental.E4:Incremental.F9" chart:data-source-has-labels="both" svg:x="1.331cm" svg:y="1.275cm" svg:width="10.948cm" svg:height="7.545cm">
          <chartooo:coordinate-region svg:x="3.488cm" svg:y="1.275cm" svg:width="8.791cm" svg:height="3.877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136cm" chart:style-name="ch7">
              <text:p>-log10(fitness)</text:p>
            </chart:title>
            <chart:grid chart:style-name="ch8" chart:class="major"/>
          </chart:axis>
          <chart:series chart:style-name="ch9" chart:values-cell-range-address="Incremental.E5:Incremental.E9" chart:label-cell-address="Incremental.E4:Incremental.E4" chart:class="chart:bar">
            <chart:data-point chart:repeated="5"/>
          </chart:series>
          <chart:series chart:style-name="ch10" chart:values-cell-range-address="Incremental.F5:Incremental.F9" chart:label-cell-address="Incremental.F4:Incremental.F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E4:Incremental.E4</svg:desc>
                </draw:g>
              </table:table-cell>
              <table:table-cell office:value-type="string">
                <text:p>Validated Fitness</text:p>
                <draw:g>
                  <svg:desc>Incremental.F4:Incrementa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2.42702627584069">
                <text:p>2.42702627584069</text:p>
                <draw:g>
                  <svg:desc>Incremental.E5:Incremental.E9</svg:desc>
                </draw:g>
              </table:table-cell>
              <table:table-cell office:value-type="float" office:value="1.36108609990586">
                <text:p>1.36108609990586</text:p>
                <draw:g>
                  <svg:desc>Incremental.F5:Incremental.F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4.20403964826699">
                <text:p>4.20403964826699</text:p>
              </table:table-cell>
              <table:table-cell office:value-type="float" office:value="2.96460302245575">
                <text:p>2.96460302245575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3.04862648314967">
                <text:p>3.04862648314967</text:p>
              </table:table-cell>
              <table:table-cell office:value-type="float" office:value="1.30464437370809">
                <text:p>1.3046443737080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2.72904611823816">
                <text:p>2.72904611823816</text:p>
              </table:table-cell>
              <table:table-cell office:value-type="float" office:value="1.49351139835508">
                <text:p>1.49351139835508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2.8929975464717">
                <text:p>2.8929975464717</text:p>
              </table:table-cell>
              <table:table-cell office:value-type="float" office:value="1.414910330783">
                <text:p>1.4149103307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Relative gain made by incremental CSRM</text:p>
        </chart:title>
        <chart:legend chart:legend-position="end" svg:x="12.229cm" svg:y="3.703cm" style:legend-expansion="high" chart:style-name="ch3"/>
        <chart:plot-area chart:style-name="ch4" table:cell-range-address="Incremental.B12:Incremental.C12 Incremental.A14:Incremental.C16" chart:data-source-has-labels="both" svg:x="0.32cm" svg:y="1.275cm" svg:width="11.589cm" svg:height="7.545cm">
          <chartooo:coordinate-region svg:x="1.047cm" svg:y="1.475cm" svg:width="10.862cm" svg:height="6.698cm"/>
          <chart:axis chart:dimension="x" chart:name="primary-x" chart:style-name="ch5" chartooo:axis-type="auto">
            <chartooo:date-scale/>
            <chart:categories table:cell-range-address="Incremental.B12:Incremental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cremental.B14:Incremental.C14" chart:label-cell-address="Incremental.A14:Incremental.A14" chart:class="chart:bar">
            <chart:data-point chart:repeated="2"/>
          </chart:series>
          <chart:series chart:style-name="ch9" chart:values-cell-range-address="Incremental.B15:Incremental.C15" chart:label-cell-address="Incremental.A15:Incremental.A15" chart:class="chart:bar">
            <chart:data-point chart:repeated="2"/>
          </chart:series>
          <chart:series chart:style-name="ch10" chart:values-cell-range-address="Incremental.B16:Incremental.C16" chart:label-cell-address="Incremental.A16:Incremental.A16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12:Incremental.C12</svg:desc>
                </draw:g>
              </table:table-cell>
              <table:table-cell office:value-type="string">
                <text:p>Validated Fitness</text:p>
              </table:table-cell>
            </table:table-row>
          </table:table-header-rows>
          <table:table-rows>
            <table:table-row>
              <table:table-cell office:value-type="string">
                <text:p>20 Points</text:p>
                <draw:g>
                  <svg:desc>Incremental.A14:Incremental.A14</svg:desc>
                </draw:g>
              </table:table-cell>
              <table:table-cell office:value-type="float" office:value="2.0872783328721">
                <text:p>2.0872783328721</text:p>
                <draw:g>
                  <svg:desc>Incremental.B14:Incremental.C14</svg:desc>
                </draw:g>
              </table:table-cell>
              <table:table-cell office:value-type="float" office:value="0.647340792785181">
                <text:p>0.647340792785181</text:p>
              </table:table-cell>
            </table:table-row>
            <table:table-row>
              <table:table-cell office:value-type="string">
                <text:p>30 Points</text:p>
                <draw:g>
                  <svg:desc>Incremental.A15:Incremental.A15</svg:desc>
                </draw:g>
              </table:table-cell>
              <table:table-cell office:value-type="float" office:value="2.92395894624902">
                <text:p>2.92395894624902</text:p>
                <draw:g>
                  <svg:desc>Incremental.B15:Incremental.C15</svg:desc>
                </draw:g>
              </table:table-cell>
              <table:table-cell office:value-type="float" office:value="1.13194214708494">
                <text:p>1.13194214708494</text:p>
              </table:table-cell>
            </table:table-row>
            <table:table-row>
              <table:table-cell office:value-type="string">
                <text:p>30 Points Extended</text:p>
                <draw:g>
                  <svg:desc>Incremental.A16:Incremental.A16</svg:desc>
                </draw:g>
              </table:table-cell>
              <table:table-cell office:value-type="float" office:value="1.11783933100774">
                <text:p>1.11783933100774</text:p>
                <draw:g>
                  <svg:desc>Incremental.B16:Incremental.C16</svg:desc>
                </draw:g>
              </table:table-cell>
              <table:table-cell office:value-type="float" office:value="0.977122521868206">
                <text:p>0.9771225218682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Training Fitness for Topologies</text:p>
        </chart:title>
        <chart:legend chart:legend-position="end" svg:x="11.541cm" svg:y="2.956cm" style:legend-expansion="high" chart:style-name="ch3"/>
        <chart:plot-area chart:style-name="ch4" table:cell-range-address="Sheet6.A2:Sheet6.P8" chart:data-source-has-labels="both" svg:x="0.32cm" svg:y="1.275cm" svg:width="10.901cm" svg:height="7.545cm">
          <chartooo:coordinate-region svg:x="0.941cm" svg:y="1.475cm" svg:width="10.28cm" svg:height="6.698cm"/>
          <chart:axis chart:dimension="x" chart:name="primary-x" chart:style-name="ch5" chartooo:axis-type="auto">
            <chartooo:date-scale/>
            <chart:categories table:cell-range-address="Sheet6.B2:Sheet6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6.B3:Sheet6.P3" chart:label-cell-address="Sheet6.A3:Sheet6.A3" chart:class="chart:bar">
            <chart:data-point chart:repeated="15"/>
          </chart:series>
          <chart:series chart:style-name="ch9" chart:values-cell-range-address="Sheet6.B4:Sheet6.P4" chart:label-cell-address="Sheet6.A4:Sheet6.A4" chart:class="chart:bar">
            <chart:data-point chart:repeated="15"/>
          </chart:series>
          <chart:series chart:style-name="ch10" chart:values-cell-range-address="Sheet6.B5:Sheet6.P5" chart:label-cell-address="Sheet6.A5:Sheet6.A5" chart:class="chart:bar">
            <chart:data-point chart:repeated="15"/>
          </chart:series>
          <chart:series chart:style-name="ch11" chart:values-cell-range-address="Sheet6.B6:Sheet6.P6" chart:label-cell-address="Sheet6.A6:Sheet6.A6" chart:class="chart:bar">
            <chart:data-point chart:repeated="15"/>
          </chart:series>
          <chart:series chart:style-name="ch12" chart:values-cell-range-address="Sheet6.B7:Sheet6.P7" chart:label-cell-address="Sheet6.A7:Sheet6.A7" chart:class="chart:bar">
            <chart:data-point chart:repeated="15"/>
          </chart:series>
          <chart:series chart:style-name="ch13" chart:values-cell-range-address="Sheet6.B8:Sheet6.P8" chart:label-cell-address="Sheet6.A8:Sheet6.A8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B2:Sheet6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  <draw:g>
                  <svg:desc>Sheet6.A3:Sheet6.A3</svg:desc>
                </draw:g>
              </table:table-cell>
              <table:table-cell office:value-type="float" office:value="16">
                <text:p>16</text:p>
                <draw:g>
                  <svg:desc>Sheet6.B3:Sheet6.P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.089">
                <text:p>3.08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36">
                <text:p>9.436</text:p>
              </table:table-cell>
              <table:table-cell office:value-type="float" office:value="16">
                <text:p>16</text:p>
              </table:table-cell>
              <table:table-cell office:value-type="float" office:value="4.089">
                <text:p>4.089</text:p>
              </table:table-cell>
              <table:table-cell office:value-type="float" office:value="4.82">
                <text:p>4.82</text:p>
              </table:table-cell>
              <table:table-cell office:value-type="float" office:value="1.221">
                <text:p>1.221</text:p>
              </table:table-cell>
              <table:table-cell office:value-type="float" office:value="1.37">
                <text:p>1.37</text:p>
              </table:table-cell>
              <table:table-cell office:value-type="float" office:value="2.522">
                <text:p>2.522</text:p>
              </table:table-cell>
              <table:table-cell office:value-type="float" office:value="3.799">
                <text:p>3.799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RandomStaticTopology4</text:p>
                <draw:g>
                  <svg:desc>Sheet6.A4:Sheet6.A4</svg:desc>
                </draw:g>
              </table:table-cell>
              <table:table-cell office:value-type="float" office:value="16">
                <text:p>16</text:p>
                <draw:g>
                  <svg:desc>Sheet6.B4:Sheet6.P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6">
                <text:p>10.66</text:p>
              </table:table-cell>
              <table:table-cell office:value-type="float" office:value="16">
                <text:p>16</text:p>
              </table:table-cell>
              <table:table-cell office:value-type="float" office:value="3.484">
                <text:p>3.484</text:p>
              </table:table-cell>
              <table:table-cell office:value-type="float" office:value="4.237">
                <text:p>4.237</text:p>
              </table:table-cell>
              <table:table-cell office:value-type="float" office:value="1.457">
                <text:p>1.457</text:p>
              </table:table-cell>
              <table:table-cell office:value-type="float" office:value="1.249">
                <text:p>1.249</text:p>
              </table:table-cell>
              <table:table-cell office:value-type="float" office:value="2.28">
                <text:p>2.28</text:p>
              </table:table-cell>
              <table:table-cell office:value-type="float" office:value="3.225">
                <text:p>3.225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VonNeumannTopology4</text:p>
                <draw:g>
                  <svg:desc>Sheet6.A5:Sheet6.A5</svg:desc>
                </draw:g>
              </table:table-cell>
              <table:table-cell office:value-type="float" office:value="16">
                <text:p>16</text:p>
                <draw:g>
                  <svg:desc>Sheet6.B5:Sheet6.P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.256">
                <text:p>3.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63">
                <text:p>12.63</text:p>
              </table:table-cell>
              <table:table-cell office:value-type="float" office:value="16">
                <text:p>16</text:p>
              </table:table-cell>
              <table:table-cell office:value-type="float" office:value="4.234">
                <text:p>4.234</text:p>
              </table:table-cell>
              <table:table-cell office:value-type="float" office:value="5.599">
                <text:p>5.599</text:p>
              </table:table-cell>
              <table:table-cell office:value-type="float" office:value="2.022">
                <text:p>2.022</text:p>
              </table:table-cell>
              <table:table-cell office:value-type="float" office:value="1.617">
                <text:p>1.617</text:p>
              </table:table-cell>
              <table:table-cell office:value-type="float" office:value="2.562">
                <text:p>2.562</text:p>
              </table:table-cell>
              <table:table-cell office:value-type="float" office:value="4.517">
                <text:p>4.517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string">
                <text:p>TreeTopology2</text:p>
                <draw:g>
                  <svg:desc>Sheet6.A6:Sheet6.A6</svg:desc>
                </draw:g>
              </table:table-cell>
              <table:table-cell office:value-type="float" office:value="16">
                <text:p>16</text:p>
                <draw:g>
                  <svg:desc>Sheet6.B6:Sheet6.P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StaticTopology2</text:p>
                <draw:g>
                  <svg:desc>Sheet6.A7:Sheet6.A7</svg:desc>
                </draw:g>
              </table:table-cell>
              <table:table-cell office:value-type="float" office:value="16">
                <text:p>16</text:p>
                <draw:g>
                  <svg:desc>Sheet6.B7:Sheet6.P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716">
                <text:p>2.7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45">
                <text:p>8.045</text:p>
              </table:table-cell>
              <table:table-cell office:value-type="float" office:value="6.189">
                <text:p>6.189</text:p>
              </table:table-cell>
              <table:table-cell office:value-type="float" office:value="3.464">
                <text:p>3.464</text:p>
              </table:table-cell>
              <table:table-cell office:value-type="float" office:value="4.601">
                <text:p>4.601</text:p>
              </table:table-cell>
              <table:table-cell office:value-type="float" office:value="1.514">
                <text:p>1.514</text:p>
              </table:table-cell>
              <table:table-cell office:value-type="float" office:value="1.247">
                <text:p>1.247</text:p>
              </table:table-cell>
              <table:table-cell office:value-type="float" office:value="1.949">
                <text:p>1.949</text:p>
              </table:table-cell>
              <table:table-cell office:value-type="float" office:value="3.663">
                <text:p>3.663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TreeTopology4</text:p>
                <draw:g>
                  <svg:desc>Sheet6.A8:Sheet6.A8</svg:desc>
                </draw:g>
              </table:table-cell>
              <table:table-cell office:value-type="float" office:value="16">
                <text:p>16</text:p>
                <draw:g>
                  <svg:desc>Sheet6.B8:Sheet6.P8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Validated fitness for topologies</text:p>
        </chart:title>
        <chart:legend chart:legend-position="end" svg:x="11.541cm" svg:y="2.956cm" style:legend-expansion="high" chart:style-name="ch3"/>
        <chart:plot-area chart:style-name="ch4" table:cell-range-address="Sheet6.A10:Sheet6.P16" chart:data-source-has-labels="both" svg:x="0.32cm" svg:y="1.275cm" svg:width="10.901cm" svg:height="7.545cm">
          <chartooo:coordinate-region svg:x="0.941cm" svg:y="1.475cm" svg:width="10.28cm" svg:height="6.698cm"/>
          <chart:axis chart:dimension="x" chart:name="primary-x" chart:style-name="ch5" chartooo:axis-type="auto">
            <chartooo:date-scale/>
            <chart:categories table:cell-range-address="Sheet6.B10:Sheet6.P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6.B11:Sheet6.P11" chart:label-cell-address="Sheet6.A11:Sheet6.A11" chart:class="chart:bar">
            <chart:data-point chart:repeated="15"/>
          </chart:series>
          <chart:series chart:style-name="ch9" chart:values-cell-range-address="Sheet6.B12:Sheet6.P12" chart:label-cell-address="Sheet6.A12:Sheet6.A12" chart:class="chart:bar">
            <chart:data-point chart:repeated="15"/>
          </chart:series>
          <chart:series chart:style-name="ch10" chart:values-cell-range-address="Sheet6.B13:Sheet6.P13" chart:label-cell-address="Sheet6.A13:Sheet6.A13" chart:class="chart:bar">
            <chart:data-point chart:repeated="15"/>
          </chart:series>
          <chart:series chart:style-name="ch11" chart:values-cell-range-address="Sheet6.B14:Sheet6.P14" chart:label-cell-address="Sheet6.A14:Sheet6.A14" chart:class="chart:bar">
            <chart:data-point chart:repeated="15"/>
          </chart:series>
          <chart:series chart:style-name="ch12" chart:values-cell-range-address="Sheet6.B15:Sheet6.P15" chart:label-cell-address="Sheet6.A15:Sheet6.A15" chart:class="chart:bar">
            <chart:data-point chart:repeated="15"/>
          </chart:series>
          <chart:series chart:style-name="ch13" chart:values-cell-range-address="Sheet6.B16:Sheet6.P16" chart:label-cell-address="Sheet6.A16:Sheet6.A16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B10:Sheet6.P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  <draw:g>
                  <svg:desc>Sheet6.A11:Sheet6.A11</svg:desc>
                </draw:g>
              </table:table-cell>
              <table:table-cell office:value-type="float" office:value="16">
                <text:p>16</text:p>
                <draw:g>
                  <svg:desc>Sheet6.B11:Sheet6.P1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.031">
                <text:p>3.031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9.446">
                <text:p>9.446</text:p>
              </table:table-cell>
              <table:table-cell office:value-type="float" office:value="16">
                <text:p>16</text:p>
              </table:table-cell>
              <table:table-cell office:value-type="float" office:value="3.606">
                <text:p>3.606</text:p>
              </table:table-cell>
              <table:table-cell office:value-type="float" office:value="4.825">
                <text:p>4.825</text:p>
              </table:table-cell>
              <table:table-cell office:value-type="float" office:value="1.24">
                <text:p>1.24</text:p>
              </table:table-cell>
              <table:table-cell office:value-type="float" office:value="0.9081">
                <text:p>0.9081</text:p>
              </table:table-cell>
              <table:table-cell office:value-type="float" office:value="1.929">
                <text:p>1.929</text:p>
              </table:table-cell>
              <table:table-cell office:value-type="float" office:value="3.476">
                <text:p>3.476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>RandomStaticTopology4</text:p>
                <draw:g>
                  <svg:desc>Sheet6.A12:Sheet6.A12</svg:desc>
                </draw:g>
              </table:table-cell>
              <table:table-cell office:value-type="float" office:value="15.65">
                <text:p>15.65</text:p>
                <draw:g>
                  <svg:desc>Sheet6.B12:Sheet6.P1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631">
                <text:p>2.631</text:p>
              </table:table-cell>
              <table:table-cell office:value-type="float" office:value="16">
                <text:p>16</text:p>
              </table:table-cell>
              <table:table-cell office:value-type="float" office:value="15.35">
                <text:p>15.35</text:p>
              </table:table-cell>
              <table:table-cell office:value-type="float" office:value="16">
                <text:p>16</text:p>
              </table:table-cell>
              <table:table-cell office:value-type="float" office:value="10.67">
                <text:p>10.67</text:p>
              </table:table-cell>
              <table:table-cell office:value-type="float" office:value="15.95">
                <text:p>15.95</text:p>
              </table:table-cell>
              <table:table-cell office:value-type="float" office:value="2.759">
                <text:p>2.759</text:p>
              </table:table-cell>
              <table:table-cell office:value-type="float" office:value="4.187">
                <text:p>4.187</text:p>
              </table:table-cell>
              <table:table-cell office:value-type="float" office:value="0.6636">
                <text:p>0.6636</text:p>
              </table:table-cell>
              <table:table-cell office:value-type="float" office:value="0.6568">
                <text:p>0.6568</text:p>
              </table:table-cell>
              <table:table-cell office:value-type="float" office:value="1.936">
                <text:p>1.936</text:p>
              </table:table-cell>
              <table:table-cell office:value-type="float" office:value="2.92">
                <text:p>2.92</text:p>
              </table:table-cell>
              <table:table-cell office:value-type="float" office:value="0.3948">
                <text:p>0.3948</text:p>
              </table:table-cell>
            </table:table-row>
            <table:table-row>
              <table:table-cell office:value-type="string">
                <text:p>VonNeumannTopology4</text:p>
                <draw:g>
                  <svg:desc>Sheet6.A13:Sheet6.A13</svg:desc>
                </draw:g>
              </table:table-cell>
              <table:table-cell office:value-type="float" office:value="16">
                <text:p>16</text:p>
                <draw:g>
                  <svg:desc>Sheet6.B13:Sheet6.P1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.011">
                <text:p>3.011</text:p>
              </table:table-cell>
              <table:table-cell office:value-type="float" office:value="16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12.66">
                <text:p>12.66</text:p>
              </table:table-cell>
              <table:table-cell office:value-type="float" office:value="16">
                <text:p>16</text:p>
              </table:table-cell>
              <table:table-cell office:value-type="float" office:value="3.651">
                <text:p>3.651</text:p>
              </table:table-cell>
              <table:table-cell office:value-type="float" office:value="5.422">
                <text:p>5.422</text:p>
              </table:table-cell>
              <table:table-cell office:value-type="float" office:value="1.284">
                <text:p>1.284</text:p>
              </table:table-cell>
              <table:table-cell office:value-type="float" office:value="1.516">
                <text:p>1.516</text:p>
              </table:table-cell>
              <table:table-cell office:value-type="float" office:value="2.102">
                <text:p>2.102</text:p>
              </table:table-cell>
              <table:table-cell office:value-type="float" office:value="4.213">
                <text:p>4.213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string">
                <text:p>TreeTopology2</text:p>
                <draw:g>
                  <svg:desc>Sheet6.A14:Sheet6.A14</svg:desc>
                </draw:g>
              </table:table-cell>
              <table:table-cell office:value-type="float" office:value="16">
                <text:p>16</text:p>
                <draw:g>
                  <svg:desc>Sheet6.B14:Sheet6.P14</svg:desc>
                </draw:g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>
                <text:p>RandomStaticTopology2</text:p>
                <draw:g>
                  <svg:desc>Sheet6.A15:Sheet6.A15</svg:desc>
                </draw:g>
              </table:table-cell>
              <table:table-cell office:value-type="float" office:value="16">
                <text:p>16</text:p>
                <draw:g>
                  <svg:desc>Sheet6.B15:Sheet6.P1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578">
                <text:p>2.578</text:p>
              </table:table-cell>
              <table:table-cell office:value-type="float" office:value="15.95">
                <text:p>15.95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8.07">
                <text:p>8.07</text:p>
              </table:table-cell>
              <table:table-cell office:value-type="float" office:value="6.147">
                <text:p>6.147</text:p>
              </table:table-cell>
              <table:table-cell office:value-type="float" office:value="3.393">
                <text:p>3.393</text:p>
              </table:table-cell>
              <table:table-cell office:value-type="float" office:value="4.572">
                <text:p>4.572</text:p>
              </table:table-cell>
              <table:table-cell office:value-type="float" office:value="0.9358">
                <text:p>0.9358</text:p>
              </table:table-cell>
              <table:table-cell office:value-type="float" office:value="0.5478">
                <text:p>0.5478</text:p>
              </table:table-cell>
              <table:table-cell office:value-type="float" office:value="1.722">
                <text:p>1.722</text:p>
              </table:table-cell>
              <table:table-cell office:value-type="float" office:value="3.448">
                <text:p>3.448</text:p>
              </table:table-cell>
              <table:table-cell office:value-type="float" office:value="0.3859">
                <text:p>0.3859</text:p>
              </table:table-cell>
            </table:table-row>
            <table:table-row>
              <table:table-cell office:value-type="string">
                <text:p>TreeTopology4</text:p>
                <draw:g>
                  <svg:desc>Sheet6.A16:Sheet6.A16</svg:desc>
                </draw:g>
              </table:table-cell>
              <table:table-cell office:value-type="float" office:value="16">
                <text:p>16</text:p>
                <draw:g>
                  <svg:desc>Sheet6.B16:Sheet6.P16</svg:desc>
                </draw:g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ean trainingfitness of 5 best expressions with topologies</text:p>
        </chart:title>
        <chart:legend chart:legend-position="end" svg:x="11.541cm" svg:y="2.956cm" style:legend-expansion="high" chart:style-name="ch3"/>
        <chart:plot-area chart:style-name="ch4" table:cell-range-address="Sheet6.A18:Sheet6.P24" chart:data-source-has-labels="both" svg:x="0.32cm" svg:y="1.275cm" svg:width="10.901cm" svg:height="7.545cm">
          <chartooo:coordinate-region svg:x="0.941cm" svg:y="1.475cm" svg:width="10.28cm" svg:height="6.698cm"/>
          <chart:axis chart:dimension="x" chart:name="primary-x" chart:style-name="ch5" chartooo:axis-type="auto">
            <chartooo:date-scale/>
            <chart:categories table:cell-range-address="Sheet6.B18:Sheet6.P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6.B19:Sheet6.P19" chart:label-cell-address="Sheet6.A19:Sheet6.A19" chart:class="chart:bar">
            <chart:data-point chart:repeated="15"/>
          </chart:series>
          <chart:series chart:style-name="ch9" chart:values-cell-range-address="Sheet6.B20:Sheet6.P20" chart:label-cell-address="Sheet6.A20:Sheet6.A20" chart:class="chart:bar">
            <chart:data-point chart:repeated="15"/>
          </chart:series>
          <chart:series chart:style-name="ch10" chart:values-cell-range-address="Sheet6.B21:Sheet6.P21" chart:label-cell-address="Sheet6.A21:Sheet6.A21" chart:class="chart:bar">
            <chart:data-point chart:repeated="15"/>
          </chart:series>
          <chart:series chart:style-name="ch11" chart:values-cell-range-address="Sheet6.B22:Sheet6.P22" chart:label-cell-address="Sheet6.A22:Sheet6.A22" chart:class="chart:bar">
            <chart:data-point chart:repeated="15"/>
          </chart:series>
          <chart:series chart:style-name="ch12" chart:values-cell-range-address="Sheet6.B23:Sheet6.P23" chart:label-cell-address="Sheet6.A23:Sheet6.A23" chart:class="chart:bar">
            <chart:data-point chart:repeated="15"/>
          </chart:series>
          <chart:series chart:style-name="ch13" chart:values-cell-range-address="Sheet6.B24:Sheet6.P24" chart:label-cell-address="Sheet6.A24:Sheet6.A24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B18:Sheet6.P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  <draw:g>
                  <svg:desc>Sheet6.A19:Sheet6.A19</svg:desc>
                </draw:g>
              </table:table-cell>
              <table:table-cell office:value-type="float" office:value="3.699">
                <text:p>3.699</text:p>
                <draw:g>
                  <svg:desc>Sheet6.B19:Sheet6.P19</svg:desc>
                </draw:g>
              </table:table-cell>
              <table:table-cell office:value-type="float" office:value="6.283">
                <text:p>6.283</text:p>
              </table:table-cell>
              <table:table-cell office:value-type="float" office:value="3.066">
                <text:p>3.066</text:p>
              </table:table-cell>
              <table:table-cell office:value-type="float" office:value="7.46">
                <text:p>7.46</text:p>
              </table:table-cell>
              <table:table-cell office:value-type="float" office:value="15.37">
                <text:p>15.37</text:p>
              </table:table-cell>
              <table:table-cell office:value-type="float" office:value="2.704">
                <text:p>2.704</text:p>
              </table:table-cell>
              <table:table-cell office:value-type="float" office:value="7.125">
                <text:p>7.125</text:p>
              </table:table-cell>
              <table:table-cell office:value-type="float" office:value="9.608">
                <text:p>9.608</text:p>
              </table:table-cell>
              <table:table-cell office:value-type="float" office:value="4.028">
                <text:p>4.028</text:p>
              </table:table-cell>
              <table:table-cell office:value-type="float" office:value="4.805">
                <text:p>4.805</text:p>
              </table:table-cell>
              <table:table-cell office:value-type="float" office:value="0.7676">
                <text:p>0.7676</text:p>
              </table:table-cell>
              <table:table-cell office:value-type="float" office:value="1.351">
                <text:p>1.351</text:p>
              </table:table-cell>
              <table:table-cell office:value-type="float" office:value="2.351">
                <text:p>2.351</text:p>
              </table:table-cell>
              <table:table-cell office:value-type="float" office:value="3.705">
                <text:p>3.70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RandomStaticTopology4</text:p>
                <draw:g>
                  <svg:desc>Sheet6.A20:Sheet6.A20</svg:desc>
                </draw:g>
              </table:table-cell>
              <table:table-cell office:value-type="float" office:value="4.034">
                <text:p>4.034</text:p>
                <draw:g>
                  <svg:desc>Sheet6.B20:Sheet6.P20</svg:desc>
                </draw:g>
              </table:table-cell>
              <table:table-cell office:value-type="float" office:value="1.892">
                <text:p>1.892</text:p>
              </table:table-cell>
              <table:table-cell office:value-type="float" office:value="2.491">
                <text:p>2.491</text:p>
              </table:table-cell>
              <table:table-cell office:value-type="float" office:value="11.92">
                <text:p>11.92</text:p>
              </table:table-cell>
              <table:table-cell office:value-type="float" office:value="12.78">
                <text:p>12.78</text:p>
              </table:table-cell>
              <table:table-cell office:value-type="float" office:value="8.281">
                <text:p>8.281</text:p>
              </table:table-cell>
              <table:table-cell office:value-type="float" office:value="7.136">
                <text:p>7.136</text:p>
              </table:table-cell>
              <table:table-cell office:value-type="float" office:value="14.78">
                <text:p>14.78</text:p>
              </table:table-cell>
              <table:table-cell office:value-type="float" office:value="3.17">
                <text:p>3.17</text:p>
              </table:table-cell>
              <table:table-cell office:value-type="float" office:value="2.683">
                <text:p>2.683</text:p>
              </table:table-cell>
              <table:table-cell office:value-type="float" office:value="1.416">
                <text:p>1.416</text:p>
              </table:table-cell>
              <table:table-cell office:value-type="float" office:value="1.004">
                <text:p>1.004</text:p>
              </table:table-cell>
              <table:table-cell office:value-type="float" office:value="2.232">
                <text:p>2.232</text:p>
              </table:table-cell>
              <table:table-cell office:value-type="float" office:value="2.974">
                <text:p>2.9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VonNeumannTopology4</text:p>
                <draw:g>
                  <svg:desc>Sheet6.A21:Sheet6.A21</svg:desc>
                </draw:g>
              </table:table-cell>
              <table:table-cell office:value-type="float" office:value="4.363">
                <text:p>4.363</text:p>
                <draw:g>
                  <svg:desc>Sheet6.B21:Sheet6.P21</svg:desc>
                </draw:g>
              </table:table-cell>
              <table:table-cell office:value-type="float" office:value="2.625">
                <text:p>2.625</text:p>
              </table:table-cell>
              <table:table-cell office:value-type="float" office:value="3.207">
                <text:p>3.207</text:p>
              </table:table-cell>
              <table:table-cell office:value-type="float" office:value="12.1">
                <text:p>12.1</text:p>
              </table:table-cell>
              <table:table-cell office:value-type="float" office:value="14.38">
                <text:p>14.38</text:p>
              </table:table-cell>
              <table:table-cell office:value-type="float" office:value="10.13">
                <text:p>10.13</text:p>
              </table:table-cell>
              <table:table-cell office:value-type="float" office:value="11.61">
                <text:p>11.61</text:p>
              </table:table-cell>
              <table:table-cell office:value-type="float" office:value="3.075">
                <text:p>3.075</text:p>
              </table:table-cell>
              <table:table-cell office:value-type="float" office:value="4.162">
                <text:p>4.162</text:p>
              </table:table-cell>
              <table:table-cell office:value-type="float" office:value="5.305">
                <text:p>5.305</text:p>
              </table:table-cell>
              <table:table-cell office:value-type="float" office:value="1.834">
                <text:p>1.834</text:p>
              </table:table-cell>
              <table:table-cell office:value-type="float" office:value="1.362">
                <text:p>1.362</text:p>
              </table:table-cell>
              <table:table-cell office:value-type="float" office:value="2.529">
                <text:p>2.529</text:p>
              </table:table-cell>
              <table:table-cell office:value-type="float" office:value="4.42">
                <text:p>4.42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TreeTopology2</text:p>
                <draw:g>
                  <svg:desc>Sheet6.A22:Sheet6.A22</svg:desc>
                </draw:g>
              </table:table-cell>
              <table:table-cell office:value-type="float" office:value="9.869">
                <text:p>9.869</text:p>
                <draw:g>
                  <svg:desc>Sheet6.B22:Sheet6.P22</svg:desc>
                </draw:g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RandomStaticTopology2</text:p>
                <draw:g>
                  <svg:desc>Sheet6.A23:Sheet6.A23</svg:desc>
                </draw:g>
              </table:table-cell>
              <table:table-cell office:value-type="float" office:value="4.356">
                <text:p>4.356</text:p>
                <draw:g>
                  <svg:desc>Sheet6.B23:Sheet6.P23</svg:desc>
                </draw:g>
              </table:table-cell>
              <table:table-cell office:value-type="float" office:value="2.572">
                <text:p>2.572</text:p>
              </table:table-cell>
              <table:table-cell office:value-type="float" office:value="2.695">
                <text:p>2.695</text:p>
              </table:table-cell>
              <table:table-cell office:value-type="float" office:value="3.448">
                <text:p>3.448</text:p>
              </table:table-cell>
              <table:table-cell office:value-type="float" office:value="7.958">
                <text:p>7.958</text:p>
              </table:table-cell>
              <table:table-cell office:value-type="float" office:value="5.498">
                <text:p>5.498</text:p>
              </table:table-cell>
              <table:table-cell office:value-type="float" office:value="7.465">
                <text:p>7.465</text:p>
              </table:table-cell>
              <table:table-cell office:value-type="float" office:value="6.135">
                <text:p>6.135</text:p>
              </table:table-cell>
              <table:table-cell office:value-type="float" office:value="3.255">
                <text:p>3.255</text:p>
              </table:table-cell>
              <table:table-cell office:value-type="float" office:value="4.246">
                <text:p>4.246</text:p>
              </table:table-cell>
              <table:table-cell office:value-type="float" office:value="1.448">
                <text:p>1.448</text:p>
              </table:table-cell>
              <table:table-cell office:value-type="float" office:value="1.168">
                <text:p>1.168</text:p>
              </table:table-cell>
              <table:table-cell office:value-type="float" office:value="1.817">
                <text:p>1.817</text:p>
              </table:table-cell>
              <table:table-cell office:value-type="float" office:value="3.488">
                <text:p>3.488</text:p>
              </table:table-cell>
              <table:table-cell office:value-type="float" office:value="1.646">
                <text:p>1.646</text:p>
              </table:table-cell>
            </table:table-row>
            <table:table-row>
              <table:table-cell office:value-type="string">
                <text:p>TreeTopology4</text:p>
                <draw:g>
                  <svg:desc>Sheet6.A24:Sheet6.A24</svg:desc>
                </draw:g>
              </table:table-cell>
              <table:table-cell office:value-type="float" office:value="9.869">
                <text:p>9.869</text:p>
                <draw:g>
                  <svg:desc>Sheet6.B24:Sheet6.P24</svg:desc>
                </draw:g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67cm" svg:y="0.316cm" chart:style-name="ch2">
          <text:p>Mean Validated Fitness with Topologies</text:p>
        </chart:title>
        <chart:legend chart:legend-position="end" svg:x="11.541cm" svg:y="2.956cm" style:legend-expansion="high" chart:style-name="ch3"/>
        <chart:plot-area chart:style-name="ch4" table:cell-range-address="Sheet6.A26:Sheet6.P32" chart:data-source-has-labels="both" svg:x="0.32cm" svg:y="1.275cm" svg:width="10.901cm" svg:height="7.545cm">
          <chartooo:coordinate-region svg:x="0.941cm" svg:y="1.475cm" svg:width="10.28cm" svg:height="6.698cm"/>
          <chart:axis chart:dimension="x" chart:name="primary-x" chart:style-name="ch5" chartooo:axis-type="auto">
            <chartooo:date-scale/>
            <chart:categories table:cell-range-address="Sheet6.B26:Sheet6.P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6.B27:Sheet6.P27" chart:label-cell-address="Sheet6.A27:Sheet6.A27" chart:class="chart:bar">
            <chart:data-point chart:repeated="15"/>
          </chart:series>
          <chart:series chart:style-name="ch9" chart:values-cell-range-address="Sheet6.B28:Sheet6.P28" chart:label-cell-address="Sheet6.A28:Sheet6.A28" chart:class="chart:bar">
            <chart:data-point chart:repeated="15"/>
          </chart:series>
          <chart:series chart:style-name="ch10" chart:values-cell-range-address="Sheet6.B29:Sheet6.P29" chart:label-cell-address="Sheet6.A29:Sheet6.A29" chart:class="chart:bar">
            <chart:data-point chart:repeated="15"/>
          </chart:series>
          <chart:series chart:style-name="ch11" chart:values-cell-range-address="Sheet6.B30:Sheet6.P30" chart:label-cell-address="Sheet6.A30:Sheet6.A30" chart:class="chart:bar">
            <chart:data-point chart:repeated="15"/>
          </chart:series>
          <chart:series chart:style-name="ch12" chart:values-cell-range-address="Sheet6.B31:Sheet6.P31" chart:label-cell-address="Sheet6.A31:Sheet6.A31" chart:class="chart:bar">
            <chart:data-point chart:repeated="15"/>
          </chart:series>
          <chart:series chart:style-name="ch13" chart:values-cell-range-address="Sheet6.B32:Sheet6.P32" chart:label-cell-address="Sheet6.A32:Sheet6.A32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B26:Sheet6.P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  <draw:g>
                  <svg:desc>Sheet6.A27:Sheet6.A27</svg:desc>
                </draw:g>
              </table:table-cell>
              <table:table-cell office:value-type="float" office:value="3.746">
                <text:p>3.746</text:p>
                <draw:g>
                  <svg:desc>Sheet6.B27:Sheet6.P27</svg:desc>
                </draw:g>
              </table:table-cell>
              <table:table-cell office:value-type="float" office:value="4.192">
                <text:p>4.192</text:p>
              </table:table-cell>
              <table:table-cell office:value-type="float" office:value="3.009">
                <text:p>3.009</text:p>
              </table:table-cell>
              <table:table-cell office:value-type="float" office:value="7.613">
                <text:p>7.613</text:p>
              </table:table-cell>
              <table:table-cell office:value-type="float" office:value="15.37">
                <text:p>15.37</text:p>
              </table:table-cell>
              <table:table-cell office:value-type="float" office:value="2.736">
                <text:p>2.736</text:p>
              </table:table-cell>
              <table:table-cell office:value-type="float" office:value="7.138">
                <text:p>7.138</text:p>
              </table:table-cell>
              <table:table-cell office:value-type="float" office:value="9.681">
                <text:p>9.681</text:p>
              </table:table-cell>
              <table:table-cell office:value-type="float" office:value="3.52">
                <text:p>3.52</text:p>
              </table:table-cell>
              <table:table-cell office:value-type="float" office:value="4.811">
                <text:p>4.811</text:p>
              </table:table-cell>
              <table:table-cell office:value-type="float" office:value="0.6735">
                <text:p>0.6735</text:p>
              </table:table-cell>
              <table:table-cell office:value-type="float" office:value="0.7598">
                <text:p>0.7598</text:p>
              </table:table-cell>
              <table:table-cell office:value-type="float" office:value="1.988">
                <text:p>1.988</text:p>
              </table:table-cell>
              <table:table-cell office:value-type="float" office:value="3.404">
                <text:p>3.40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RandomStaticTopology4</text:p>
                <draw:g>
                  <svg:desc>Sheet6.A28:Sheet6.A28</svg:desc>
                </draw:g>
              </table:table-cell>
              <table:table-cell office:value-type="float" office:value="4.134">
                <text:p>4.134</text:p>
                <draw:g>
                  <svg:desc>Sheet6.B28:Sheet6.P28</svg:desc>
                </draw:g>
              </table:table-cell>
              <table:table-cell office:value-type="float" office:value="1.939">
                <text:p>1.939</text:p>
              </table:table-cell>
              <table:table-cell office:value-type="float" office:value="2.388">
                <text:p>2.388</text:p>
              </table:table-cell>
              <table:table-cell office:value-type="float" office:value="12.06">
                <text:p>12.06</text:p>
              </table:table-cell>
              <table:table-cell office:value-type="float" office:value="12.81">
                <text:p>12.81</text:p>
              </table:table-cell>
              <table:table-cell office:value-type="float" office:value="8.319">
                <text:p>8.319</text:p>
              </table:table-cell>
              <table:table-cell office:value-type="float" office:value="7.155">
                <text:p>7.155</text:p>
              </table:table-cell>
              <table:table-cell office:value-type="float" office:value="14.86">
                <text:p>14.86</text:p>
              </table:table-cell>
              <table:table-cell office:value-type="float" office:value="2.531">
                <text:p>2.531</text:p>
              </table:table-cell>
              <table:table-cell office:value-type="float" office:value="2.638">
                <text:p>2.638</text:p>
              </table:table-cell>
              <table:table-cell office:value-type="float" office:value="0.6532">
                <text:p>0.6532</text:p>
              </table:table-cell>
              <table:table-cell office:value-type="float" office:value="0.5774">
                <text:p>0.5774</text:p>
              </table:table-cell>
              <table:table-cell office:value-type="float" office:value="1.922">
                <text:p>1.922</text:p>
              </table:table-cell>
              <table:table-cell office:value-type="float" office:value="2.787">
                <text:p>2.787</text:p>
              </table:table-cell>
              <table:table-cell office:value-type="float" office:value="0.3809">
                <text:p>0.3809</text:p>
              </table:table-cell>
            </table:table-row>
            <table:table-row>
              <table:table-cell office:value-type="string">
                <text:p>VonNeumannTopology4</text:p>
                <draw:g>
                  <svg:desc>Sheet6.A29:Sheet6.A29</svg:desc>
                </draw:g>
              </table:table-cell>
              <table:table-cell office:value-type="float" office:value="4.404">
                <text:p>4.404</text:p>
                <draw:g>
                  <svg:desc>Sheet6.B29:Sheet6.P29</svg:desc>
                </draw:g>
              </table:table-cell>
              <table:table-cell office:value-type="float" office:value="2.631">
                <text:p>2.631</text:p>
              </table:table-cell>
              <table:table-cell office:value-type="float" office:value="2.904">
                <text:p>2.904</text:p>
              </table:table-cell>
              <table:table-cell office:value-type="float" office:value="12.23">
                <text:p>12.23</text:p>
              </table:table-cell>
              <table:table-cell office:value-type="float" office:value="14.4">
                <text:p>14.4</text:p>
              </table:table-cell>
              <table:table-cell office:value-type="float" office:value="10.2">
                <text:p>10.2</text:p>
              </table:table-cell>
              <table:table-cell office:value-type="float" office:value="11.6">
                <text:p>11.6</text:p>
              </table:table-cell>
              <table:table-cell office:value-type="float" office:value="3.126">
                <text:p>3.126</text:p>
              </table:table-cell>
              <table:table-cell office:value-type="float" office:value="3.607">
                <text:p>3.607</text:p>
              </table:table-cell>
              <table:table-cell office:value-type="float" office:value="5.159">
                <text:p>5.159</text:p>
              </table:table-cell>
              <table:table-cell office:value-type="float" office:value="1.509">
                <text:p>1.509</text:p>
              </table:table-cell>
              <table:table-cell office:value-type="float" office:value="1.258">
                <text:p>1.258</text:p>
              </table:table-cell>
              <table:table-cell office:value-type="float" office:value="2.084">
                <text:p>2.084</text:p>
              </table:table-cell>
              <table:table-cell office:value-type="float" office:value="4.306">
                <text:p>4.30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TreeTopology2</text:p>
                <draw:g>
                  <svg:desc>Sheet6.A30:Sheet6.A30</svg:desc>
                </draw:g>
              </table:table-cell>
              <table:table-cell office:value-type="float" office:value="9.971">
                <text:p>9.971</text:p>
                <draw:g>
                  <svg:desc>Sheet6.B30:Sheet6.P30</svg:desc>
                </draw:g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StaticTopology2</text:p>
                <draw:g>
                  <svg:desc>Sheet6.A31:Sheet6.A31</svg:desc>
                </draw:g>
              </table:table-cell>
              <table:table-cell office:value-type="float" office:value="4.423">
                <text:p>4.423</text:p>
                <draw:g>
                  <svg:desc>Sheet6.B31:Sheet6.P31</svg:desc>
                </draw:g>
              </table:table-cell>
              <table:table-cell office:value-type="float" office:value="2.534">
                <text:p>2.534</text:p>
              </table:table-cell>
              <table:table-cell office:value-type="float" office:value="2.561">
                <text:p>2.561</text:p>
              </table:table-cell>
              <table:table-cell office:value-type="float" office:value="3.555">
                <text:p>3.555</text:p>
              </table:table-cell>
              <table:table-cell office:value-type="float" office:value="7.971">
                <text:p>7.971</text:p>
              </table:table-cell>
              <table:table-cell office:value-type="float" office:value="5.557">
                <text:p>5.557</text:p>
              </table:table-cell>
              <table:table-cell office:value-type="float" office:value="7.496">
                <text:p>7.496</text:p>
              </table:table-cell>
              <table:table-cell office:value-type="float" office:value="6.1">
                <text:p>6.1</text:p>
              </table:table-cell>
              <table:table-cell office:value-type="float" office:value="3.019">
                <text:p>3.019</text:p>
              </table:table-cell>
              <table:table-cell office:value-type="float" office:value="4.214">
                <text:p>4.214</text:p>
              </table:table-cell>
              <table:table-cell office:value-type="float" office:value="0.9211">
                <text:p>0.9211</text:p>
              </table:table-cell>
              <table:table-cell office:value-type="float" office:value="0.5925">
                <text:p>0.5925</text:p>
              </table:table-cell>
              <table:table-cell office:value-type="float" office:value="1.686">
                <text:p>1.686</text:p>
              </table:table-cell>
              <table:table-cell office:value-type="float" office:value="3.312">
                <text:p>3.312</text:p>
              </table:table-cell>
              <table:table-cell office:value-type="float" office:value="0.3884">
                <text:p>0.3884</text:p>
              </table:table-cell>
            </table:table-row>
            <table:table-row>
              <table:table-cell office:value-type="string">
                <text:p>TreeTopology4</text:p>
                <draw:g>
                  <svg:desc>Sheet6.A32:Sheet6.A32</svg:desc>
                </draw:g>
              </table:table-cell>
              <table:table-cell office:value-type="float" office:value="9.971">
                <text:p>9.971</text:p>
                <draw:g>
                  <svg:desc>Sheet6.B32:Sheet6.P32</svg:desc>
                </draw:g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32cm" svg:y="0.316cm" chart:style-name="ch2">
          <text:p>Mean validated fitness of 5 best expressions.</text:p>
        </chart:title>
        <chart:legend chart:legend-position="end" svg:x="13.049cm" svg:y="3.703cm" style:legend-expansion="high" chart:style-name="ch3"/>
        <chart:plot-area chart:style-name="ch4" table:cell-range-address="Sheet6.R26:Sheet6.AG26 Sheet6.R29:Sheet6.AG31" chart:data-source-has-labels="both" svg:x="1.331cm" svg:y="1.275cm" svg:width="11.398cm" svg:height="6.564cm">
          <chartooo:coordinate-region svg:x="1.952cm" svg:y="1.474cm" svg:width="10.777cm" svg:height="5.718cm"/>
          <chart:axis chart:dimension="x" chart:name="primary-x" chart:style-name="ch5" chartooo:axis-type="auto">
            <chartooo:date-scale/>
            <chart:title svg:x="6.1cm" svg:y="8.019cm" chart:style-name="ch6">
              <text:p>Testproblem</text:p>
            </chart:title>
            <chart:categories table:cell-range-address="Sheet6.S26:Sheet6.AG26"/>
          </chart:axis>
          <chart:axis chart:dimension="y" chart:name="primary-y" chart:style-name="ch7">
            <chart:title svg:x="0.451cm" svg:y="6.175cm" chart:style-name="ch8">
              <text:p>-log( meanfitness, 10)</text:p>
            </chart:title>
            <chart:grid chart:style-name="ch9" chart:class="major"/>
          </chart:axis>
          <chart:series chart:style-name="ch10" chart:values-cell-range-address="Sheet6.S29:Sheet6.AG29" chart:label-cell-address="Sheet6.R29:Sheet6.R29" chart:class="chart:bar">
            <chart:data-point chart:repeated="15"/>
          </chart:series>
          <chart:series chart:style-name="ch11" chart:values-cell-range-address="Sheet6.S30:Sheet6.AG30" chart:label-cell-address="Sheet6.R30:Sheet6.R30" chart:class="chart:bar">
            <chart:data-point chart:repeated="15"/>
          </chart:series>
          <chart:series chart:style-name="ch12" chart:values-cell-range-address="Sheet6.S31:Sheet6.AG31" chart:label-cell-address="Sheet6.R31:Sheet6.R3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26:Sheet6.AG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29:Sheet6.R29</svg:desc>
                </draw:g>
              </table:table-cell>
              <table:table-cell office:value-type="float" office:value="0.441680874536155">
                <text:p>0.441680874536155</text:p>
                <draw:g>
                  <svg:desc>Sheet6.S29:Sheet6.AG29</svg:desc>
                </draw:g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TreeTopology2</text:p>
                <draw:g>
                  <svg:desc>Sheet6.R30:Sheet6.R30</svg:desc>
                </draw:g>
              </table:table-cell>
              <table:table-cell office:value-type="float" office:value="9.971">
                <text:p>9.971</text:p>
                <draw:g>
                  <svg:desc>Sheet6.S30:Sheet6.AG30</svg:desc>
                </draw:g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</text:p>
                <draw:g>
                  <svg:desc>Sheet6.R31:Sheet6.R31</svg:desc>
                </draw:g>
              </table:table-cell>
              <table:table-cell office:value-type="float" office:value="0.443586400561629">
                <text:p>0.443586400561629</text:p>
                <draw:g>
                  <svg:desc>Sheet6.S31:Sheet6.AG31</svg:desc>
                </draw:g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Best training fitness with topologies</text:p>
        </chart:title>
        <chart:legend chart:legend-position="end" svg:x="13.049cm" svg:y="3.703cm" style:legend-expansion="high" chart:style-name="ch3"/>
        <chart:plot-area chart:style-name="ch4" table:cell-range-address="Sheet6.R2:Sheet6.AG2 Sheet6.R5:Sheet6.AG7" chart:data-source-has-labels="both" svg:x="1.331cm" svg:y="1.275cm" svg:width="11.398cm" svg:height="7.545cm">
          <chartooo:coordinate-region svg:x="1.952cm" svg:y="1.475cm" svg:width="10.777cm" svg:height="6.698cm"/>
          <chart:axis chart:dimension="x" chart:name="primary-x" chart:style-name="ch5" chartooo:axis-type="auto">
            <chartooo:date-scale/>
            <chart:categories table:cell-range-address="Sheet6.S2:Sheet6.AG2"/>
          </chart:axis>
          <chart:axis chart:dimension="y" chart:name="primary-y" chart:style-name="ch6">
            <chart:title svg:x="0.451cm" svg:y="7.155cm" chart:style-name="ch7">
              <text:p>-log(best, 10) : more is better</text:p>
            </chart:title>
            <chart:grid chart:style-name="ch8" chart:class="major"/>
          </chart:axis>
          <chart:series chart:style-name="ch9" chart:values-cell-range-address="Sheet6.S5:Sheet6.AG5" chart:label-cell-address="Sheet6.R5:Sheet6.R5" chart:class="chart:bar">
            <chart:data-point chart:repeated="15"/>
          </chart:series>
          <chart:series chart:style-name="ch10" chart:values-cell-range-address="Sheet6.S6:Sheet6.AG6" chart:label-cell-address="Sheet6.R6:Sheet6.R6" chart:class="chart:bar">
            <chart:data-point chart:repeated="15"/>
          </chart:series>
          <chart:series chart:style-name="ch11" chart:values-cell-range-address="Sheet6.S7:Sheet6.AG7" chart:label-cell-address="Sheet6.R7:Sheet6.R7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2:Sheet6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5:Sheet6.R5</svg:desc>
                </draw:g>
              </table:table-cell>
              <table:table-cell office:value-type="float" office:value="1">
                <text:p>1</text:p>
                <draw:g>
                  <svg:desc>Sheet6.S5:Sheet6.A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TreeTopology2</text:p>
                <draw:g>
                  <svg:desc>Sheet6.R6:Sheet6.R6</svg:desc>
                </draw:g>
              </table:table-cell>
              <table:table-cell office:value-type="float" office:value="16">
                <text:p>16</text:p>
                <draw:g>
                  <svg:desc>Sheet6.S6:Sheet6.AG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 </text:p>
                <draw:g>
                  <svg:desc>Sheet6.R7:Sheet6.R7</svg:desc>
                </draw:g>
              </table:table-cell>
              <table:table-cell office:value-type="float" office:value="1">
                <text:p>1</text:p>
                <draw:g>
                  <svg:desc>Sheet6.S7:Sheet6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75cm" svg:y="0.316cm" chart:style-name="ch2">
          <text:p>Relative gain of training fitness compared to Tree topology</text:p>
        </chart:title>
        <chart:legend chart:legend-position="end" svg:x="13.869cm" svg:y="3.952cm" style:legend-expansion="high" chart:style-name="ch3"/>
        <chart:plot-area chart:style-name="ch4" table:cell-range-address="Sheet6.R2:Sheet6.AG2 Sheet6.R5:Sheet6.AG5 Sheet6.R7:Sheet6.AG7" chart:data-source-has-labels="both" svg:x="1.331cm" svg:y="1.275cm" svg:width="12.218cm" svg:height="6.564cm">
          <chartooo:coordinate-region svg:x="2.058cm" svg:y="1.474cm" svg:width="11.491cm" svg:height="5.718cm"/>
          <chart:axis chart:dimension="x" chart:name="primary-x" chart:style-name="ch5" chartooo:axis-type="auto">
            <chartooo:date-scale/>
            <chart:title svg:x="6.51cm" svg:y="8.019cm" chart:style-name="ch6">
              <text:p>Testproblem</text:p>
            </chart:title>
            <chart:categories table:cell-range-address="Sheet6.S2:Sheet6.AG2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Sheet6.S5:Sheet6.AG5" chart:label-cell-address="Sheet6.R5:Sheet6.R5" chart:class="chart:bar">
            <chart:data-point chart:repeated="15"/>
          </chart:series>
          <chart:series chart:style-name="ch11" chart:values-cell-range-address="Sheet6.S7:Sheet6.AG7" chart:label-cell-address="Sheet6.R7:Sheet6.R7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2:Sheet6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5:Sheet6.R5</svg:desc>
                </draw:g>
              </table:table-cell>
              <table:table-cell office:value-type="float" office:value="1">
                <text:p>1</text:p>
                <draw:g>
                  <svg:desc>Sheet6.S5:Sheet6.A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Random </text:p>
                <draw:g>
                  <svg:desc>Sheet6.R7:Sheet6.R7</svg:desc>
                </draw:g>
              </table:table-cell>
              <table:table-cell office:value-type="float" office:value="1">
                <text:p>1</text:p>
                <draw:g>
                  <svg:desc>Sheet6.S7:Sheet6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Relative gain in validated fitness compared to Tree topology</text:p>
        </chart:title>
        <chart:legend chart:legend-position="end" svg:x="13.975cm" svg:y="3.952cm" style:legend-expansion="high" chart:style-name="ch3"/>
        <chart:plot-area chart:style-name="ch4" table:cell-range-address="Sheet6.R10:Sheet6.AG10 Sheet6.R13:Sheet6.AG13 Sheet6.R15:Sheet6.AG15" chart:data-source-has-labels="both" svg:x="1.331cm" svg:y="1.275cm" svg:width="12.324cm" svg:height="6.564cm">
          <chartooo:coordinate-region svg:x="1.767cm" svg:y="1.474cm" svg:width="11.888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Sheet6.S10:Sheet6.AG10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Sheet6.S13:Sheet6.AG13" chart:label-cell-address="Sheet6.R13:Sheet6.R13" chart:class="chart:bar">
            <chart:data-point chart:repeated="15"/>
          </chart:series>
          <chart:series chart:style-name="ch11" chart:values-cell-range-address="Sheet6.S15:Sheet6.AG15" chart:label-cell-address="Sheet6.R15:Sheet6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10:Sheet6.A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13:Sheet6.R13</svg:desc>
                </draw:g>
              </table:table-cell>
              <table:table-cell office:value-type="float" office:value="1">
                <text:p>1</text:p>
                <draw:g>
                  <svg:desc>Sheet6.S13:Sheet6.AG13</svg:desc>
                </draw:g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42566287878788">
                <text:p>1.42566287878788</text:p>
              </table:table-cell>
              <table:table-cell office:value-type="float" office:value="1">
                <text:p>1</text:p>
              </table:table-cell>
              <table:table-cell office:value-type="float" office:value="0.978125">
                <text:p>0.978125</text:p>
              </table:table-cell>
              <table:table-cell office:value-type="float" office:value="1">
                <text:p>1</text:p>
              </table:table-cell>
              <table:table-cell office:value-type="float" office:value="2.19601040763226">
                <text:p>2.19601040763226</text:p>
              </table:table-cell>
              <table:table-cell office:value-type="float" office:value="3.00978179082017">
                <text:p>3.00978179082017</text:p>
              </table:table-cell>
              <table:table-cell office:value-type="float" office:value="1.27701993704092">
                <text:p>1.27701993704092</text:p>
              </table:table-cell>
              <table:table-cell office:value-type="float" office:value="1.44779706275033">
                <text:p>1.44779706275033</text:p>
              </table:table-cell>
              <table:table-cell office:value-type="float" office:value="2.31810796172594">
                <text:p>2.31810796172594</text:p>
              </table:table-cell>
              <table:table-cell office:value-type="float" office:value="1.92239411615521">
                <text:p>1.92239411615521</text:p>
              </table:table-cell>
              <table:table-cell office:value-type="float" office:value="1.17037861915367">
                <text:p>1.17037861915367</text:p>
              </table:table-cell>
              <table:table-cell office:value-type="float" office:value="4.11827956989247">
                <text:p>4.11827956989247</text:p>
              </table:table-cell>
              <table:table-cell office:value-type="float" office:value="6.77638453500522">
                <text:p>6.77638453500522</text:p>
              </table:table-cell>
            </table:table-row>
            <table:table-row>
              <table:table-cell office:value-type="string">
                <text:p>Random</text:p>
                <draw:g>
                  <svg:desc>Sheet6.R15:Sheet6.R15</svg:desc>
                </draw:g>
              </table:table-cell>
              <table:table-cell office:value-type="float" office:value="1">
                <text:p>1</text:p>
                <draw:g>
                  <svg:desc>Sheet6.S15:Sheet6.AG15</svg:desc>
                </draw:g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22064393939394">
                <text:p>1.22064393939394</text:p>
              </table:table-cell>
              <table:table-cell office:value-type="float" office:value="0.996875">
                <text:p>0.996875</text:p>
              </table:table-cell>
              <table:table-cell office:value-type="float" office:value="0.996875">
                <text:p>0.996875</text:p>
              </table:table-cell>
              <table:table-cell office:value-type="float" office:value="1">
                <text:p>1</text:p>
              </table:table-cell>
              <table:table-cell office:value-type="float" office:value="1.39982653946227">
                <text:p>1.39982653946227</text:p>
              </table:table-cell>
              <table:table-cell office:value-type="float" office:value="1.15632054176072">
                <text:p>1.15632054176072</text:p>
              </table:table-cell>
              <table:table-cell office:value-type="float" office:value="1.18677859391396">
                <text:p>1.18677859391396</text:p>
              </table:table-cell>
              <table:table-cell office:value-type="float" office:value="1.22082777036048">
                <text:p>1.22082777036048</text:p>
              </table:table-cell>
              <table:table-cell office:value-type="float" office:value="1.68947463441054">
                <text:p>1.68947463441054</text:p>
              </table:table-cell>
              <table:table-cell office:value-type="float" office:value="0.694648744610702">
                <text:p>0.694648744610702</text:p>
              </table:table-cell>
              <table:table-cell office:value-type="float" office:value="0.958797327394209">
                <text:p>0.958797327394209</text:p>
              </table:table-cell>
              <table:table-cell office:value-type="float" office:value="3.37047898338221">
                <text:p>3.37047898338221</text:p>
              </table:table-cell>
              <table:table-cell office:value-type="float" office:value="1.00809822361547">
                <text:p>1.008098223615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36cm" svg:y="0.316cm" chart:style-name="ch2">
          <text:p>Relative mean validated fitness compared to Tree topology</text:p>
        </chart:title>
        <chart:legend chart:legend-position="end" svg:x="13.975cm" svg:y="3.952cm" style:legend-expansion="high" chart:style-name="ch3"/>
        <chart:plot-area chart:style-name="ch4" table:cell-range-address="Sheet6.R26:Sheet6.AG26 Sheet6.R29:Sheet6.AG29 Sheet6.R31:Sheet6.AG31" chart:data-source-has-labels="both" svg:x="1.331cm" svg:y="1.275cm" svg:width="12.324cm" svg:height="6.564cm">
          <chartooo:coordinate-region svg:x="1.767cm" svg:y="1.474cm" svg:width="11.888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Sheet6.S26:Sheet6.AG26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Sheet6.S29:Sheet6.AG29" chart:label-cell-address="Sheet6.R29:Sheet6.R29" chart:class="chart:bar">
            <chart:data-point chart:repeated="15"/>
          </chart:series>
          <chart:series chart:style-name="ch11" chart:values-cell-range-address="Sheet6.S31:Sheet6.AG31" chart:label-cell-address="Sheet6.R31:Sheet6.R3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26:Sheet6.AG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29:Sheet6.R29</svg:desc>
                </draw:g>
              </table:table-cell>
              <table:table-cell office:value-type="float" office:value="0.441680874536155">
                <text:p>0.441680874536155</text:p>
                <draw:g>
                  <svg:desc>Sheet6.S29:Sheet6.AG29</svg:desc>
                </draw:g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Random</text:p>
                <draw:g>
                  <svg:desc>Sheet6.R31:Sheet6.R31</svg:desc>
                </draw:g>
              </table:table-cell>
              <table:table-cell office:value-type="float" office:value="0.443586400561629">
                <text:p>0.443586400561629</text:p>
                <draw:g>
                  <svg:desc>Sheet6.S31:Sheet6.AG31</svg:desc>
                </draw:g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4cm" svg:y="0.316cm" chart:style-name="ch2">
          <text:p>Relative mean training fitness compared to Tree topology</text:p>
        </chart:title>
        <chart:legend chart:legend-position="end" svg:x="13.975cm" svg:y="3.952cm" style:legend-expansion="high" chart:style-name="ch3"/>
        <chart:plot-area chart:style-name="ch4" table:cell-range-address="Sheet6.R18:Sheet6.AG18 Sheet6.R21:Sheet6.AG21 Sheet6.R23:Sheet6.AG23" chart:data-source-has-labels="both" svg:x="1.331cm" svg:y="1.275cm" svg:width="12.324cm" svg:height="6.564cm">
          <chartooo:coordinate-region svg:x="1.767cm" svg:y="1.474cm" svg:width="11.888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Sheet6.S18:Sheet6.AG18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Sheet6.S21:Sheet6.AG21" chart:label-cell-address="Sheet6.R21:Sheet6.R21" chart:class="chart:bar">
            <chart:data-point chart:repeated="15"/>
          </chart:series>
          <chart:series chart:style-name="ch11" chart:values-cell-range-address="Sheet6.S23:Sheet6.AG23" chart:label-cell-address="Sheet6.R23:Sheet6.R2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18:Sheet6.AG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21:Sheet6.R21</svg:desc>
                </draw:g>
              </table:table-cell>
              <table:table-cell office:value-type="float" office:value="0.442091397304691">
                <text:p>0.442091397304691</text:p>
                <draw:g>
                  <svg:desc>Sheet6.S21:Sheet6.AG21</svg:desc>
                </draw:g>
              </table:table-cell>
              <table:table-cell office:value-type="float" office:value="0.992063492063492">
                <text:p>0.992063492063492</text:p>
              </table:table-cell>
              <table:table-cell office:value-type="float" office:value="1.56134371957157">
                <text:p>1.56134371957157</text:p>
              </table:table-cell>
              <table:table-cell office:value-type="float" office:value="4.66101694915254">
                <text:p>4.66101694915254</text:p>
              </table:table-cell>
              <table:table-cell office:value-type="float" office:value="6.05728727885425">
                <text:p>6.05728727885425</text:p>
              </table:table-cell>
              <table:table-cell office:value-type="float" office:value="2.94562372782786">
                <text:p>2.94562372782786</text:p>
              </table:table-cell>
              <table:table-cell office:value-type="float" office:value="2.4354940213971">
                <text:p>2.4354940213971</text:p>
              </table:table-cell>
              <table:table-cell office:value-type="float" office:value="0.675972741261816">
                <text:p>0.675972741261816</text:p>
              </table:table-cell>
              <table:table-cell office:value-type="float" office:value="1.3512987012987">
                <text:p>1.3512987012987</text:p>
              </table:table-cell>
              <table:table-cell office:value-type="float" office:value="1.51053530751708">
                <text:p>1.51053530751708</text:p>
              </table:table-cell>
              <table:table-cell office:value-type="float" office:value="2.63619376167888">
                <text:p>2.63619376167888</text:p>
              </table:table-cell>
              <table:table-cell office:value-type="float" office:value="1.97534445250181">
                <text:p>1.97534445250181</text:p>
              </table:table-cell>
              <table:table-cell office:value-type="float" office:value="1.23486328125">
                <text:p>1.23486328125</text:p>
              </table:table-cell>
              <table:table-cell office:value-type="float" office:value="1.92341166231506">
                <text:p>1.92341166231506</text:p>
              </table:table-cell>
              <table:table-cell office:value-type="float" office:value="1.65354838709677">
                <text:p>1.65354838709677</text:p>
              </table:table-cell>
            </table:table-row>
            <table:table-row>
              <table:table-cell office:value-type="string">
                <text:p>Random</text:p>
                <draw:g>
                  <svg:desc>Sheet6.R23:Sheet6.R23</svg:desc>
                </draw:g>
              </table:table-cell>
              <table:table-cell office:value-type="float" office:value="0.441382105583139">
                <text:p>0.441382105583139</text:p>
                <draw:g>
                  <svg:desc>Sheet6.S23:Sheet6.AG23</svg:desc>
                </draw:g>
              </table:table-cell>
              <table:table-cell office:value-type="float" office:value="0.972033257747544">
                <text:p>0.972033257747544</text:p>
              </table:table-cell>
              <table:table-cell office:value-type="float" office:value="1.31207400194742">
                <text:p>1.31207400194742</text:p>
              </table:table-cell>
              <table:table-cell office:value-type="float" office:value="1.32819722650231">
                <text:p>1.32819722650231</text:p>
              </table:table-cell>
              <table:table-cell office:value-type="float" office:value="3.35214827295703">
                <text:p>3.35214827295703</text:p>
              </table:table-cell>
              <table:table-cell office:value-type="float" office:value="1.59872055830183">
                <text:p>1.59872055830183</text:p>
              </table:table-cell>
              <table:table-cell office:value-type="float" office:value="1.5659744073841">
                <text:p>1.5659744073841</text:p>
              </table:table-cell>
              <table:table-cell office:value-type="float" office:value="1.34864805451748">
                <text:p>1.34864805451748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1.20899772209567">
                <text:p>1.20899772209567</text:p>
              </table:table-cell>
              <table:table-cell office:value-type="float" office:value="2.08135690671266">
                <text:p>2.08135690671266</text:p>
              </table:table-cell>
              <table:table-cell office:value-type="float" office:value="1.6939811457578">
                <text:p>1.6939811457578</text:p>
              </table:table-cell>
              <table:table-cell office:value-type="float" office:value="0.88720703125">
                <text:p>0.88720703125</text:p>
              </table:table-cell>
              <table:table-cell office:value-type="float" office:value="1.51784160139252">
                <text:p>1.51784160139252</text:p>
              </table:table-cell>
              <table:table-cell office:value-type="float" office:value="1.06193548387097">
                <text:p>1.061935483870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R2:'2 Phases Hybrid'.AG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R7:'2 Phases Hybrid'.AG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2:'5 Phases Hybrid'.AG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2">
                <text:p>-0.0899628764469492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R7:'5 Phases Hybrid'.AG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59">
                <text:p>-0.0854981771726859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1">
                <text:p>-0.0354575339208631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2:'5 Phases Hybrid'.AG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8">
                <text:p>-0.668775218979268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7:'5 Phases Hybrid'.AG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1">
                <text:p>-0.0917295005042761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